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Tambouille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0.942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748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358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0.804cm"/>
    </style:style>
    <style:style style:name="co14" style:family="table-column">
      <style:table-column-properties fo:break-before="auto" style:column-width="0.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ce1"/>
        <table:table-column table:style-name="co14" table:default-cell-style-name="ce1"/>
        <table:table-column table:style-name="co6" table:default-cell-style-name="Default"/>
        <table:table-column table:style-name="co14" table:default-cell-style-name="Default"/>
        <table:table-row table:style-name="ro1">
          <table:table-cell office:value-type="float" office:value="2313">
            <text:p>2313</text:p>
          </table:table-cell>
          <table:table-cell office:value-type="float" office:value="1170352">
            <text:p>1170352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table:formula="of:=PARITE([.G1];[.H1];[.I1])" office:value-type="float" office:value="0">
            <text:p>0</text:p>
          </table:table-cell>
          <table:table-cell table:formula="of:=[.G1]*[.H1]*[.I1]*(2-[.E1])" office:value-type="float" office:value="133198">
            <text:p>133198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75">
            <text:p>175</text:p>
          </table:table-cell>
          <table:table-cell office:value-type="float" office:value="563">
            <text:p>563</text:p>
          </table:table-cell>
          <table:table-cell office:value-type="float" office:value="3029">
            <text:p>3029</text:p>
          </table:table-cell>
          <table:table-cell table:formula="of:=[.N$85]/[.G1]/[.H1]/[.I1]*(2-[.E1])" office:value-type="float" office:value="41154190">
            <text:p>41154190</text:p>
          </table:table-cell>
          <table:table-cell table:formula="of:=[.A1]*[.A1]*[.C$85]+[.B1]*[.B1]-[.N$85]" office:value-type="float" office:value="0">
            <text:p>0</text:p>
          </table:table-cell>
          <table:table-cell table:formula="of:=[.J1]*[.J1]*[.C1]+[.K1]*[.K1]*[.D1]-[.G1]*[.H1]*[.I1]*(2-[.E1])" office:value-type="float" office:value="0">
            <text:p>0</text:p>
          </table:table-cell>
          <table:table-cell table:formula="of:=ABS([.J1]*[.M1]-[.K1]*[.L1])-MIN([.A1];[.A$85])*(2-[.E1])" office:value-type="float" office:value="0">
            <text:p>0</text:p>
          </table:table-cell>
          <table:table-cell table:formula="of:=([.J1]*[.M1]+[.K1]*[.L1])-MAX([.A1];[.A$85])*(2-[.E1])" office:value-type="float" office:value="0">
            <text:p>0</text:p>
          </table:table-cell>
          <table:table-cell table:formula="of:=ABS([.J1]*[.L1]*[.C1]-[.K1]*[.M1]*[.D1])-MIN([.B1];[.B$85])*(2-[.E1])" office:value-type="float" office:value="0">
            <text:p>0</text:p>
          </table:table-cell>
          <table:table-cell table:formula="of:=[.J1]*[.L1]*[.C1]+[.K1]*[.M1]*[.D1]-MAX([.B1];[.B$85])*(2-[.E1])" office:value-type="float" office:value="0">
            <text:p>0</text:p>
          </table:table-cell>
        </table:table-row>
        <table:table-row table:style-name="ro1">
          <table:table-cell office:value-type="float" office:value="4127">
            <text:p>4127</text:p>
          </table:table-cell>
          <table:table-cell office:value-type="float" office:value="1169708">
            <text:p>1169708</text:p>
          </table:table-cell>
          <table:table-cell office:value-type="float" office:value="43">
            <text:p>43</text:p>
          </table:table-cell>
          <table:table-cell table:formula="of:=[.C$85]/[.C2]" office:value-type="float" office:value="3">
            <text:p>3</text:p>
          </table:table-cell>
          <table:table-cell table:formula="of:=PARITE([.G2];[.H2];[.I2])" office:value-type="float" office:value="0">
            <text:p>0</text:p>
          </table:table-cell>
          <table:table-cell table:formula="of:=[.G2]*[.H2]*[.I2]*(2-[.E2])" office:value-type="float" office:value="3190">
            <text:p>319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281">
            <text:p>5281</text:p>
          </table:table-cell>
          <table:table-cell office:value-type="float" office:value="13155">
            <text:p>13155</text:p>
          </table:table-cell>
          <table:table-cell table:formula="of:=[.N$85]/[.G2]/[.H2]/[.I2]*(2-[.E2])" office:value-type="float" office:value="1718387398">
            <text:p>1718387398</text:p>
          </table:table-cell>
          <table:table-cell table:formula="of:=[.A2]*[.A2]*[.C$85]+[.B2]*[.B2]-[.N$85]" office:value-type="float" office:value="0">
            <text:p>0</text:p>
          </table:table-cell>
          <table:table-cell table:formula="of:=[.J2]*[.J2]*[.C2]+[.K2]*[.K2]*[.D2]-[.G2]*[.H2]*[.I2]*(2-[.E2])" office:value-type="float" office:value="0">
            <text:p>0</text:p>
          </table:table-cell>
          <table:table-cell table:formula="of:=ABS([.J2]*[.M2]-[.K2]*[.L2])-MIN([.A2];[.A$85])*(2-[.E2])" office:value-type="float" office:value="0">
            <text:p>0</text:p>
          </table:table-cell>
          <table:table-cell table:formula="of:=([.J2]*[.M2]+[.K2]*[.L2])-MAX([.A2];[.A$85])*(2-[.E2])" office:value-type="float" office:value="0">
            <text:p>0</text:p>
          </table:table-cell>
          <table:table-cell table:formula="of:=ABS([.J2]*[.L2]*[.C2]-[.K2]*[.M2]*[.D2])-MIN([.B2];[.B$85])*(2-[.E2])" office:value-type="float" office:value="0">
            <text:p>0</text:p>
          </table:table-cell>
          <table:table-cell table:formula="of:=[.J2]*[.L2]*[.C2]+[.K2]*[.M2]*[.D2]-MAX([.B2];[.B$85])*(2-[.E2])" office:value-type="float" office:value="0">
            <text:p>0</text:p>
          </table:table-cell>
        </table:table-row>
        <table:table-row table:style-name="ro1">
          <table:table-cell office:value-type="float" office:value="4489">
            <text:p>4489</text:p>
          </table:table-cell>
          <table:table-cell office:value-type="float" office:value="1169536">
            <text:p>1169536</text:p>
          </table:table-cell>
          <table:table-cell office:value-type="float" office:value="129">
            <text:p>129</text:p>
          </table:table-cell>
          <table:table-cell table:formula="of:=[.C$85]/[.C3]" office:value-type="float" office:value="1">
            <text:p>1</text:p>
          </table:table-cell>
          <table:table-cell table:formula="of:=PARITE([.G3];[.H3];[.I3])" office:value-type="float" office:value="0">
            <text:p>0</text:p>
          </table:table-cell>
          <table:table-cell table:formula="of:=[.G3]*[.H3]*[.I3]*(2-[.E3])" office:value-type="float" office:value="14938">
            <text:p>14938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1369">
            <text:p>1369</text:p>
          </table:table-cell>
          <table:table-cell office:value-type="float" office:value="11189">
            <text:p>11189</text:p>
          </table:table-cell>
          <table:table-cell table:formula="of:=[.N$85]/[.G3]/[.H3]/[.I3]*(2-[.E3])" office:value-type="float" office:value="366960490">
            <text:p>366960490</text:p>
          </table:table-cell>
          <table:table-cell table:formula="of:=[.A3]*[.A3]*[.C$85]+[.B3]*[.B3]-[.N$85]" office:value-type="float" office:value="0">
            <text:p>0</text:p>
          </table:table-cell>
          <table:table-cell table:formula="of:=[.J3]*[.J3]*[.C3]+[.K3]*[.K3]*[.D3]-[.G3]*[.H3]*[.I3]*(2-[.E3])" office:value-type="float" office:value="0">
            <text:p>0</text:p>
          </table:table-cell>
          <table:table-cell table:formula="of:=ABS([.J3]*[.M3]-[.K3]*[.L3])-MIN([.A3];[.A$85])*(2-[.E3])" office:value-type="float" office:value="0">
            <text:p>0</text:p>
          </table:table-cell>
          <table:table-cell table:formula="of:=([.J3]*[.M3]+[.K3]*[.L3])-MAX([.A3];[.A$85])*(2-[.E3])" office:value-type="float" office:value="0">
            <text:p>0</text:p>
          </table:table-cell>
          <table:table-cell table:formula="of:=ABS([.J3]*[.L3]*[.C3]-[.K3]*[.M3]*[.D3])-MIN([.B3];[.B$85])*(2-[.E3])" office:value-type="float" office:value="0">
            <text:p>0</text:p>
          </table:table-cell>
          <table:table-cell table:formula="of:=[.J3]*[.L3]*[.C3]+[.K3]*[.M3]*[.D3]-MAX([.B3];[.B$85])*(2-[.E3])" office:value-type="float" office:value="0">
            <text:p>0</text:p>
          </table:table-cell>
        </table:table-row>
        <table:table-row table:style-name="ro1">
          <table:table-cell office:value-type="float" office:value="4577">
            <text:p>4577</text:p>
          </table:table-cell>
          <table:table-cell office:value-type="float" office:value="1169492">
            <text:p>1169492</text:p>
          </table:table-cell>
          <table:table-cell office:value-type="float" office:value="129">
            <text:p>129</text:p>
          </table:table-cell>
          <table:table-cell table:formula="of:=[.C$85]/[.C4]" office:value-type="float" office:value="1">
            <text:p>1</text:p>
          </table:table-cell>
          <table:table-cell table:formula="of:=PARITE([.G4];[.H4];[.I4])" office:value-type="float" office:value="0">
            <text:p>0</text:p>
          </table:table-cell>
          <table:table-cell table:formula="of:=[.G4]*[.H4]*[.I4]*(2-[.E4])" office:value-type="float" office:value="63826">
            <text:p>63826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05">
            <text:p>205</text:p>
          </table:table-cell>
          <table:table-cell office:value-type="float" office:value="447">
            <text:p>447</text:p>
          </table:table-cell>
          <table:table-cell office:value-type="float" office:value="7753">
            <text:p>7753</text:p>
          </table:table-cell>
          <table:table-cell table:formula="of:=[.N$85]/[.G4]/[.H4]/[.I4]*(2-[.E4])" office:value-type="float" office:value="85884370">
            <text:p>85884370</text:p>
          </table:table-cell>
          <table:table-cell table:formula="of:=[.A4]*[.A4]*[.C$85]+[.B4]*[.B4]-[.N$85]" office:value-type="float" office:value="0">
            <text:p>0</text:p>
          </table:table-cell>
          <table:table-cell table:formula="of:=[.J4]*[.J4]*[.C4]+[.K4]*[.K4]*[.D4]-[.G4]*[.H4]*[.I4]*(2-[.E4])" office:value-type="float" office:value="0">
            <text:p>0</text:p>
          </table:table-cell>
          <table:table-cell table:formula="of:=ABS([.J4]*[.M4]-[.K4]*[.L4])-MIN([.A4];[.A$85])*(2-[.E4])" office:value-type="float" office:value="0">
            <text:p>0</text:p>
          </table:table-cell>
          <table:table-cell table:formula="of:=([.J4]*[.M4]+[.K4]*[.L4])-MAX([.A4];[.A$85])*(2-[.E4])" office:value-type="float" office:value="0">
            <text:p>0</text:p>
          </table:table-cell>
          <table:table-cell table:formula="of:=ABS([.J4]*[.L4]*[.C4]-[.K4]*[.M4]*[.D4])-MIN([.B4];[.B$85])*(2-[.E4])" office:value-type="float" office:value="0">
            <text:p>0</text:p>
          </table:table-cell>
          <table:table-cell table:formula="of:=[.J4]*[.L4]*[.C4]+[.K4]*[.M4]*[.D4]-MAX([.B4];[.B$85])*(2-[.E4])" office:value-type="float" office:value="0">
            <text:p>0</text:p>
          </table:table-cell>
        </table:table-row>
        <table:table-row table:style-name="ro1">
          <table:table-cell office:value-type="float" office:value="4904">
            <text:p>4904</text:p>
          </table:table-cell>
          <table:table-cell office:value-type="float" office:value="1169321">
            <text:p>1169321</text:p>
          </table:table-cell>
          <table:table-cell office:value-type="float" office:value="43">
            <text:p>43</text:p>
          </table:table-cell>
          <table:table-cell table:formula="of:=[.C$85]/[.C5]" office:value-type="float" office:value="3">
            <text:p>3</text:p>
          </table:table-cell>
          <table:table-cell table:formula="of:=PARITE([.G5];[.H5];[.I5])" office:value-type="float" office:value="1">
            <text:p>1</text:p>
          </table:table-cell>
          <table:table-cell table:formula="of:=[.G5]*[.H5]*[.I5]*(2-[.E5])" office:value-type="float" office:value="17719">
            <text:p>17719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1087">
            <text:p>1087</text:p>
          </table:table-cell>
          <table:table-cell office:value-type="float" office:value="2974">
            <text:p>2974</text:p>
          </table:table-cell>
          <table:table-cell table:formula="of:=[.N$85]/[.G5]/[.H5]/[.I5]*(2-[.E5])" office:value-type="float" office:value="77341495">
            <text:p>77341495</text:p>
          </table:table-cell>
          <table:table-cell table:formula="of:=[.A5]*[.A5]*[.C$85]+[.B5]*[.B5]-[.N$85]" office:value-type="float" office:value="0">
            <text:p>0</text:p>
          </table:table-cell>
          <table:table-cell table:formula="of:=[.J5]*[.J5]*[.C5]+[.K5]*[.K5]*[.D5]-[.G5]*[.H5]*[.I5]*(2-[.E5])" office:value-type="float" office:value="0">
            <text:p>0</text:p>
          </table:table-cell>
          <table:table-cell table:formula="of:=ABS([.J5]*[.M5]-[.K5]*[.L5])-MIN([.A5];[.A$85])*(2-[.E5])" office:value-type="float" office:value="0">
            <text:p>0</text:p>
          </table:table-cell>
          <table:table-cell table:formula="of:=([.J5]*[.M5]+[.K5]*[.L5])-MAX([.A5];[.A$85])*(2-[.E5])" office:value-type="float" office:value="0">
            <text:p>0</text:p>
          </table:table-cell>
          <table:table-cell table:formula="of:=ABS([.J5]*[.L5]*[.C5]-[.K5]*[.M5]*[.D5])-MIN([.B5];[.B$85])*(2-[.E5])" office:value-type="float" office:value="0">
            <text:p>0</text:p>
          </table:table-cell>
          <table:table-cell table:formula="of:=[.J5]*[.L5]*[.C5]+[.K5]*[.M5]*[.D5]-MAX([.B5];[.B$85])*(2-[.E5])" office:value-type="float" office:value="0">
            <text:p>0</text:p>
          </table:table-cell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168159">
            <text:p>1168159</text:p>
          </table:table-cell>
          <table:table-cell office:value-type="float" office:value="43">
            <text:p>43</text:p>
          </table:table-cell>
          <table:table-cell table:formula="of:=[.C$85]/[.C6]" office:value-type="float" office:value="3">
            <text:p>3</text:p>
          </table:table-cell>
          <table:table-cell table:formula="of:=PARITE([.G6];[.H6];[.I6])" office:value-type="float" office:value="1">
            <text:p>1</text:p>
          </table:table-cell>
          <table:table-cell table:formula="of:=[.G6]*[.H6]*[.I6]*(2-[.E6])" office:value-type="float" office:value="5995">
            <text:p>5995</text:p>
          </table:table-cell>
          <table:table-cell office:value-type="float" office:value="109">
            <text:p>10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243">
            <text:p>1243</text:p>
          </table:table-cell>
          <table:table-cell office:value-type="float" office:value="7352">
            <text:p>7352</text:p>
          </table:table-cell>
          <table:table-cell table:formula="of:=[.N$85]/[.G6]/[.H6]/[.I6]*(2-[.E6])" office:value-type="float" office:value="228592819">
            <text:p>228592819</text:p>
          </table:table-cell>
          <table:table-cell table:formula="of:=[.A6]*[.A6]*[.C$85]+[.B6]*[.B6]-[.N$85]" office:value-type="float" office:value="0">
            <text:p>0</text:p>
          </table:table-cell>
          <table:table-cell table:formula="of:=[.J6]*[.J6]*[.C6]+[.K6]*[.K6]*[.D6]-[.G6]*[.H6]*[.I6]*(2-[.E6])" office:value-type="float" office:value="0">
            <text:p>0</text:p>
          </table:table-cell>
          <table:table-cell table:formula="of:=ABS([.J6]*[.M6]-[.K6]*[.L6])-MIN([.A6];[.A$85])*(2-[.E6])" office:value-type="float" office:value="0">
            <text:p>0</text:p>
          </table:table-cell>
          <table:table-cell table:formula="of:=([.J6]*[.M6]+[.K6]*[.L6])-MAX([.A6];[.A$85])*(2-[.E6])" office:value-type="float" office:value="0">
            <text:p>0</text:p>
          </table:table-cell>
          <table:table-cell table:formula="of:=ABS([.J6]*[.L6]*[.C6]-[.K6]*[.M6]*[.D6])-MIN([.B6];[.B$85])*(2-[.E6])" office:value-type="float" office:value="0">
            <text:p>0</text:p>
          </table:table-cell>
          <table:table-cell table:formula="of:=[.J6]*[.L6]*[.C6]+[.K6]*[.M6]*[.D6]-MAX([.B6];[.B$85])*(2-[.E6])" office:value-type="float" office:value="0">
            <text:p>0</text:p>
          </table:table-cell>
        </table:table-row>
        <table:table-row table:style-name="ro1">
          <table:table-cell office:value-type="float" office:value="8951">
            <text:p>8951</text:p>
          </table:table-cell>
          <table:table-cell office:value-type="float" office:value="1166224">
            <text:p>1166224</text:p>
          </table:table-cell>
          <table:table-cell office:value-type="float" office:value="43">
            <text:p>43</text:p>
          </table:table-cell>
          <table:table-cell table:formula="of:=[.C$85]/[.C7]" office:value-type="float" office:value="3">
            <text:p>3</text:p>
          </table:table-cell>
          <table:table-cell table:formula="of:=PARITE([.G7];[.H7];[.I7])" office:value-type="float" office:value="0">
            <text:p>0</text:p>
          </table:table-cell>
          <table:table-cell table:formula="of:=[.G7]*[.H7]*[.I7]*(2-[.E7])" office:value-type="float" office:value="44254">
            <text:p>44254</text:p>
          </table:table-cell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office:value-type="float" office:value="1021">
            <text:p>1021</text:p>
          </table:table-cell>
          <table:table-cell office:value-type="float" office:value="5133">
            <text:p>5133</text:p>
          </table:table-cell>
          <table:table-cell table:formula="of:=[.N$85]/[.G7]/[.H7]/[.I7]*(2-[.E7])" office:value-type="float" office:value="123868030">
            <text:p>123868030</text:p>
          </table:table-cell>
          <table:table-cell table:formula="of:=[.A7]*[.A7]*[.C$85]+[.B7]*[.B7]-[.N$85]" office:value-type="float" office:value="0">
            <text:p>0</text:p>
          </table:table-cell>
          <table:table-cell table:formula="of:=[.J7]*[.J7]*[.C7]+[.K7]*[.K7]*[.D7]-[.G7]*[.H7]*[.I7]*(2-[.E7])" office:value-type="float" office:value="0">
            <text:p>0</text:p>
          </table:table-cell>
          <table:table-cell table:formula="of:=ABS([.J7]*[.M7]-[.K7]*[.L7])-MIN([.A7];[.A$85])*(2-[.E7])" office:value-type="float" office:value="0">
            <text:p>0</text:p>
          </table:table-cell>
          <table:table-cell table:formula="of:=([.J7]*[.M7]+[.K7]*[.L7])-MAX([.A7];[.A$85])*(2-[.E7])" office:value-type="float" office:value="0">
            <text:p>0</text:p>
          </table:table-cell>
          <table:table-cell table:formula="of:=ABS([.J7]*[.L7]*[.C7]-[.K7]*[.M7]*[.D7])-MIN([.B7];[.B$85])*(2-[.E7])" office:value-type="float" office:value="0">
            <text:p>0</text:p>
          </table:table-cell>
          <table:table-cell table:formula="of:=[.J7]*[.L7]*[.C7]+[.K7]*[.M7]*[.D7]-MAX([.B7];[.B$85])*(2-[.E7])" office:value-type="float" office:value="0">
            <text:p>0</text:p>
          </table:table-cell>
        </table:table-row>
        <table:table-row table:style-name="ro1">
          <table:table-cell office:value-type="float" office:value="9249">
            <text:p>9249</text:p>
          </table:table-cell>
          <table:table-cell office:value-type="float" office:value="1165924">
            <text:p>1165924</text:p>
          </table:table-cell>
          <table:table-cell office:value-type="float" office:value="129">
            <text:p>129</text:p>
          </table:table-cell>
          <table:table-cell table:formula="of:=[.C$85]/[.C8]" office:value-type="float" office:value="1">
            <text:p>1</text:p>
          </table:table-cell>
          <table:table-cell table:formula="of:=PARITE([.G8];[.H8];[.I8])" office:value-type="float" office:value="0">
            <text:p>0</text:p>
          </table:table-cell>
          <table:table-cell table:formula="of:=[.G8]*[.H8]*[.I8]*(2-[.E8])" office:value-type="float" office:value="73138">
            <text:p>73138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63">
            <text:p>163</text:p>
          </table:table-cell>
          <table:table-cell office:value-type="float" office:value="647">
            <text:p>647</text:p>
          </table:table-cell>
          <table:table-cell office:value-type="float" office:value="4577">
            <text:p>4577</text:p>
          </table:table-cell>
          <table:table-cell table:formula="of:=[.N$85]/[.G8]/[.H8]/[.I8]*(2-[.E8])" office:value-type="float" office:value="74949490">
            <text:p>74949490</text:p>
          </table:table-cell>
          <table:table-cell table:formula="of:=[.A8]*[.A8]*[.C$85]+[.B8]*[.B8]-[.N$85]" office:value-type="float" office:value="0">
            <text:p>0</text:p>
          </table:table-cell>
          <table:table-cell table:formula="of:=[.J8]*[.J8]*[.C8]+[.K8]*[.K8]*[.D8]-[.G8]*[.H8]*[.I8]*(2-[.E8])" office:value-type="float" office:value="0">
            <text:p>0</text:p>
          </table:table-cell>
          <table:table-cell table:formula="of:=ABS([.J8]*[.M8]-[.K8]*[.L8])-MIN([.A8];[.A$85])*(2-[.E8])" office:value-type="float" office:value="0">
            <text:p>0</text:p>
          </table:table-cell>
          <table:table-cell table:formula="of:=([.J8]*[.M8]+[.K8]*[.L8])-MAX([.A8];[.A$85])*(2-[.E8])" office:value-type="float" office:value="0">
            <text:p>0</text:p>
          </table:table-cell>
          <table:table-cell table:formula="of:=ABS([.J8]*[.L8]*[.C8]-[.K8]*[.M8]*[.D8])-MIN([.B8];[.B$85])*(2-[.E8])" office:value-type="float" office:value="0">
            <text:p>0</text:p>
          </table:table-cell>
          <table:table-cell table:formula="of:=[.J8]*[.L8]*[.C8]+[.K8]*[.M8]*[.D8]-MAX([.B8];[.B$85])*(2-[.E8])" office:value-type="float" office:value="0">
            <text:p>0</text:p>
          </table:table-cell>
        </table:table-row>
        <table:table-row table:style-name="ro1">
          <table:table-cell office:value-type="float" office:value="11359">
            <text:p>11359</text:p>
          </table:table-cell>
          <table:table-cell office:value-type="float" office:value="1163516">
            <text:p>1163516</text:p>
          </table:table-cell>
          <table:table-cell office:value-type="float" office:value="43">
            <text:p>43</text:p>
          </table:table-cell>
          <table:table-cell table:formula="of:=[.C$85]/[.C9]" office:value-type="float" office:value="3">
            <text:p>3</text:p>
          </table:table-cell>
          <table:table-cell table:formula="of:=PARITE([.G9];[.H9];[.I9])" office:value-type="float" office:value="0">
            <text:p>0</text:p>
          </table:table-cell>
          <table:table-cell table:formula="of:=[.G9]*[.H9]*[.I9]*(2-[.E9])" office:value-type="float" office:value="31174">
            <text:p>31174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office:value-type="float" office:value="1601">
            <text:p>1601</text:p>
          </table:table-cell>
          <table:table-cell office:value-type="float" office:value="4677">
            <text:p>4677</text:p>
          </table:table-cell>
          <table:table-cell table:formula="of:=[.N$85]/[.G9]/[.H9]/[.I9]*(2-[.E9])" office:value-type="float" office:value="175840630">
            <text:p>175840630</text:p>
          </table:table-cell>
          <table:table-cell table:formula="of:=[.A9]*[.A9]*[.C$85]+[.B9]*[.B9]-[.N$85]" office:value-type="float" office:value="0">
            <text:p>0</text:p>
          </table:table-cell>
          <table:table-cell table:formula="of:=[.J9]*[.J9]*[.C9]+[.K9]*[.K9]*[.D9]-[.G9]*[.H9]*[.I9]*(2-[.E9])" office:value-type="float" office:value="0">
            <text:p>0</text:p>
          </table:table-cell>
          <table:table-cell table:formula="of:=ABS([.J9]*[.M9]-[.K9]*[.L9])-MIN([.A9];[.A$85])*(2-[.E9])" office:value-type="float" office:value="0">
            <text:p>0</text:p>
          </table:table-cell>
          <table:table-cell table:formula="of:=([.J9]*[.M9]+[.K9]*[.L9])-MAX([.A9];[.A$85])*(2-[.E9])" office:value-type="float" office:value="0">
            <text:p>0</text:p>
          </table:table-cell>
          <table:table-cell table:formula="of:=ABS([.J9]*[.L9]*[.C9]-[.K9]*[.M9]*[.D9])-MIN([.B9];[.B$85])*(2-[.E9])" office:value-type="float" office:value="0">
            <text:p>0</text:p>
          </table:table-cell>
          <table:table-cell table:formula="of:=[.J9]*[.L9]*[.C9]+[.K9]*[.M9]*[.D9]-MAX([.B9];[.B$85])*(2-[.E9])" office:value-type="float" office:value="0">
            <text:p>0</text:p>
          </table:table-cell>
        </table:table-row>
        <table:table-row table:style-name="ro1">
          <table:table-cell office:value-type="float" office:value="11828">
            <text:p>11828</text:p>
          </table:table-cell>
          <table:table-cell office:value-type="float" office:value="1162913">
            <text:p>1162913</text:p>
          </table:table-cell>
          <table:table-cell office:value-type="float" office:value="129">
            <text:p>129</text:p>
          </table:table-cell>
          <table:table-cell table:formula="of:=[.C$85]/[.C10]" office:value-type="float" office:value="1">
            <text:p>1</text:p>
          </table:table-cell>
          <table:table-cell table:formula="of:=PARITE([.G10];[.H10];[.I10])" office:value-type="float" office:value="1">
            <text:p>1</text:p>
          </table:table-cell>
          <table:table-cell table:formula="of:=[.G10]*[.H10]*[.I10]*(2-[.E10])" office:value-type="float" office:value="137449">
            <text:p>137449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93">
            <text:p>293</text:p>
          </table:table-cell>
          <table:table-cell office:value-type="float" office:value="144">
            <text:p>144</text:p>
          </table:table-cell>
          <table:table-cell office:value-type="float" office:value="2701">
            <text:p>2701</text:p>
          </table:table-cell>
          <table:table-cell table:formula="of:=[.N$85]/[.G10]/[.H10]/[.I10]*(2-[.E10])" office:value-type="float" office:value="9970345">
            <text:p>9970345</text:p>
          </table:table-cell>
          <table:table-cell table:formula="of:=[.A10]*[.A10]*[.C$85]+[.B10]*[.B10]-[.N$85]" office:value-type="float" office:value="0">
            <text:p>0</text:p>
          </table:table-cell>
          <table:table-cell table:formula="of:=[.J10]*[.J10]*[.C10]+[.K10]*[.K10]*[.D10]-[.G10]*[.H10]*[.I10]*(2-[.E10])" office:value-type="float" office:value="0">
            <text:p>0</text:p>
          </table:table-cell>
          <table:table-cell table:formula="of:=ABS([.J10]*[.M10]-[.K10]*[.L10])-MIN([.A10];[.A$85])*(2-[.E10])" office:value-type="float" office:value="0">
            <text:p>0</text:p>
          </table:table-cell>
          <table:table-cell table:formula="of:=([.J10]*[.M10]+[.K10]*[.L10])-MAX([.A10];[.A$85])*(2-[.E10])" office:value-type="float" office:value="0">
            <text:p>0</text:p>
          </table:table-cell>
          <table:table-cell table:formula="of:=ABS([.J10]*[.L10]*[.C10]-[.K10]*[.M10]*[.D10])-MIN([.B10];[.B$85])*(2-[.E10])" office:value-type="float" office:value="0">
            <text:p>0</text:p>
          </table:table-cell>
          <table:table-cell table:formula="of:=[.J10]*[.L10]*[.C10]+[.K10]*[.M10]*[.D10]-MAX([.B10];[.B$85])*(2-[.E10])" office:value-type="float" office:value="0">
            <text:p>0</text:p>
          </table:table-cell>
        </table:table-row>
        <table:table-row table:style-name="ro1">
          <table:table-cell office:value-type="float" office:value="13161">
            <text:p>13161</text:p>
          </table:table-cell>
          <table:table-cell office:value-type="float" office:value="1161064">
            <text:p>1161064</text:p>
          </table:table-cell>
          <table:table-cell office:value-type="float" office:value="43">
            <text:p>43</text:p>
          </table:table-cell>
          <table:table-cell table:formula="of:=[.C$85]/[.C11]" office:value-type="float" office:value="3">
            <text:p>3</text:p>
          </table:table-cell>
          <table:table-cell table:formula="of:=PARITE([.G11];[.H11];[.I11])" office:value-type="float" office:value="0">
            <text:p>0</text:p>
          </table:table-cell>
          <table:table-cell table:formula="of:=[.G11]*[.H11]*[.I11]*(2-[.E11])" office:value-type="float" office:value="13630">
            <text:p>13630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1567">
            <text:p>1567</text:p>
          </table:table-cell>
          <table:table-cell office:value-type="float" office:value="9943">
            <text:p>9943</text:p>
          </table:table-cell>
          <table:table-cell table:formula="of:=[.N$85]/[.G11]/[.H11]/[.I11]*(2-[.E11])" office:value-type="float" office:value="402175774">
            <text:p>402175774</text:p>
          </table:table-cell>
          <table:table-cell table:formula="of:=[.A11]*[.A11]*[.C$85]+[.B11]*[.B11]-[.N$85]" office:value-type="float" office:value="0">
            <text:p>0</text:p>
          </table:table-cell>
          <table:table-cell table:formula="of:=[.J11]*[.J11]*[.C11]+[.K11]*[.K11]*[.D11]-[.G11]*[.H11]*[.I11]*(2-[.E11])" office:value-type="float" office:value="0">
            <text:p>0</text:p>
          </table:table-cell>
          <table:table-cell table:formula="of:=ABS([.J11]*[.M11]-[.K11]*[.L11])-MIN([.A11];[.A$85])*(2-[.E11])" office:value-type="float" office:value="0">
            <text:p>0</text:p>
          </table:table-cell>
          <table:table-cell table:formula="of:=([.J11]*[.M11]+[.K11]*[.L11])-MAX([.A11];[.A$85])*(2-[.E11])" office:value-type="float" office:value="0">
            <text:p>0</text:p>
          </table:table-cell>
          <table:table-cell table:formula="of:=ABS([.J11]*[.L11]*[.C11]-[.K11]*[.M11]*[.D11])-MIN([.B11];[.B$85])*(2-[.E11])" office:value-type="float" office:value="0">
            <text:p>0</text:p>
          </table:table-cell>
          <table:table-cell table:formula="of:=[.J11]*[.L11]*[.C11]+[.K11]*[.M11]*[.D11]-MAX([.B11];[.B$85])*(2-[.E11])" office:value-type="float" office:value="0">
            <text:p>0</text:p>
          </table:table-cell>
        </table:table-row>
        <table:table-row table:style-name="ro1">
          <table:table-cell office:value-type="float" office:value="13932">
            <text:p>13932</text:p>
          </table:table-cell>
          <table:table-cell office:value-type="float" office:value="1159903">
            <text:p>1159903</text:p>
          </table:table-cell>
          <table:table-cell office:value-type="float" office:value="43">
            <text:p>43</text:p>
          </table:table-cell>
          <table:table-cell table:formula="of:=[.C$85]/[.C12]" office:value-type="float" office:value="3">
            <text:p>3</text:p>
          </table:table-cell>
          <table:table-cell table:formula="of:=PARITE([.G12];[.H12];[.I12])" office:value-type="float" office:value="1">
            <text:p>1</text:p>
          </table:table-cell>
          <table:table-cell table:formula="of:=[.G12]*[.H12]*[.I12]*(2-[.E12])" office:value-type="float" office:value="4147">
            <text:p>4147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721">
            <text:p>1721</text:p>
          </table:table-cell>
          <table:table-cell office:value-type="float" office:value="8228">
            <text:p>8228</text:p>
          </table:table-cell>
          <table:table-cell table:formula="of:=[.N$85]/[.G12]/[.H12]/[.I12]*(2-[.E12])" office:value-type="float" office:value="330459115">
            <text:p>330459115</text:p>
          </table:table-cell>
          <table:table-cell table:formula="of:=[.A12]*[.A12]*[.C$85]+[.B12]*[.B12]-[.N$85]" office:value-type="float" office:value="0">
            <text:p>0</text:p>
          </table:table-cell>
          <table:table-cell table:formula="of:=[.J12]*[.J12]*[.C12]+[.K12]*[.K12]*[.D12]-[.G12]*[.H12]*[.I12]*(2-[.E12])" office:value-type="float" office:value="0">
            <text:p>0</text:p>
          </table:table-cell>
          <table:table-cell table:formula="of:=ABS([.J12]*[.M12]-[.K12]*[.L12])-MIN([.A12];[.A$85])*(2-[.E12])" office:value-type="float" office:value="0">
            <text:p>0</text:p>
          </table:table-cell>
          <table:table-cell table:formula="of:=([.J12]*[.M12]+[.K12]*[.L12])-MAX([.A12];[.A$85])*(2-[.E12])" office:value-type="float" office:value="0">
            <text:p>0</text:p>
          </table:table-cell>
          <table:table-cell table:formula="of:=ABS([.J12]*[.L12]*[.C12]-[.K12]*[.M12]*[.D12])-MIN([.B12];[.B$85])*(2-[.E12])" office:value-type="float" office:value="0">
            <text:p>0</text:p>
          </table:table-cell>
          <table:table-cell table:formula="of:=[.J12]*[.L12]*[.C12]+[.K12]*[.M12]*[.D12]-MAX([.B12];[.B$85])*(2-[.E12])" office:value-type="float" office:value="0">
            <text:p>0</text:p>
          </table:table-cell>
        </table:table-row>
        <table:table-row table:style-name="ro1">
          <table:table-cell office:value-type="float" office:value="15728">
            <text:p>15728</text:p>
          </table:table-cell>
          <table:table-cell office:value-type="float" office:value="1156937">
            <text:p>1156937</text:p>
          </table:table-cell>
          <table:table-cell office:value-type="float" office:value="43">
            <text:p>43</text:p>
          </table:table-cell>
          <table:table-cell table:formula="of:=[.C$85]/[.C13]" office:value-type="float" office:value="3">
            <text:p>3</text:p>
          </table:table-cell>
          <table:table-cell table:formula="of:=PARITE([.G13];[.H13];[.I13])" office:value-type="float" office:value="1">
            <text:p>1</text:p>
          </table:table-cell>
          <table:table-cell table:formula="of:=[.G13]*[.H13]*[.I13]*(2-[.E13])" office:value-type="float" office:value="25615">
            <text:p>25615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965">
            <text:p>965</text:p>
          </table:table-cell>
          <table:table-cell office:value-type="float" office:value="2118">
            <text:p>2118</text:p>
          </table:table-cell>
          <table:table-cell table:formula="of:=[.N$85]/[.G13]/[.H13]/[.I13]*(2-[.E13])" office:value-type="float" office:value="53500447">
            <text:p>53500447</text:p>
          </table:table-cell>
          <table:table-cell table:formula="of:=[.A13]*[.A13]*[.C$85]+[.B13]*[.B13]-[.N$85]" office:value-type="float" office:value="0">
            <text:p>0</text:p>
          </table:table-cell>
          <table:table-cell table:formula="of:=[.J13]*[.J13]*[.C13]+[.K13]*[.K13]*[.D13]-[.G13]*[.H13]*[.I13]*(2-[.E13])" office:value-type="float" office:value="0">
            <text:p>0</text:p>
          </table:table-cell>
          <table:table-cell table:formula="of:=ABS([.J13]*[.M13]-[.K13]*[.L13])-MIN([.A13];[.A$85])*(2-[.E13])" office:value-type="float" office:value="0">
            <text:p>0</text:p>
          </table:table-cell>
          <table:table-cell table:formula="of:=([.J13]*[.M13]+[.K13]*[.L13])-MAX([.A13];[.A$85])*(2-[.E13])" office:value-type="float" office:value="0">
            <text:p>0</text:p>
          </table:table-cell>
          <table:table-cell table:formula="of:=ABS([.J13]*[.L13]*[.C13]-[.K13]*[.M13]*[.D13])-MIN([.B13];[.B$85])*(2-[.E13])" office:value-type="float" office:value="0">
            <text:p>0</text:p>
          </table:table-cell>
          <table:table-cell table:formula="of:=[.J13]*[.L13]*[.C13]+[.K13]*[.M13]*[.D13]-MAX([.B13];[.B$85])*(2-[.E13])" office:value-type="float" office:value="0">
            <text:p>0</text:p>
          </table:table-cell>
        </table:table-row>
        <table:table-row table:style-name="ro1">
          <table:table-cell office:value-type="float" office:value="18327">
            <text:p>18327</text:p>
          </table:table-cell>
          <table:table-cell office:value-type="float" office:value="1151992">
            <text:p>1151992</text:p>
          </table:table-cell>
          <table:table-cell office:value-type="float" office:value="129">
            <text:p>129</text:p>
          </table:table-cell>
          <table:table-cell table:formula="of:=[.C$85]/[.C14]" office:value-type="float" office:value="1">
            <text:p>1</text:p>
          </table:table-cell>
          <table:table-cell table:formula="of:=PARITE([.G14];[.H14];[.I14])" office:value-type="float" office:value="0">
            <text:p>0</text:p>
          </table:table-cell>
          <table:table-cell table:formula="of:=[.G14]*[.H14]*[.I14]*(2-[.E14])" office:value-type="float" office:value="5434">
            <text:p>543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437">
            <text:p>2437</text:p>
          </table:table-cell>
          <table:table-cell office:value-type="float" office:value="15577">
            <text:p>15577</text:p>
          </table:table-cell>
          <table:table-cell table:formula="of:=[.N$85]/[.G14]/[.H14]/[.I14]*(2-[.E14])" office:value-type="float" office:value="1008769930">
            <text:p>1008769930</text:p>
          </table:table-cell>
          <table:table-cell table:formula="of:=[.A14]*[.A14]*[.C$85]+[.B14]*[.B14]-[.N$85]" office:value-type="float" office:value="0">
            <text:p>0</text:p>
          </table:table-cell>
          <table:table-cell table:formula="of:=[.J14]*[.J14]*[.C14]+[.K14]*[.K14]*[.D14]-[.G14]*[.H14]*[.I14]*(2-[.E14])" office:value-type="float" office:value="0">
            <text:p>0</text:p>
          </table:table-cell>
          <table:table-cell table:formula="of:=ABS([.J14]*[.M14]-[.K14]*[.L14])-MIN([.A14];[.A$85])*(2-[.E14])" office:value-type="float" office:value="0">
            <text:p>0</text:p>
          </table:table-cell>
          <table:table-cell table:formula="of:=([.J14]*[.M14]+[.K14]*[.L14])-MAX([.A14];[.A$85])*(2-[.E14])" office:value-type="float" office:value="0">
            <text:p>0</text:p>
          </table:table-cell>
          <table:table-cell table:formula="of:=ABS([.J14]*[.L14]*[.C14]-[.K14]*[.M14]*[.D14])-MIN([.B14];[.B$85])*(2-[.E14])" office:value-type="float" office:value="0">
            <text:p>0</text:p>
          </table:table-cell>
          <table:table-cell table:formula="of:=[.J14]*[.L14]*[.C14]+[.K14]*[.M14]*[.D14]-MAX([.B14];[.B$85])*(2-[.E14])" office:value-type="float" office:value="0">
            <text:p>0</text:p>
          </table:table-cell>
        </table:table-row>
        <table:table-row table:style-name="ro1">
          <table:table-cell office:value-type="float" office:value="18556">
            <text:p>18556</text:p>
          </table:table-cell>
          <table:table-cell office:value-type="float" office:value="1151519">
            <text:p>1151519</text:p>
          </table:table-cell>
          <table:table-cell office:value-type="float" office:value="43">
            <text:p>43</text:p>
          </table:table-cell>
          <table:table-cell table:formula="of:=[.C$85]/[.C15]" office:value-type="float" office:value="3">
            <text:p>3</text:p>
          </table:table-cell>
          <table:table-cell table:formula="of:=PARITE([.G15];[.H15];[.I15])" office:value-type="float" office:value="1">
            <text:p>1</text:p>
          </table:table-cell>
          <table:table-cell table:formula="of:=[.G15]*[.H15]*[.I15]*(2-[.E15])" office:value-type="float" office:value="3619">
            <text:p>3619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284">
            <text:p>2284</text:p>
          </table:table-cell>
          <table:table-cell office:value-type="float" office:value="7173">
            <text:p>7173</text:p>
          </table:table-cell>
          <table:table-cell table:formula="of:=[.N$85]/[.G15]/[.H15]/[.I15]*(2-[.E15])" office:value-type="float" office:value="378671995">
            <text:p>378671995</text:p>
          </table:table-cell>
          <table:table-cell table:formula="of:=[.A15]*[.A15]*[.C$85]+[.B15]*[.B15]-[.N$85]" office:value-type="float" office:value="0">
            <text:p>0</text:p>
          </table:table-cell>
          <table:table-cell table:formula="of:=[.J15]*[.J15]*[.C15]+[.K15]*[.K15]*[.D15]-[.G15]*[.H15]*[.I15]*(2-[.E15])" office:value-type="float" office:value="0">
            <text:p>0</text:p>
          </table:table-cell>
          <table:table-cell table:formula="of:=ABS([.J15]*[.M15]-[.K15]*[.L15])-MIN([.A15];[.A$85])*(2-[.E15])" office:value-type="float" office:value="0">
            <text:p>0</text:p>
          </table:table-cell>
          <table:table-cell table:formula="of:=([.J15]*[.M15]+[.K15]*[.L15])-MAX([.A15];[.A$85])*(2-[.E15])" office:value-type="float" office:value="0">
            <text:p>0</text:p>
          </table:table-cell>
          <table:table-cell table:formula="of:=ABS([.J15]*[.L15]*[.C15]-[.K15]*[.M15]*[.D15])-MIN([.B15];[.B$85])*(2-[.E15])" office:value-type="float" office:value="0">
            <text:p>0</text:p>
          </table:table-cell>
          <table:table-cell table:formula="of:=[.J15]*[.L15]*[.C15]+[.K15]*[.M15]*[.D15]-MAX([.B15];[.B$85])*(2-[.E15])" office:value-type="float" office:value="0">
            <text:p>0</text:p>
          </table:table-cell>
        </table:table-row>
        <table:table-row table:style-name="ro1">
          <table:table-cell office:value-type="float" office:value="20703">
            <text:p>20703</text:p>
          </table:table-cell>
          <table:table-cell office:value-type="float" office:value="1146788">
            <text:p>1146788</text:p>
          </table:table-cell>
          <table:table-cell office:value-type="float" office:value="129">
            <text:p>129</text:p>
          </table:table-cell>
          <table:table-cell table:formula="of:=[.C$85]/[.C16]" office:value-type="float" office:value="1">
            <text:p>1</text:p>
          </table:table-cell>
          <table:table-cell table:formula="of:=PARITE([.G16];[.H16];[.I16])" office:value-type="float" office:value="0">
            <text:p>0</text:p>
          </table:table-cell>
          <table:table-cell table:formula="of:=[.G16]*[.H16]*[.I16]*(2-[.E16])" office:value-type="float" office:value="7714">
            <text:p>7714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1127">
            <text:p>1127</text:p>
          </table:table-cell>
          <table:table-cell office:value-type="float" office:value="23383">
            <text:p>23383</text:p>
          </table:table-cell>
          <table:table-cell table:formula="of:=[.N$85]/[.G16]/[.H16]/[.I16]*(2-[.E16])" office:value-type="float" office:value="710611330">
            <text:p>710611330</text:p>
          </table:table-cell>
          <table:table-cell table:formula="of:=[.A16]*[.A16]*[.C$85]+[.B16]*[.B16]-[.N$85]" office:value-type="float" office:value="0">
            <text:p>0</text:p>
          </table:table-cell>
          <table:table-cell table:formula="of:=[.J16]*[.J16]*[.C16]+[.K16]*[.K16]*[.D16]-[.G16]*[.H16]*[.I16]*(2-[.E16])" office:value-type="float" office:value="0">
            <text:p>0</text:p>
          </table:table-cell>
          <table:table-cell table:formula="of:=ABS([.J16]*[.M16]-[.K16]*[.L16])-MIN([.A16];[.A$85])*(2-[.E16])" office:value-type="float" office:value="0">
            <text:p>0</text:p>
          </table:table-cell>
          <table:table-cell table:formula="of:=([.J16]*[.M16]+[.K16]*[.L16])-MAX([.A16];[.A$85])*(2-[.E16])" office:value-type="float" office:value="0">
            <text:p>0</text:p>
          </table:table-cell>
          <table:table-cell table:formula="of:=ABS([.J16]*[.L16]*[.C16]-[.K16]*[.M16]*[.D16])-MIN([.B16];[.B$85])*(2-[.E16])" office:value-type="float" office:value="0">
            <text:p>0</text:p>
          </table:table-cell>
          <table:table-cell table:formula="of:=[.J16]*[.L16]*[.C16]+[.K16]*[.M16]*[.D16]-MAX([.B16];[.B$85])*(2-[.E16])" office:value-type="float" office:value="0">
            <text:p>0</text:p>
          </table:table-cell>
        </table:table-row>
        <table:table-row table:style-name="ro1">
          <table:table-cell office:value-type="float" office:value="23236">
            <text:p>23236</text:p>
          </table:table-cell>
          <table:table-cell office:value-type="float" office:value="1140511">
            <text:p>1140511</text:p>
          </table:table-cell>
          <table:table-cell office:value-type="float" office:value="129">
            <text:p>129</text:p>
          </table:table-cell>
          <table:table-cell table:formula="of:=[.C$85]/[.C17]" office:value-type="float" office:value="1">
            <text:p>1</text:p>
          </table:table-cell>
          <table:table-cell table:formula="of:=PARITE([.G17];[.H17];[.I17])" office:value-type="float" office:value="1">
            <text:p>1</text:p>
          </table:table-cell>
          <table:table-cell table:formula="of:=[.G17]*[.H17]*[.I17]*(2-[.E17])" office:value-type="float" office:value="14497">
            <text:p>14497</text:p>
          </table:table-cell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756">
            <text:p>756</text:p>
          </table:table-cell>
          <table:table-cell office:value-type="float" office:value="4561">
            <text:p>4561</text:p>
          </table:table-cell>
          <table:table-cell table:formula="of:=[.N$85]/[.G17]/[.H17]/[.I17]*(2-[.E17])" office:value-type="float" office:value="94530865">
            <text:p>94530865</text:p>
          </table:table-cell>
          <table:table-cell table:formula="of:=[.A17]*[.A17]*[.C$85]+[.B17]*[.B17]-[.N$85]" office:value-type="float" office:value="0">
            <text:p>0</text:p>
          </table:table-cell>
          <table:table-cell table:formula="of:=[.J17]*[.J17]*[.C17]+[.K17]*[.K17]*[.D17]-[.G17]*[.H17]*[.I17]*(2-[.E17])" office:value-type="float" office:value="0">
            <text:p>0</text:p>
          </table:table-cell>
          <table:table-cell table:formula="of:=ABS([.J17]*[.M17]-[.K17]*[.L17])-MIN([.A17];[.A$85])*(2-[.E17])" office:value-type="float" office:value="0">
            <text:p>0</text:p>
          </table:table-cell>
          <table:table-cell table:formula="of:=([.J17]*[.M17]+[.K17]*[.L17])-MAX([.A17];[.A$85])*(2-[.E17])" office:value-type="float" office:value="0">
            <text:p>0</text:p>
          </table:table-cell>
          <table:table-cell table:formula="of:=ABS([.J17]*[.L17]*[.C17]-[.K17]*[.M17]*[.D17])-MIN([.B17];[.B$85])*(2-[.E17])" office:value-type="float" office:value="0">
            <text:p>0</text:p>
          </table:table-cell>
          <table:table-cell table:formula="of:=[.J17]*[.L17]*[.C17]+[.K17]*[.M17]*[.D17]-MAX([.B17];[.B$85])*(2-[.E17])" office:value-type="float" office:value="0">
            <text:p>0</text:p>
          </table:table-cell>
        </table:table-row>
        <table:table-row table:style-name="ro1">
          <table:table-cell office:value-type="float" office:value="27044">
            <text:p>27044</text:p>
          </table:table-cell>
          <table:table-cell office:value-type="float" office:value="1129631">
            <text:p>1129631</text:p>
          </table:table-cell>
          <table:table-cell office:value-type="float" office:value="129">
            <text:p>129</text:p>
          </table:table-cell>
          <table:table-cell table:formula="of:=[.C$85]/[.C18]" office:value-type="float" office:value="1">
            <text:p>1</text:p>
          </table:table-cell>
          <table:table-cell table:formula="of:=PARITE([.G18];[.H18];[.I18])" office:value-type="float" office:value="1">
            <text:p>1</text:p>
          </table:table-cell>
          <table:table-cell table:formula="of:=[.G18]*[.H18]*[.I18]*(2-[.E18])" office:value-type="float" office:value="14065">
            <text:p>14065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393">
            <text:p>393</text:p>
          </table:table-cell>
          <table:table-cell office:value-type="float" office:value="8804">
            <text:p>8804</text:p>
          </table:table-cell>
          <table:table-cell table:formula="of:=[.N$85]/[.G18]/[.H18]/[.I18]*(2-[.E18])" office:value-type="float" office:value="97434337">
            <text:p>97434337</text:p>
          </table:table-cell>
          <table:table-cell table:formula="of:=[.A18]*[.A18]*[.C$85]+[.B18]*[.B18]-[.N$85]" office:value-type="float" office:value="0">
            <text:p>0</text:p>
          </table:table-cell>
          <table:table-cell table:formula="of:=[.J18]*[.J18]*[.C18]+[.K18]*[.K18]*[.D18]-[.G18]*[.H18]*[.I18]*(2-[.E18])" office:value-type="float" office:value="0">
            <text:p>0</text:p>
          </table:table-cell>
          <table:table-cell table:formula="of:=ABS([.J18]*[.M18]-[.K18]*[.L18])-MIN([.A18];[.A$85])*(2-[.E18])" office:value-type="float" office:value="0">
            <text:p>0</text:p>
          </table:table-cell>
          <table:table-cell table:formula="of:=([.J18]*[.M18]+[.K18]*[.L18])-MAX([.A18];[.A$85])*(2-[.E18])" office:value-type="float" office:value="0">
            <text:p>0</text:p>
          </table:table-cell>
          <table:table-cell table:formula="of:=ABS([.J18]*[.L18]*[.C18]-[.K18]*[.M18]*[.D18])-MIN([.B18];[.B$85])*(2-[.E18])" office:value-type="float" office:value="0">
            <text:p>0</text:p>
          </table:table-cell>
          <table:table-cell table:formula="of:=[.J18]*[.L18]*[.C18]+[.K18]*[.M18]*[.D18]-MAX([.B18];[.B$85])*(2-[.E18])" office:value-type="float" office:value="0">
            <text:p>0</text:p>
          </table:table-cell>
        </table:table-row>
        <table:table-row table:style-name="ro1">
          <table:table-cell office:value-type="float" office:value="27169">
            <text:p>27169</text:p>
          </table:table-cell>
          <table:table-cell office:value-type="float" office:value="1129244">
            <text:p>1129244</text:p>
          </table:table-cell>
          <table:table-cell office:value-type="float" office:value="129">
            <text:p>129</text:p>
          </table:table-cell>
          <table:table-cell table:formula="of:=[.C$85]/[.C19]" office:value-type="float" office:value="1">
            <text:p>1</text:p>
          </table:table-cell>
          <table:table-cell table:formula="of:=PARITE([.G19];[.H19];[.I19])" office:value-type="float" office:value="0">
            <text:p>0</text:p>
          </table:table-cell>
          <table:table-cell table:formula="of:=[.G19]*[.H19]*[.I19]*(2-[.E19])" office:value-type="float" office:value="23218">
            <text:p>23218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611">
            <text:p>611</text:p>
          </table:table-cell>
          <table:table-cell office:value-type="float" office:value="13709">
            <text:p>13709</text:p>
          </table:table-cell>
          <table:table-cell table:formula="of:=[.N$85]/[.G19]/[.H19]/[.I19]*(2-[.E19])" office:value-type="float" office:value="236095090">
            <text:p>236095090</text:p>
          </table:table-cell>
          <table:table-cell table:formula="of:=[.A19]*[.A19]*[.C$85]+[.B19]*[.B19]-[.N$85]" office:value-type="float" office:value="0">
            <text:p>0</text:p>
          </table:table-cell>
          <table:table-cell table:formula="of:=[.J19]*[.J19]*[.C19]+[.K19]*[.K19]*[.D19]-[.G19]*[.H19]*[.I19]*(2-[.E19])" office:value-type="float" office:value="0">
            <text:p>0</text:p>
          </table:table-cell>
          <table:table-cell table:formula="of:=ABS([.J19]*[.M19]-[.K19]*[.L19])-MIN([.A19];[.A$85])*(2-[.E19])" office:value-type="float" office:value="0">
            <text:p>0</text:p>
          </table:table-cell>
          <table:table-cell table:formula="of:=([.J19]*[.M19]+[.K19]*[.L19])-MAX([.A19];[.A$85])*(2-[.E19])" office:value-type="float" office:value="0">
            <text:p>0</text:p>
          </table:table-cell>
          <table:table-cell table:formula="of:=ABS([.J19]*[.L19]*[.C19]-[.K19]*[.M19]*[.D19])-MIN([.B19];[.B$85])*(2-[.E19])" office:value-type="float" office:value="0">
            <text:p>0</text:p>
          </table:table-cell>
          <table:table-cell table:formula="of:=[.J19]*[.L19]*[.C19]+[.K19]*[.M19]*[.D19]-MAX([.B19];[.B$85])*(2-[.E19])" office:value-type="float" office:value="0">
            <text:p>0</text:p>
          </table:table-cell>
        </table:table-row>
        <table:table-row table:style-name="ro1">
          <table:table-cell office:value-type="float" office:value="29537">
            <text:p>29537</text:p>
          </table:table-cell>
          <table:table-cell office:value-type="float" office:value="1121548">
            <text:p>1121548</text:p>
          </table:table-cell>
          <table:table-cell office:value-type="float" office:value="129">
            <text:p>129</text:p>
          </table:table-cell>
          <table:table-cell table:formula="of:=[.C$85]/[.C20]" office:value-type="float" office:value="1">
            <text:p>1</text:p>
          </table:table-cell>
          <table:table-cell table:formula="of:=PARITE([.G20];[.H20];[.I20])" office:value-type="float" office:value="0">
            <text:p>0</text:p>
          </table:table-cell>
          <table:table-cell table:formula="of:=[.G20]*[.H20]*[.I20]*(2-[.E20])" office:value-type="float" office:value="105730">
            <text:p>105730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21">
            <text:p>221</text:p>
          </table:table-cell>
          <table:table-cell office:value-type="float" office:value="569">
            <text:p>569</text:p>
          </table:table-cell>
          <table:table-cell office:value-type="float" office:value="3175">
            <text:p>3175</text:p>
          </table:table-cell>
          <table:table-cell table:formula="of:=[.N$85]/[.G20]/[.H20]/[.I20]*(2-[.E20])" office:value-type="float" office:value="51845794">
            <text:p>51845794</text:p>
          </table:table-cell>
          <table:table-cell table:formula="of:=[.A20]*[.A20]*[.C$85]+[.B20]*[.B20]-[.N$85]" office:value-type="float" office:value="0">
            <text:p>0</text:p>
          </table:table-cell>
          <table:table-cell table:formula="of:=[.J20]*[.J20]*[.C20]+[.K20]*[.K20]*[.D20]-[.G20]*[.H20]*[.I20]*(2-[.E20])" office:value-type="float" office:value="0">
            <text:p>0</text:p>
          </table:table-cell>
          <table:table-cell table:formula="of:=ABS([.J20]*[.M20]-[.K20]*[.L20])-MIN([.A20];[.A$85])*(2-[.E20])" office:value-type="float" office:value="0">
            <text:p>0</text:p>
          </table:table-cell>
          <table:table-cell table:formula="of:=([.J20]*[.M20]+[.K20]*[.L20])-MAX([.A20];[.A$85])*(2-[.E20])" office:value-type="float" office:value="0">
            <text:p>0</text:p>
          </table:table-cell>
          <table:table-cell table:formula="of:=ABS([.J20]*[.L20]*[.C20]-[.K20]*[.M20]*[.D20])-MIN([.B20];[.B$85])*(2-[.E20])" office:value-type="float" office:value="0">
            <text:p>0</text:p>
          </table:table-cell>
          <table:table-cell table:formula="of:=[.J20]*[.L20]*[.C20]+[.K20]*[.M20]*[.D20]-MAX([.B20];[.B$85])*(2-[.E20])" office:value-type="float" office:value="0">
            <text:p>0</text:p>
          </table:table-cell>
        </table:table-row>
        <table:table-row table:style-name="ro1">
          <table:table-cell office:value-type="float" office:value="30871">
            <text:p>30871</text:p>
          </table:table-cell>
          <table:table-cell office:value-type="float" office:value="1116904">
            <text:p>1116904</text:p>
          </table:table-cell>
          <table:table-cell office:value-type="float" office:value="129">
            <text:p>129</text:p>
          </table:table-cell>
          <table:table-cell table:formula="of:=[.C$85]/[.C21]" office:value-type="float" office:value="1">
            <text:p>1</text:p>
          </table:table-cell>
          <table:table-cell table:formula="of:=PARITE([.G21];[.H21];[.I21])" office:value-type="float" office:value="0">
            <text:p>0</text:p>
          </table:table-cell>
          <table:table-cell table:formula="of:=[.G21]*[.H21]*[.I21]*(2-[.E21])" office:value-type="float" office:value="173242">
            <text:p>173242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81">
            <text:p>181</text:p>
          </table:table-cell>
          <table:table-cell office:value-type="float" office:value="361">
            <text:p>361</text:p>
          </table:table-cell>
          <table:table-cell office:value-type="float" office:value="3851">
            <text:p>3851</text:p>
          </table:table-cell>
          <table:table-cell table:formula="of:=[.N$85]/[.G21]/[.H21]/[.I21]*(2-[.E21])" office:value-type="float" office:value="31641610">
            <text:p>31641610</text:p>
          </table:table-cell>
          <table:table-cell table:formula="of:=[.A21]*[.A21]*[.C$85]+[.B21]*[.B21]-[.N$85]" office:value-type="float" office:value="0">
            <text:p>0</text:p>
          </table:table-cell>
          <table:table-cell table:formula="of:=[.J21]*[.J21]*[.C21]+[.K21]*[.K21]*[.D21]-[.G21]*[.H21]*[.I21]*(2-[.E21])" office:value-type="float" office:value="0">
            <text:p>0</text:p>
          </table:table-cell>
          <table:table-cell table:formula="of:=ABS([.J21]*[.M21]-[.K21]*[.L21])-MIN([.A21];[.A$85])*(2-[.E21])" office:value-type="float" office:value="0">
            <text:p>0</text:p>
          </table:table-cell>
          <table:table-cell table:formula="of:=([.J21]*[.M21]+[.K21]*[.L21])-MAX([.A21];[.A$85])*(2-[.E21])" office:value-type="float" office:value="0">
            <text:p>0</text:p>
          </table:table-cell>
          <table:table-cell table:formula="of:=ABS([.J21]*[.L21]*[.C21]-[.K21]*[.M21]*[.D21])-MIN([.B21];[.B$85])*(2-[.E21])" office:value-type="float" office:value="0">
            <text:p>0</text:p>
          </table:table-cell>
          <table:table-cell table:formula="of:=[.J21]*[.L21]*[.C21]+[.K21]*[.M21]*[.D21]-MAX([.B21];[.B$85])*(2-[.E21])" office:value-type="float" office:value="0">
            <text:p>0</text:p>
          </table:table-cell>
        </table:table-row>
        <table:table-row table:style-name="ro1">
          <table:table-cell office:value-type="float" office:value="35768">
            <text:p>35768</text:p>
          </table:table-cell>
          <table:table-cell office:value-type="float" office:value="1097897">
            <text:p>1097897</text:p>
          </table:table-cell>
          <table:table-cell office:value-type="float" office:value="129">
            <text:p>129</text:p>
          </table:table-cell>
          <table:table-cell table:formula="of:=[.C$85]/[.C22]" office:value-type="float" office:value="1">
            <text:p>1</text:p>
          </table:table-cell>
          <table:table-cell table:formula="of:=PARITE([.G22];[.H22];[.I22])" office:value-type="float" office:value="1">
            <text:p>1</text:p>
          </table:table-cell>
          <table:table-cell table:formula="of:=[.G22]*[.H22]*[.I22]*(2-[.E22])" office:value-type="float" office:value="1045">
            <text:p>104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14">
            <text:p>1314</text:p>
          </table:table-cell>
          <table:table-cell office:value-type="float" office:value="32995">
            <text:p>32995</text:p>
          </table:table-cell>
          <table:table-cell table:formula="of:=[.N$85]/[.G22]/[.H22]/[.I22]*(2-[.E22])" office:value-type="float" office:value="1311400909">
            <text:p>1311400909</text:p>
          </table:table-cell>
          <table:table-cell table:formula="of:=[.A22]*[.A22]*[.C$85]+[.B22]*[.B22]-[.N$85]" office:value-type="float" office:value="0">
            <text:p>0</text:p>
          </table:table-cell>
          <table:table-cell table:formula="of:=[.J22]*[.J22]*[.C22]+[.K22]*[.K22]*[.D22]-[.G22]*[.H22]*[.I22]*(2-[.E22])" office:value-type="float" office:value="0">
            <text:p>0</text:p>
          </table:table-cell>
          <table:table-cell table:formula="of:=ABS([.J22]*[.M22]-[.K22]*[.L22])-MIN([.A22];[.A$85])*(2-[.E22])" office:value-type="float" office:value="0">
            <text:p>0</text:p>
          </table:table-cell>
          <table:table-cell table:formula="of:=([.J22]*[.M22]+[.K22]*[.L22])-MAX([.A22];[.A$85])*(2-[.E22])" office:value-type="float" office:value="0">
            <text:p>0</text:p>
          </table:table-cell>
          <table:table-cell table:formula="of:=ABS([.J22]*[.L22]*[.C22]-[.K22]*[.M22]*[.D22])-MIN([.B22];[.B$85])*(2-[.E22])" office:value-type="float" office:value="0">
            <text:p>0</text:p>
          </table:table-cell>
          <table:table-cell table:formula="of:=[.J22]*[.L22]*[.C22]+[.K22]*[.M22]*[.D22]-MAX([.B22];[.B$85])*(2-[.E22])" office:value-type="float" office:value="0">
            <text:p>0</text:p>
          </table:table-cell>
        </table:table-row>
        <table:table-row table:style-name="ro1">
          <table:table-cell office:value-type="float" office:value="39393">
            <text:p>39393</text:p>
          </table:table-cell>
          <table:table-cell office:value-type="float" office:value="1081772">
            <text:p>1081772</text:p>
          </table:table-cell>
          <table:table-cell office:value-type="float" office:value="129">
            <text:p>129</text:p>
          </table:table-cell>
          <table:table-cell table:formula="of:=[.C$85]/[.C23]" office:value-type="float" office:value="1">
            <text:p>1</text:p>
          </table:table-cell>
          <table:table-cell table:formula="of:=PARITE([.G23];[.H23];[.I23])" office:value-type="float" office:value="0">
            <text:p>0</text:p>
          </table:table-cell>
          <table:table-cell table:formula="of:=[.G23]*[.H23]*[.I23]*(2-[.E23])" office:value-type="float" office:value="40546">
            <text:p>40546</text:p>
          </table:table-cell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office:value-type="float" office:value="733">
            <text:p>733</text:p>
          </table:table-cell>
          <table:table-cell office:value-type="float" office:value="8117">
            <text:p>8117</text:p>
          </table:table-cell>
          <table:table-cell table:formula="of:=[.N$85]/[.G23]/[.H23]/[.I23]*(2-[.E23])" office:value-type="float" office:value="135195970">
            <text:p>135195970</text:p>
          </table:table-cell>
          <table:table-cell table:formula="of:=[.A23]*[.A23]*[.C$85]+[.B23]*[.B23]-[.N$85]" office:value-type="float" office:value="0">
            <text:p>0</text:p>
          </table:table-cell>
          <table:table-cell table:formula="of:=[.J23]*[.J23]*[.C23]+[.K23]*[.K23]*[.D23]-[.G23]*[.H23]*[.I23]*(2-[.E23])" office:value-type="float" office:value="0">
            <text:p>0</text:p>
          </table:table-cell>
          <table:table-cell table:formula="of:=ABS([.J23]*[.M23]-[.K23]*[.L23])-MIN([.A23];[.A$85])*(2-[.E23])" office:value-type="float" office:value="0">
            <text:p>0</text:p>
          </table:table-cell>
          <table:table-cell table:formula="of:=([.J23]*[.M23]+[.K23]*[.L23])-MAX([.A23];[.A$85])*(2-[.E23])" office:value-type="float" office:value="0">
            <text:p>0</text:p>
          </table:table-cell>
          <table:table-cell table:formula="of:=ABS([.J23]*[.L23]*[.C23]-[.K23]*[.M23]*[.D23])-MIN([.B23];[.B$85])*(2-[.E23])" office:value-type="float" office:value="0">
            <text:p>0</text:p>
          </table:table-cell>
          <table:table-cell table:formula="of:=[.J23]*[.L23]*[.C23]+[.K23]*[.M23]*[.D23]-MAX([.B23];[.B$85])*(2-[.E23])" office:value-type="float" office:value="0">
            <text:p>0</text:p>
          </table:table-cell>
        </table:table-row>
        <table:table-row table:style-name="ro1">
          <table:table-cell office:value-type="float" office:value="40536">
            <text:p>40536</text:p>
          </table:table-cell>
          <table:table-cell office:value-type="float" office:value="1076311">
            <text:p>1076311</text:p>
          </table:table-cell>
          <table:table-cell office:value-type="float" office:value="43">
            <text:p>43</text:p>
          </table:table-cell>
          <table:table-cell table:formula="of:=[.C$85]/[.C24]" office:value-type="float" office:value="3">
            <text:p>3</text:p>
          </table:table-cell>
          <table:table-cell table:formula="of:=PARITE([.G24];[.H24];[.I24])" office:value-type="float" office:value="1">
            <text:p>1</text:p>
          </table:table-cell>
          <table:table-cell table:formula="of:=[.G24]*[.H24]*[.I24]*(2-[.E24])" office:value-type="float" office:value="23959">
            <text:p>23959</text:p>
          </table:table-cell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float" office:value="449">
            <text:p>449</text:p>
          </table:table-cell>
          <table:table-cell office:value-type="float" office:value="4022">
            <text:p>4022</text:p>
          </table:table-cell>
          <table:table-cell table:formula="of:=[.N$85]/[.G24]/[.H24]/[.I24]*(2-[.E24])" office:value-type="float" office:value="57198295">
            <text:p>57198295</text:p>
          </table:table-cell>
          <table:table-cell table:formula="of:=[.A24]*[.A24]*[.C$85]+[.B24]*[.B24]-[.N$85]" office:value-type="float" office:value="0">
            <text:p>0</text:p>
          </table:table-cell>
          <table:table-cell table:formula="of:=[.J24]*[.J24]*[.C24]+[.K24]*[.K24]*[.D24]-[.G24]*[.H24]*[.I24]*(2-[.E24])" office:value-type="float" office:value="0">
            <text:p>0</text:p>
          </table:table-cell>
          <table:table-cell table:formula="of:=ABS([.J24]*[.M24]-[.K24]*[.L24])-MIN([.A24];[.A$85])*(2-[.E24])" office:value-type="float" office:value="0">
            <text:p>0</text:p>
          </table:table-cell>
          <table:table-cell table:formula="of:=([.J24]*[.M24]+[.K24]*[.L24])-MAX([.A24];[.A$85])*(2-[.E24])" office:value-type="float" office:value="0">
            <text:p>0</text:p>
          </table:table-cell>
          <table:table-cell table:formula="of:=ABS([.J24]*[.L24]*[.C24]-[.K24]*[.M24]*[.D24])-MIN([.B24];[.B$85])*(2-[.E24])" office:value-type="float" office:value="0">
            <text:p>0</text:p>
          </table:table-cell>
          <table:table-cell table:formula="of:=[.J24]*[.L24]*[.C24]+[.K24]*[.M24]*[.D24]-MAX([.B24];[.B$85])*(2-[.E24])" office:value-type="float" office:value="0">
            <text:p>0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float" office:value="1061348">
            <text:p>1061348</text:p>
          </table:table-cell>
          <table:table-cell office:value-type="float" office:value="43">
            <text:p>43</text:p>
          </table:table-cell>
          <table:table-cell table:formula="of:=[.C$85]/[.C25]" office:value-type="float" office:value="3">
            <text:p>3</text:p>
          </table:table-cell>
          <table:table-cell table:formula="of:=PARITE([.G25];[.H25];[.I25])" office:value-type="float" office:value="0">
            <text:p>0</text:p>
          </table:table-cell>
          <table:table-cell table:formula="of:=[.G25]*[.H25]*[.I25]*(2-[.E25])" office:value-type="float" office:value="120118">
            <text:p>120118</text:p>
          </table:table-cell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703">
            <text:p>703</text:p>
          </table:table-cell>
          <table:table-cell office:value-type="float" office:value="2851">
            <text:p>2851</text:p>
          </table:table-cell>
          <table:table-cell table:formula="of:=[.N$85]/[.G25]/[.H25]/[.I25]*(2-[.E25])" office:value-type="float" office:value="45635590">
            <text:p>45635590</text:p>
          </table:table-cell>
          <table:table-cell table:formula="of:=[.A25]*[.A25]*[.C$85]+[.B25]*[.B25]-[.N$85]" office:value-type="float" office:value="0">
            <text:p>0</text:p>
          </table:table-cell>
          <table:table-cell table:formula="of:=[.J25]*[.J25]*[.C25]+[.K25]*[.K25]*[.D25]-[.G25]*[.H25]*[.I25]*(2-[.E25])" office:value-type="float" office:value="0">
            <text:p>0</text:p>
          </table:table-cell>
          <table:table-cell table:formula="of:=ABS([.J25]*[.M25]-[.K25]*[.L25])-MIN([.A25];[.A$85])*(2-[.E25])" office:value-type="float" office:value="0">
            <text:p>0</text:p>
          </table:table-cell>
          <table:table-cell table:formula="of:=([.J25]*[.M25]+[.K25]*[.L25])-MAX([.A25];[.A$85])*(2-[.E25])" office:value-type="float" office:value="0">
            <text:p>0</text:p>
          </table:table-cell>
          <table:table-cell table:formula="of:=ABS([.J25]*[.L25]*[.C25]-[.K25]*[.M25]*[.D25])-MIN([.B25];[.B$85])*(2-[.E25])" office:value-type="float" office:value="0">
            <text:p>0</text:p>
          </table:table-cell>
          <table:table-cell table:formula="of:=[.J25]*[.L25]*[.C25]+[.K25]*[.M25]*[.D25]-MAX([.B25];[.B$85])*(2-[.E25])" office:value-type="float" office:value="0">
            <text:p>0</text:p>
          </table:table-cell>
        </table:table-row>
        <table:table-row table:style-name="ro1">
          <table:table-cell office:value-type="float" office:value="44124">
            <text:p>44124</text:p>
          </table:table-cell>
          <table:table-cell office:value-type="float" office:value="1057951">
            <text:p>1057951</text:p>
          </table:table-cell>
          <table:table-cell office:value-type="float" office:value="129">
            <text:p>129</text:p>
          </table:table-cell>
          <table:table-cell table:formula="of:=[.C$85]/[.C26]" office:value-type="float" office:value="1">
            <text:p>1</text:p>
          </table:table-cell>
          <table:table-cell table:formula="of:=PARITE([.G26];[.H26];[.I26])" office:value-type="float" office:value="1">
            <text:p>1</text:p>
          </table:table-cell>
          <table:table-cell table:formula="of:=[.G26]*[.H26]*[.I26]*(2-[.E26])" office:value-type="float" office:value="4465">
            <text:p>4465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432">
            <text:p>1432</text:p>
          </table:table-cell>
          <table:table-cell office:value-type="float" office:value="6511">
            <text:p>6511</text:p>
          </table:table-cell>
          <table:table-cell table:formula="of:=[.N$85]/[.G26]/[.H26]/[.I26]*(2-[.E26])" office:value-type="float" office:value="306923617">
            <text:p>306923617</text:p>
          </table:table-cell>
          <table:table-cell table:formula="of:=[.A26]*[.A26]*[.C$85]+[.B26]*[.B26]-[.N$85]" office:value-type="float" office:value="0">
            <text:p>0</text:p>
          </table:table-cell>
          <table:table-cell table:formula="of:=[.J26]*[.J26]*[.C26]+[.K26]*[.K26]*[.D26]-[.G26]*[.H26]*[.I26]*(2-[.E26])" office:value-type="float" office:value="0">
            <text:p>0</text:p>
          </table:table-cell>
          <table:table-cell table:formula="of:=ABS([.J26]*[.M26]-[.K26]*[.L26])-MIN([.A26];[.A$85])*(2-[.E26])" office:value-type="float" office:value="0">
            <text:p>0</text:p>
          </table:table-cell>
          <table:table-cell table:formula="of:=([.J26]*[.M26]+[.K26]*[.L26])-MAX([.A26];[.A$85])*(2-[.E26])" office:value-type="float" office:value="0">
            <text:p>0</text:p>
          </table:table-cell>
          <table:table-cell table:formula="of:=ABS([.J26]*[.L26]*[.C26]-[.K26]*[.M26]*[.D26])-MIN([.B26];[.B$85])*(2-[.E26])" office:value-type="float" office:value="0">
            <text:p>0</text:p>
          </table:table-cell>
          <table:table-cell table:formula="of:=[.J26]*[.L26]*[.C26]+[.K26]*[.M26]*[.D26]-MAX([.B26];[.B$85])*(2-[.E26])" office:value-type="float" office:value="0">
            <text:p>0</text:p>
          </table:table-cell>
        </table:table-row>
        <table:table-row table:style-name="ro1">
          <table:table-cell office:value-type="float" office:value="47137">
            <text:p>47137</text:p>
          </table:table-cell>
          <table:table-cell office:value-type="float" office:value="1041052">
            <text:p>1041052</text:p>
          </table:table-cell>
          <table:table-cell office:value-type="float" office:value="129">
            <text:p>129</text:p>
          </table:table-cell>
          <table:table-cell table:formula="of:=[.C$85]/[.C27]" office:value-type="float" office:value="1">
            <text:p>1</text:p>
          </table:table-cell>
          <table:table-cell table:formula="of:=PARITE([.G27];[.H27];[.I27])" office:value-type="float" office:value="0">
            <text:p>0</text:p>
          </table:table-cell>
          <table:table-cell table:formula="of:=[.G27]*[.H27]*[.I27]*(2-[.E27])" office:value-type="float" office:value="1330">
            <text:p>133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775">
            <text:p>3775</text:p>
          </table:table-cell>
          <table:table-cell office:value-type="float" office:value="47783">
            <text:p>47783</text:p>
          </table:table-cell>
          <table:table-cell table:formula="of:=[.N$85]/[.G27]/[.H27]/[.I27]*(2-[.E27])" office:value-type="float" office:value="4121545714">
            <text:p>4121545714</text:p>
          </table:table-cell>
          <table:table-cell table:formula="of:=[.A27]*[.A27]*[.C$85]+[.B27]*[.B27]-[.N$85]" office:value-type="float" office:value="0">
            <text:p>0</text:p>
          </table:table-cell>
          <table:table-cell table:formula="of:=[.J27]*[.J27]*[.C27]+[.K27]*[.K27]*[.D27]-[.G27]*[.H27]*[.I27]*(2-[.E27])" office:value-type="float" office:value="0">
            <text:p>0</text:p>
          </table:table-cell>
          <table:table-cell table:formula="of:=ABS([.J27]*[.M27]-[.K27]*[.L27])-MIN([.A27];[.A$85])*(2-[.E27])" office:value-type="float" office:value="0">
            <text:p>0</text:p>
          </table:table-cell>
          <table:table-cell table:formula="of:=([.J27]*[.M27]+[.K27]*[.L27])-MAX([.A27];[.A$85])*(2-[.E27])" office:value-type="float" office:value="0">
            <text:p>0</text:p>
          </table:table-cell>
          <table:table-cell table:formula="of:=ABS([.J27]*[.L27]*[.C27]-[.K27]*[.M27]*[.D27])-MIN([.B27];[.B$85])*(2-[.E27])" office:value-type="float" office:value="0">
            <text:p>0</text:p>
          </table:table-cell>
          <table:table-cell table:formula="of:=[.J27]*[.L27]*[.C27]+[.K27]*[.M27]*[.D27]-MAX([.B27];[.B$85])*(2-[.E27])" office:value-type="float" office:value="0">
            <text:p>0</text:p>
          </table:table-cell>
        </table:table-row>
        <table:table-row table:style-name="ro1">
          <table:table-cell office:value-type="float" office:value="51871">
            <text:p>51871</text:p>
          </table:table-cell>
          <table:table-cell office:value-type="float" office:value="1011596">
            <text:p>1011596</text:p>
          </table:table-cell>
          <table:table-cell office:value-type="float" office:value="129">
            <text:p>129</text:p>
          </table:table-cell>
          <table:table-cell table:formula="of:=[.C$85]/[.C28]" office:value-type="float" office:value="1">
            <text:p>1</text:p>
          </table:table-cell>
          <table:table-cell table:formula="of:=PARITE([.G28];[.H28];[.I28])" office:value-type="float" office:value="0">
            <text:p>0</text:p>
          </table:table-cell>
          <table:table-cell table:formula="of:=[.G28]*[.H28]*[.I28]*(2-[.E28])" office:value-type="float" office:value="2002">
            <text:p>200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529">
            <text:p>1529</text:p>
          </table:table-cell>
          <table:table-cell office:value-type="float" office:value="49361">
            <text:p>49361</text:p>
          </table:table-cell>
          <table:table-cell table:formula="of:=[.N$85]/[.G28]/[.H28]/[.I28]*(2-[.E28])" office:value-type="float" office:value="2738089810">
            <text:p>2738089810</text:p>
          </table:table-cell>
          <table:table-cell table:formula="of:=[.A28]*[.A28]*[.C$85]+[.B28]*[.B28]-[.N$85]" office:value-type="float" office:value="0">
            <text:p>0</text:p>
          </table:table-cell>
          <table:table-cell table:formula="of:=[.J28]*[.J28]*[.C28]+[.K28]*[.K28]*[.D28]-[.G28]*[.H28]*[.I28]*(2-[.E28])" office:value-type="float" office:value="0">
            <text:p>0</text:p>
          </table:table-cell>
          <table:table-cell table:formula="of:=ABS([.J28]*[.M28]-[.K28]*[.L28])-MIN([.A28];[.A$85])*(2-[.E28])" office:value-type="float" office:value="0">
            <text:p>0</text:p>
          </table:table-cell>
          <table:table-cell table:formula="of:=([.J28]*[.M28]+[.K28]*[.L28])-MAX([.A28];[.A$85])*(2-[.E28])" office:value-type="float" office:value="0">
            <text:p>0</text:p>
          </table:table-cell>
          <table:table-cell table:formula="of:=ABS([.J28]*[.L28]*[.C28]-[.K28]*[.M28]*[.D28])-MIN([.B28];[.B$85])*(2-[.E28])" office:value-type="float" office:value="0">
            <text:p>0</text:p>
          </table:table-cell>
          <table:table-cell table:formula="of:=[.J28]*[.L28]*[.C28]+[.K28]*[.M28]*[.D28]-MAX([.B28];[.B$85])*(2-[.E28])" office:value-type="float" office:value="0">
            <text:p>0</text:p>
          </table:table-cell>
        </table:table-row>
        <table:table-row table:style-name="ro1">
          <table:table-cell office:value-type="float" office:value="52072">
            <text:p>52072</text:p>
          </table:table-cell>
          <table:table-cell office:value-type="float" office:value="1010263">
            <text:p>1010263</text:p>
          </table:table-cell>
          <table:table-cell office:value-type="float" office:value="43">
            <text:p>43</text:p>
          </table:table-cell>
          <table:table-cell table:formula="of:=[.C$85]/[.C29]" office:value-type="float" office:value="3">
            <text:p>3</text:p>
          </table:table-cell>
          <table:table-cell table:formula="of:=PARITE([.G29];[.H29];[.I29])" office:value-type="float" office:value="1">
            <text:p>1</text:p>
          </table:table-cell>
          <table:table-cell table:formula="of:=[.G29]*[.H29]*[.I29]*(2-[.E29])" office:value-type="float" office:value="9823">
            <text:p>9823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373">
            <text:p>1373</text:p>
          </table:table-cell>
          <table:table-cell office:value-type="float" office:value="4414">
            <text:p>4414</text:p>
          </table:table-cell>
          <table:table-cell table:formula="of:=[.N$85]/[.G29]/[.H29]/[.I29]*(2-[.E29])" office:value-type="float" office:value="139510735">
            <text:p>139510735</text:p>
          </table:table-cell>
          <table:table-cell table:formula="of:=[.A29]*[.A29]*[.C$85]+[.B29]*[.B29]-[.N$85]" office:value-type="float" office:value="0">
            <text:p>0</text:p>
          </table:table-cell>
          <table:table-cell table:formula="of:=[.J29]*[.J29]*[.C29]+[.K29]*[.K29]*[.D29]-[.G29]*[.H29]*[.I29]*(2-[.E29])" office:value-type="float" office:value="0">
            <text:p>0</text:p>
          </table:table-cell>
          <table:table-cell table:formula="of:=ABS([.J29]*[.M29]-[.K29]*[.L29])-MIN([.A29];[.A$85])*(2-[.E29])" office:value-type="float" office:value="0">
            <text:p>0</text:p>
          </table:table-cell>
          <table:table-cell table:formula="of:=([.J29]*[.M29]+[.K29]*[.L29])-MAX([.A29];[.A$85])*(2-[.E29])" office:value-type="float" office:value="0">
            <text:p>0</text:p>
          </table:table-cell>
          <table:table-cell table:formula="of:=ABS([.J29]*[.L29]*[.C29]-[.K29]*[.M29]*[.D29])-MIN([.B29];[.B$85])*(2-[.E29])" office:value-type="float" office:value="0">
            <text:p>0</text:p>
          </table:table-cell>
          <table:table-cell table:formula="of:=[.J29]*[.L29]*[.C29]+[.K29]*[.M29]*[.D29]-MAX([.B29];[.B$85])*(2-[.E29])" office:value-type="float" office:value="0">
            <text:p>0</text:p>
          </table:table-cell>
        </table:table-row>
        <table:table-row table:style-name="ro1">
          <table:table-cell office:value-type="float" office:value="56471">
            <text:p>56471</text:p>
          </table:table-cell>
          <table:table-cell office:value-type="float" office:value="979304">
            <text:p>979304</text:p>
          </table:table-cell>
          <table:table-cell office:value-type="float" office:value="43">
            <text:p>43</text:p>
          </table:table-cell>
          <table:table-cell table:formula="of:=[.C$85]/[.C30]" office:value-type="float" office:value="3">
            <text:p>3</text:p>
          </table:table-cell>
          <table:table-cell table:formula="of:=PARITE([.G30];[.H30];[.I30])" office:value-type="float" office:value="0">
            <text:p>0</text:p>
          </table:table-cell>
          <table:table-cell table:formula="of:=[.G30]*[.H30]*[.I30]*(2-[.E30])" office:value-type="float" office:value="18430">
            <text:p>18430</text:p>
          </table:table-cell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2503">
            <text:p>2503</text:p>
          </table:table-cell>
          <table:table-cell office:value-type="float" office:value="3057">
            <text:p>3057</text:p>
          </table:table-cell>
          <table:table-cell table:formula="of:=[.N$85]/[.G30]/[.H30]/[.I30]*(2-[.E30])" office:value-type="float" office:value="297431134">
            <text:p>297431134</text:p>
          </table:table-cell>
          <table:table-cell table:formula="of:=[.A30]*[.A30]*[.C$85]+[.B30]*[.B30]-[.N$85]" office:value-type="float" office:value="0">
            <text:p>0</text:p>
          </table:table-cell>
          <table:table-cell table:formula="of:=[.J30]*[.J30]*[.C30]+[.K30]*[.K30]*[.D30]-[.G30]*[.H30]*[.I30]*(2-[.E30])" office:value-type="float" office:value="0">
            <text:p>0</text:p>
          </table:table-cell>
          <table:table-cell table:formula="of:=ABS([.J30]*[.M30]-[.K30]*[.L30])-MIN([.A30];[.A$85])*(2-[.E30])" office:value-type="float" office:value="0">
            <text:p>0</text:p>
          </table:table-cell>
          <table:table-cell table:formula="of:=([.J30]*[.M30]+[.K30]*[.L30])-MAX([.A30];[.A$85])*(2-[.E30])" office:value-type="float" office:value="0">
            <text:p>0</text:p>
          </table:table-cell>
          <table:table-cell table:formula="of:=ABS([.J30]*[.L30]*[.C30]-[.K30]*[.M30]*[.D30])-MIN([.B30];[.B$85])*(2-[.E30])" office:value-type="float" office:value="0">
            <text:p>0</text:p>
          </table:table-cell>
          <table:table-cell table:formula="of:=[.J30]*[.L30]*[.C30]+[.K30]*[.M30]*[.D30]-MAX([.B30];[.B$85])*(2-[.E30])" office:value-type="float" office:value="0">
            <text:p>0</text:p>
          </table:table-cell>
        </table:table-row>
        <table:table-row table:style-name="ro1">
          <table:table-cell office:value-type="float" office:value="57119">
            <text:p>57119</text:p>
          </table:table-cell>
          <table:table-cell office:value-type="float" office:value="974444">
            <text:p>974444</text:p>
          </table:table-cell>
          <table:table-cell office:value-type="float" office:value="129">
            <text:p>129</text:p>
          </table:table-cell>
          <table:table-cell table:formula="of:=[.C$85]/[.C31]" office:value-type="float" office:value="1">
            <text:p>1</text:p>
          </table:table-cell>
          <table:table-cell table:formula="of:=PARITE([.G31];[.H31];[.I31])" office:value-type="float" office:value="0">
            <text:p>0</text:p>
          </table:table-cell>
          <table:table-cell table:formula="of:=[.G31]*[.H31]*[.I31]*(2-[.E31])" office:value-type="float" office:value="12610">
            <text:p>12610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1433">
            <text:p>1433</text:p>
          </table:table-cell>
          <table:table-cell office:value-type="float" office:value="13031">
            <text:p>13031</text:p>
          </table:table-cell>
          <table:table-cell table:formula="of:=[.N$85]/[.G31]/[.H31]/[.I31]*(2-[.E31])" office:value-type="float" office:value="434707042">
            <text:p>434707042</text:p>
          </table:table-cell>
          <table:table-cell table:formula="of:=[.A31]*[.A31]*[.C$85]+[.B31]*[.B31]-[.N$85]" office:value-type="float" office:value="0">
            <text:p>0</text:p>
          </table:table-cell>
          <table:table-cell table:formula="of:=[.J31]*[.J31]*[.C31]+[.K31]*[.K31]*[.D31]-[.G31]*[.H31]*[.I31]*(2-[.E31])" office:value-type="float" office:value="0">
            <text:p>0</text:p>
          </table:table-cell>
          <table:table-cell table:formula="of:=ABS([.J31]*[.M31]-[.K31]*[.L31])-MIN([.A31];[.A$85])*(2-[.E31])" office:value-type="float" office:value="0">
            <text:p>0</text:p>
          </table:table-cell>
          <table:table-cell table:formula="of:=([.J31]*[.M31]+[.K31]*[.L31])-MAX([.A31];[.A$85])*(2-[.E31])" office:value-type="float" office:value="0">
            <text:p>0</text:p>
          </table:table-cell>
          <table:table-cell table:formula="of:=ABS([.J31]*[.L31]*[.C31]-[.K31]*[.M31]*[.D31])-MIN([.B31];[.B$85])*(2-[.E31])" office:value-type="float" office:value="0">
            <text:p>0</text:p>
          </table:table-cell>
          <table:table-cell table:formula="of:=[.J31]*[.L31]*[.C31]+[.K31]*[.M31]*[.D31]-MAX([.B31];[.B$85])*(2-[.E31])" office:value-type="float" office:value="0">
            <text:p>0</text:p>
          </table:table-cell>
        </table:table-row>
        <table:table-row table:style-name="ro1">
          <table:table-cell office:value-type="float" office:value="57633">
            <text:p>57633</text:p>
          </table:table-cell>
          <table:table-cell office:value-type="float" office:value="970532">
            <text:p>970532</text:p>
          </table:table-cell>
          <table:table-cell office:value-type="float" office:value="43">
            <text:p>43</text:p>
          </table:table-cell>
          <table:table-cell table:formula="of:=[.C$85]/[.C32]" office:value-type="float" office:value="3">
            <text:p>3</text:p>
          </table:table-cell>
          <table:table-cell table:formula="of:=PARITE([.G32];[.H32];[.I32])" office:value-type="float" office:value="0">
            <text:p>0</text:p>
          </table:table-cell>
          <table:table-cell table:formula="of:=[.G32]*[.H32]*[.I32]*(2-[.E32])" office:value-type="float" office:value="993862">
            <text:p>993862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45">
            <text:p>145</text:p>
          </table:table-cell>
          <table:table-cell office:value-type="float" office:value="173">
            <text:p>173</text:p>
          </table:table-cell>
          <table:table-cell office:value-type="float" office:value="223">
            <text:p>223</text:p>
          </table:table-cell>
          <table:table-cell office:value-type="float" office:value="1061">
            <text:p>1061</text:p>
          </table:table-cell>
          <table:table-cell table:formula="of:=[.N$85]/[.G32]/[.H32]/[.I32]*(2-[.E32])" office:value-type="float" office:value="5515510">
            <text:p>5515510</text:p>
          </table:table-cell>
          <table:table-cell table:formula="of:=[.A32]*[.A32]*[.C$85]+[.B32]*[.B32]-[.N$85]" office:value-type="float" office:value="0">
            <text:p>0</text:p>
          </table:table-cell>
          <table:table-cell table:formula="of:=[.J32]*[.J32]*[.C32]+[.K32]*[.K32]*[.D32]-[.G32]*[.H32]*[.I32]*(2-[.E32])" office:value-type="float" office:value="0">
            <text:p>0</text:p>
          </table:table-cell>
          <table:table-cell table:formula="of:=ABS([.J32]*[.M32]-[.K32]*[.L32])-MIN([.A32];[.A$85])*(2-[.E32])" office:value-type="float" office:value="0">
            <text:p>0</text:p>
          </table:table-cell>
          <table:table-cell table:formula="of:=([.J32]*[.M32]+[.K32]*[.L32])-MAX([.A32];[.A$85])*(2-[.E32])" office:value-type="float" office:value="0">
            <text:p>0</text:p>
          </table:table-cell>
          <table:table-cell table:formula="of:=ABS([.J32]*[.L32]*[.C32]-[.K32]*[.M32]*[.D32])-MIN([.B32];[.B$85])*(2-[.E32])" office:value-type="float" office:value="0">
            <text:p>0</text:p>
          </table:table-cell>
          <table:table-cell table:formula="of:=[.J32]*[.L32]*[.C32]+[.K32]*[.M32]*[.D32]-MAX([.B32];[.B$85])*(2-[.E32])" office:value-type="float" office:value="0">
            <text:p>0</text:p>
          </table:table-cell>
        </table:table-row>
        <table:table-row table:style-name="ro1">
          <table:table-cell office:value-type="float" office:value="59497">
            <text:p>59497</text:p>
          </table:table-cell>
          <table:table-cell office:value-type="float" office:value="955912">
            <text:p>955912</text:p>
          </table:table-cell>
          <table:table-cell office:value-type="float" office:value="129">
            <text:p>129</text:p>
          </table:table-cell>
          <table:table-cell table:formula="of:=[.C$85]/[.C33]" office:value-type="float" office:value="1">
            <text:p>1</text:p>
          </table:table-cell>
          <table:table-cell table:formula="of:=PARITE([.G33];[.H33];[.I33])" office:value-type="float" office:value="0">
            <text:p>0</text:p>
          </table:table-cell>
          <table:table-cell table:formula="of:=[.G33]*[.H33]*[.I33]*(2-[.E33])" office:value-type="float" office:value="8554">
            <text:p>8554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2133">
            <text:p>2133</text:p>
          </table:table-cell>
          <table:table-cell office:value-type="float" office:value="7343">
            <text:p>7343</text:p>
          </table:table-cell>
          <table:table-cell table:formula="of:=[.N$85]/[.G33]/[.H33]/[.I33]*(2-[.E33])" office:value-type="float" office:value="640829530">
            <text:p>640829530</text:p>
          </table:table-cell>
          <table:table-cell table:formula="of:=[.A33]*[.A33]*[.C$85]+[.B33]*[.B33]-[.N$85]" office:value-type="float" office:value="0">
            <text:p>0</text:p>
          </table:table-cell>
          <table:table-cell table:formula="of:=[.J33]*[.J33]*[.C33]+[.K33]*[.K33]*[.D33]-[.G33]*[.H33]*[.I33]*(2-[.E33])" office:value-type="float" office:value="0">
            <text:p>0</text:p>
          </table:table-cell>
          <table:table-cell table:formula="of:=ABS([.J33]*[.M33]-[.K33]*[.L33])-MIN([.A33];[.A$85])*(2-[.E33])" office:value-type="float" office:value="0">
            <text:p>0</text:p>
          </table:table-cell>
          <table:table-cell table:formula="of:=([.J33]*[.M33]+[.K33]*[.L33])-MAX([.A33];[.A$85])*(2-[.E33])" office:value-type="float" office:value="0">
            <text:p>0</text:p>
          </table:table-cell>
          <table:table-cell table:formula="of:=ABS([.J33]*[.L33]*[.C33]-[.K33]*[.M33]*[.D33])-MIN([.B33];[.B$85])*(2-[.E33])" office:value-type="float" office:value="0">
            <text:p>0</text:p>
          </table:table-cell>
          <table:table-cell table:formula="of:=[.J33]*[.L33]*[.C33]+[.K33]*[.M33]*[.D33]-MAX([.B33];[.B$85])*(2-[.E33])" office:value-type="float" office:value="0">
            <text:p>0</text:p>
          </table:table-cell>
        </table:table-row>
        <table:table-row table:style-name="ro1">
          <table:table-cell office:value-type="float" office:value="59764">
            <text:p>59764</text:p>
          </table:table-cell>
          <table:table-cell office:value-type="float" office:value="953761">
            <text:p>953761</text:p>
          </table:table-cell>
          <table:table-cell office:value-type="float" office:value="43">
            <text:p>43</text:p>
          </table:table-cell>
          <table:table-cell table:formula="of:=[.C$85]/[.C34]" office:value-type="float" office:value="3">
            <text:p>3</text:p>
          </table:table-cell>
          <table:table-cell table:formula="of:=PARITE([.G34];[.H34];[.I34])" office:value-type="float" office:value="1">
            <text:p>1</text:p>
          </table:table-cell>
          <table:table-cell table:formula="of:=[.G34]*[.H34]*[.I34]*(2-[.E34])" office:value-type="float" office:value="132211">
            <text:p>132211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01">
            <text:p>201</text:p>
          </table:table-cell>
          <table:table-cell office:value-type="float" office:value="388">
            <text:p>388</text:p>
          </table:table-cell>
          <table:table-cell office:value-type="float" office:value="1139">
            <text:p>1139</text:p>
          </table:table-cell>
          <table:table-cell table:formula="of:=[.N$85]/[.G34]/[.H34]/[.I34]*(2-[.E34])" office:value-type="float" office:value="10365355">
            <text:p>10365355</text:p>
          </table:table-cell>
          <table:table-cell table:formula="of:=[.A34]*[.A34]*[.C$85]+[.B34]*[.B34]-[.N$85]" office:value-type="float" office:value="0">
            <text:p>0</text:p>
          </table:table-cell>
          <table:table-cell table:formula="of:=[.J34]*[.J34]*[.C34]+[.K34]*[.K34]*[.D34]-[.G34]*[.H34]*[.I34]*(2-[.E34])" office:value-type="float" office:value="0">
            <text:p>0</text:p>
          </table:table-cell>
          <table:table-cell table:formula="of:=ABS([.J34]*[.M34]-[.K34]*[.L34])-MIN([.A34];[.A$85])*(2-[.E34])" office:value-type="float" office:value="0">
            <text:p>0</text:p>
          </table:table-cell>
          <table:table-cell table:formula="of:=([.J34]*[.M34]+[.K34]*[.L34])-MAX([.A34];[.A$85])*(2-[.E34])" office:value-type="float" office:value="0">
            <text:p>0</text:p>
          </table:table-cell>
          <table:table-cell table:formula="of:=ABS([.J34]*[.L34]*[.C34]-[.K34]*[.M34]*[.D34])-MIN([.B34];[.B$85])*(2-[.E34])" office:value-type="float" office:value="0">
            <text:p>0</text:p>
          </table:table-cell>
          <table:table-cell table:formula="of:=[.J34]*[.L34]*[.C34]+[.K34]*[.M34]*[.D34]-MAX([.B34];[.B$85])*(2-[.E34])" office:value-type="float" office:value="0">
            <text:p>0</text:p>
          </table:table-cell>
        </table:table-row>
        <table:table-row table:style-name="ro1">
          <table:table-cell office:value-type="float" office:value="62428">
            <text:p>62428</text:p>
          </table:table-cell>
          <table:table-cell office:value-type="float" office:value="931487">
            <text:p>931487</text:p>
          </table:table-cell>
          <table:table-cell office:value-type="float" office:value="129">
            <text:p>129</text:p>
          </table:table-cell>
          <table:table-cell table:formula="of:=[.C$85]/[.C35]" office:value-type="float" office:value="1">
            <text:p>1</text:p>
          </table:table-cell>
          <table:table-cell table:formula="of:=PARITE([.G35];[.H35];[.I35])" office:value-type="float" office:value="1">
            <text:p>1</text:p>
          </table:table-cell>
          <table:table-cell table:formula="of:=[.G35]*[.H35]*[.I35]*(2-[.E35])" office:value-type="float" office:value="1729">
            <text:p>172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983">
            <text:p>1983</text:p>
          </table:table-cell>
          <table:table-cell office:value-type="float" office:value="16892">
            <text:p>16892</text:p>
          </table:table-cell>
          <table:table-cell table:formula="of:=[.N$85]/[.G35]/[.H35]/[.I35]*(2-[.E35])" office:value-type="float" office:value="792604945">
            <text:p>792604945</text:p>
          </table:table-cell>
          <table:table-cell table:formula="of:=[.A35]*[.A35]*[.C$85]+[.B35]*[.B35]-[.N$85]" office:value-type="float" office:value="0">
            <text:p>0</text:p>
          </table:table-cell>
          <table:table-cell table:formula="of:=[.J35]*[.J35]*[.C35]+[.K35]*[.K35]*[.D35]-[.G35]*[.H35]*[.I35]*(2-[.E35])" office:value-type="float" office:value="0">
            <text:p>0</text:p>
          </table:table-cell>
          <table:table-cell table:formula="of:=ABS([.J35]*[.M35]-[.K35]*[.L35])-MIN([.A35];[.A$85])*(2-[.E35])" office:value-type="float" office:value="0">
            <text:p>0</text:p>
          </table:table-cell>
          <table:table-cell table:formula="of:=([.J35]*[.M35]+[.K35]*[.L35])-MAX([.A35];[.A$85])*(2-[.E35])" office:value-type="float" office:value="0">
            <text:p>0</text:p>
          </table:table-cell>
          <table:table-cell table:formula="of:=ABS([.J35]*[.L35]*[.C35]-[.K35]*[.M35]*[.D35])-MIN([.B35];[.B$85])*(2-[.E35])" office:value-type="float" office:value="0">
            <text:p>0</text:p>
          </table:table-cell>
          <table:table-cell table:formula="of:=[.J35]*[.L35]*[.C35]+[.K35]*[.M35]*[.D35]-MAX([.B35];[.B$85])*(2-[.E35])" office:value-type="float" office:value="0">
            <text:p>0</text:p>
          </table:table-cell>
        </table:table-row>
        <table:table-row table:style-name="ro1">
          <table:table-cell office:value-type="float" office:value="64919">
            <text:p>64919</text:p>
          </table:table-cell>
          <table:table-cell office:value-type="float" office:value="909256">
            <text:p>909256</text:p>
          </table:table-cell>
          <table:table-cell office:value-type="float" office:value="43">
            <text:p>43</text:p>
          </table:table-cell>
          <table:table-cell table:formula="of:=[.C$85]/[.C36]" office:value-type="float" office:value="3">
            <text:p>3</text:p>
          </table:table-cell>
          <table:table-cell table:formula="of:=PARITE([.G36];[.H36];[.I36])" office:value-type="float" office:value="0">
            <text:p>0</text:p>
          </table:table-cell>
          <table:table-cell table:formula="of:=[.G36]*[.H36]*[.I36]*(2-[.E36])" office:value-type="float" office:value="232606">
            <text:p>232606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69">
            <text:p>269</text:p>
          </table:table-cell>
          <table:table-cell office:value-type="float" office:value="599">
            <text:p>599</text:p>
          </table:table-cell>
          <table:table-cell office:value-type="float" office:value="1647">
            <text:p>1647</text:p>
          </table:table-cell>
          <table:table-cell table:formula="of:=[.N$85]/[.G36]/[.H36]/[.I36]*(2-[.E36])" office:value-type="float" office:value="23566270">
            <text:p>23566270</text:p>
          </table:table-cell>
          <table:table-cell table:formula="of:=[.A36]*[.A36]*[.C$85]+[.B36]*[.B36]-[.N$85]" office:value-type="float" office:value="0">
            <text:p>0</text:p>
          </table:table-cell>
          <table:table-cell table:formula="of:=[.J36]*[.J36]*[.C36]+[.K36]*[.K36]*[.D36]-[.G36]*[.H36]*[.I36]*(2-[.E36])" office:value-type="float" office:value="0">
            <text:p>0</text:p>
          </table:table-cell>
          <table:table-cell table:formula="of:=ABS([.J36]*[.M36]-[.K36]*[.L36])-MIN([.A36];[.A$85])*(2-[.E36])" office:value-type="float" office:value="0">
            <text:p>0</text:p>
          </table:table-cell>
          <table:table-cell table:formula="of:=([.J36]*[.M36]+[.K36]*[.L36])-MAX([.A36];[.A$85])*(2-[.E36])" office:value-type="float" office:value="0">
            <text:p>0</text:p>
          </table:table-cell>
          <table:table-cell table:formula="of:=ABS([.J36]*[.L36]*[.C36]-[.K36]*[.M36]*[.D36])-MIN([.B36];[.B$85])*(2-[.E36])" office:value-type="float" office:value="0">
            <text:p>0</text:p>
          </table:table-cell>
          <table:table-cell table:formula="of:=[.J36]*[.L36]*[.C36]+[.K36]*[.M36]*[.D36]-MAX([.B36];[.B$85])*(2-[.E36])" office:value-type="float" office:value="0">
            <text:p>0</text:p>
          </table:table-cell>
        </table:table-row>
        <table:table-row table:style-name="ro1">
          <table:table-cell office:value-type="float" office:value="66636">
            <text:p>66636</text:p>
          </table:table-cell>
          <table:table-cell office:value-type="float" office:value="893089">
            <text:p>893089</text:p>
          </table:table-cell>
          <table:table-cell office:value-type="float" office:value="129">
            <text:p>129</text:p>
          </table:table-cell>
          <table:table-cell table:formula="of:=[.C$85]/[.C37]" office:value-type="float" office:value="1">
            <text:p>1</text:p>
          </table:table-cell>
          <table:table-cell table:formula="of:=PARITE([.G37];[.H37];[.I37])" office:value-type="float" office:value="1">
            <text:p>1</text:p>
          </table:table-cell>
          <table:table-cell table:formula="of:=[.G37]*[.H37]*[.I37]*(2-[.E37])" office:value-type="float" office:value="385">
            <text:p>38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089">
            <text:p>5089</text:p>
          </table:table-cell>
          <table:table-cell office:value-type="float" office:value="14788">
            <text:p>14788</text:p>
          </table:table-cell>
          <table:table-cell table:formula="of:=[.N$85]/[.G37]/[.H37]/[.I37]*(2-[.E37])" office:value-type="float" office:value="3559516753">
            <text:p>3559516753</text:p>
          </table:table-cell>
          <table:table-cell table:formula="of:=[.A37]*[.A37]*[.C$85]+[.B37]*[.B37]-[.N$85]" office:value-type="float" office:value="0">
            <text:p>0</text:p>
          </table:table-cell>
          <table:table-cell table:formula="of:=[.J37]*[.J37]*[.C37]+[.K37]*[.K37]*[.D37]-[.G37]*[.H37]*[.I37]*(2-[.E37])" office:value-type="float" office:value="0">
            <text:p>0</text:p>
          </table:table-cell>
          <table:table-cell table:formula="of:=ABS([.J37]*[.M37]-[.K37]*[.L37])-MIN([.A37];[.A$85])*(2-[.E37])" office:value-type="float" office:value="0">
            <text:p>0</text:p>
          </table:table-cell>
          <table:table-cell table:formula="of:=([.J37]*[.M37]+[.K37]*[.L37])-MAX([.A37];[.A$85])*(2-[.E37])" office:value-type="float" office:value="0">
            <text:p>0</text:p>
          </table:table-cell>
          <table:table-cell table:formula="of:=ABS([.J37]*[.L37]*[.C37]-[.K37]*[.M37]*[.D37])-MIN([.B37];[.B$85])*(2-[.E37])" office:value-type="float" office:value="0">
            <text:p>0</text:p>
          </table:table-cell>
          <table:table-cell table:formula="of:=[.J37]*[.L37]*[.C37]+[.K37]*[.M37]*[.D37]-MAX([.B37];[.B$85])*(2-[.E37])" office:value-type="float" office:value="0">
            <text:p>0</text:p>
          </table:table-cell>
        </table:table-row>
        <table:table-row table:style-name="ro1">
          <table:table-cell office:value-type="float" office:value="66912">
            <text:p>66912</text:p>
          </table:table-cell>
          <table:table-cell office:value-type="float" office:value="890423">
            <text:p>890423</text:p>
          </table:table-cell>
          <table:table-cell office:value-type="float" office:value="43">
            <text:p>43</text:p>
          </table:table-cell>
          <table:table-cell table:formula="of:=[.C$85]/[.C38]" office:value-type="float" office:value="3">
            <text:p>3</text:p>
          </table:table-cell>
          <table:table-cell table:formula="of:=PARITE([.G38];[.H38];[.I38])" office:value-type="float" office:value="1">
            <text:p>1</text:p>
          </table:table-cell>
          <table:table-cell table:formula="of:=[.G38]*[.H38]*[.I38]*(2-[.E38])" office:value-type="float" office:value="30943">
            <text:p>30943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586">
            <text:p>586</text:p>
          </table:table-cell>
          <table:table-cell office:value-type="float" office:value="3137">
            <text:p>3137</text:p>
          </table:table-cell>
          <table:table-cell table:formula="of:=[.N$85]/[.G38]/[.H38]/[.I38]*(2-[.E38])" office:value-type="float" office:value="44288335">
            <text:p>44288335</text:p>
          </table:table-cell>
          <table:table-cell table:formula="of:=[.A38]*[.A38]*[.C$85]+[.B38]*[.B38]-[.N$85]" office:value-type="float" office:value="0">
            <text:p>0</text:p>
          </table:table-cell>
          <table:table-cell table:formula="of:=[.J38]*[.J38]*[.C38]+[.K38]*[.K38]*[.D38]-[.G38]*[.H38]*[.I38]*(2-[.E38])" office:value-type="float" office:value="0">
            <text:p>0</text:p>
          </table:table-cell>
          <table:table-cell table:formula="of:=ABS([.J38]*[.M38]-[.K38]*[.L38])-MIN([.A38];[.A$85])*(2-[.E38])" office:value-type="float" office:value="0">
            <text:p>0</text:p>
          </table:table-cell>
          <table:table-cell table:formula="of:=([.J38]*[.M38]+[.K38]*[.L38])-MAX([.A38];[.A$85])*(2-[.E38])" office:value-type="float" office:value="0">
            <text:p>0</text:p>
          </table:table-cell>
          <table:table-cell table:formula="of:=ABS([.J38]*[.L38]*[.C38]-[.K38]*[.M38]*[.D38])-MIN([.B38];[.B$85])*(2-[.E38])" office:value-type="float" office:value="0">
            <text:p>0</text:p>
          </table:table-cell>
          <table:table-cell table:formula="of:=[.J38]*[.L38]*[.C38]+[.K38]*[.M38]*[.D38]-MAX([.B38];[.B$85])*(2-[.E38])" office:value-type="float" office:value="0">
            <text:p>0</text:p>
          </table:table-cell>
        </table:table-row>
        <table:table-row table:style-name="ro1">
          <table:table-cell office:value-type="float" office:value="68336">
            <text:p>68336</text:p>
          </table:table-cell>
          <table:table-cell office:value-type="float" office:value="876361">
            <text:p>876361</text:p>
          </table:table-cell>
          <table:table-cell office:value-type="float" office:value="43">
            <text:p>43</text:p>
          </table:table-cell>
          <table:table-cell table:formula="of:=[.C$85]/[.C39]" office:value-type="float" office:value="3">
            <text:p>3</text:p>
          </table:table-cell>
          <table:table-cell table:formula="of:=PARITE([.G39];[.H39];[.I39])" office:value-type="float" office:value="1">
            <text:p>1</text:p>
          </table:table-cell>
          <table:table-cell table:formula="of:=[.G39]*[.H39]*[.I39]*(2-[.E39])" office:value-type="float" office:value="3055">
            <text:p>3055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654">
            <text:p>2654</text:p>
          </table:table-cell>
          <table:table-cell office:value-type="float" office:value="6969">
            <text:p>6969</text:p>
          </table:table-cell>
          <table:table-cell table:formula="of:=[.N$85]/[.G39]/[.H39]/[.I39]*(2-[.E39])" office:value-type="float" office:value="448580671">
            <text:p>448580671</text:p>
          </table:table-cell>
          <table:table-cell table:formula="of:=[.A39]*[.A39]*[.C$85]+[.B39]*[.B39]-[.N$85]" office:value-type="float" office:value="0">
            <text:p>0</text:p>
          </table:table-cell>
          <table:table-cell table:formula="of:=[.J39]*[.J39]*[.C39]+[.K39]*[.K39]*[.D39]-[.G39]*[.H39]*[.I39]*(2-[.E39])" office:value-type="float" office:value="0">
            <text:p>0</text:p>
          </table:table-cell>
          <table:table-cell table:formula="of:=ABS([.J39]*[.M39]-[.K39]*[.L39])-MIN([.A39];[.A$85])*(2-[.E39])" office:value-type="float" office:value="0">
            <text:p>0</text:p>
          </table:table-cell>
          <table:table-cell table:formula="of:=([.J39]*[.M39]+[.K39]*[.L39])-MAX([.A39];[.A$85])*(2-[.E39])" office:value-type="float" office:value="0">
            <text:p>0</text:p>
          </table:table-cell>
          <table:table-cell table:formula="of:=ABS([.J39]*[.L39]*[.C39]-[.K39]*[.M39]*[.D39])-MIN([.B39];[.B$85])*(2-[.E39])" office:value-type="float" office:value="0">
            <text:p>0</text:p>
          </table:table-cell>
          <table:table-cell table:formula="of:=[.J39]*[.L39]*[.C39]+[.K39]*[.M39]*[.D39]-MAX([.B39];[.B$85])*(2-[.E39])" office:value-type="float" office:value="0">
            <text:p>0</text:p>
          </table:table-cell>
        </table:table-row>
        <table:table-row table:style-name="ro1">
          <table:table-cell office:value-type="float" office:value="69684">
            <text:p>69684</text:p>
          </table:table-cell>
          <table:table-cell office:value-type="float" office:value="862559">
            <text:p>862559</text:p>
          </table:table-cell>
          <table:table-cell office:value-type="float" office:value="43">
            <text:p>43</text:p>
          </table:table-cell>
          <table:table-cell table:formula="of:=[.C$85]/[.C40]" office:value-type="float" office:value="3">
            <text:p>3</text:p>
          </table:table-cell>
          <table:table-cell table:formula="of:=PARITE([.G40];[.H40];[.I40])" office:value-type="float" office:value="1">
            <text:p>1</text:p>
          </table:table-cell>
          <table:table-cell table:formula="of:=[.G40]*[.H40]*[.I40]*(2-[.E40])" office:value-type="float" office:value="34771">
            <text:p>34771</text:p>
          </table:table-cell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932">
            <text:p>932</text:p>
          </table:table-cell>
          <table:table-cell office:value-type="float" office:value="829">
            <text:p>829</text:p>
          </table:table-cell>
          <table:table-cell table:formula="of:=[.N$85]/[.G40]/[.H40]/[.I40]*(2-[.E40])" office:value-type="float" office:value="39412555">
            <text:p>39412555</text:p>
          </table:table-cell>
          <table:table-cell table:formula="of:=[.A40]*[.A40]*[.C$85]+[.B40]*[.B40]-[.N$85]" office:value-type="float" office:value="0">
            <text:p>0</text:p>
          </table:table-cell>
          <table:table-cell table:formula="of:=[.J40]*[.J40]*[.C40]+[.K40]*[.K40]*[.D40]-[.G40]*[.H40]*[.I40]*(2-[.E40])" office:value-type="float" office:value="0">
            <text:p>0</text:p>
          </table:table-cell>
          <table:table-cell table:formula="of:=ABS([.J40]*[.M40]-[.K40]*[.L40])-MIN([.A40];[.A$85])*(2-[.E40])" office:value-type="float" office:value="0">
            <text:p>0</text:p>
          </table:table-cell>
          <table:table-cell table:formula="of:=([.J40]*[.M40]+[.K40]*[.L40])-MAX([.A40];[.A$85])*(2-[.E40])" office:value-type="float" office:value="0">
            <text:p>0</text:p>
          </table:table-cell>
          <table:table-cell table:formula="of:=ABS([.J40]*[.L40]*[.C40]-[.K40]*[.M40]*[.D40])-MIN([.B40];[.B$85])*(2-[.E40])" office:value-type="float" office:value="0">
            <text:p>0</text:p>
          </table:table-cell>
          <table:table-cell table:formula="of:=[.J40]*[.L40]*[.C40]+[.K40]*[.M40]*[.D40]-MAX([.B40];[.B$85])*(2-[.E40])" office:value-type="float" office:value="0">
            <text:p>0</text:p>
          </table:table-cell>
        </table:table-row>
        <table:table-row table:style-name="ro1">
          <table:table-cell office:value-type="float" office:value="70468">
            <text:p>70468</text:p>
          </table:table-cell>
          <table:table-cell office:value-type="float" office:value="854303">
            <text:p>854303</text:p>
          </table:table-cell>
          <table:table-cell office:value-type="float" office:value="43">
            <text:p>43</text:p>
          </table:table-cell>
          <table:table-cell table:formula="of:=[.C$85]/[.C41]" office:value-type="float" office:value="3">
            <text:p>3</text:p>
          </table:table-cell>
          <table:table-cell table:formula="of:=PARITE([.G41];[.H41];[.I41])" office:value-type="float" office:value="1">
            <text:p>1</text:p>
          </table:table-cell>
          <table:table-cell table:formula="of:=[.G41]*[.H41]*[.I41]*(2-[.E41])" office:value-type="float" office:value="8827">
            <text:p>8827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852">
            <text:p>1852</text:p>
          </table:table-cell>
          <table:table-cell office:value-type="float" office:value="1609">
            <text:p>1609</text:p>
          </table:table-cell>
          <table:table-cell table:formula="of:=[.N$85]/[.G41]/[.H41]/[.I41]*(2-[.E41])" office:value-type="float" office:value="155252515">
            <text:p>155252515</text:p>
          </table:table-cell>
          <table:table-cell table:formula="of:=[.A41]*[.A41]*[.C$85]+[.B41]*[.B41]-[.N$85]" office:value-type="float" office:value="0">
            <text:p>0</text:p>
          </table:table-cell>
          <table:table-cell table:formula="of:=[.J41]*[.J41]*[.C41]+[.K41]*[.K41]*[.D41]-[.G41]*[.H41]*[.I41]*(2-[.E41])" office:value-type="float" office:value="0">
            <text:p>0</text:p>
          </table:table-cell>
          <table:table-cell table:formula="of:=ABS([.J41]*[.M41]-[.K41]*[.L41])-MIN([.A41];[.A$85])*(2-[.E41])" office:value-type="float" office:value="0">
            <text:p>0</text:p>
          </table:table-cell>
          <table:table-cell table:formula="of:=([.J41]*[.M41]+[.K41]*[.L41])-MAX([.A41];[.A$85])*(2-[.E41])" office:value-type="float" office:value="0">
            <text:p>0</text:p>
          </table:table-cell>
          <table:table-cell table:formula="of:=ABS([.J41]*[.L41]*[.C41]-[.K41]*[.M41]*[.D41])-MIN([.B41];[.B$85])*(2-[.E41])" office:value-type="float" office:value="0">
            <text:p>0</text:p>
          </table:table-cell>
          <table:table-cell table:formula="of:=[.J41]*[.L41]*[.C41]+[.K41]*[.M41]*[.D41]-MAX([.B41];[.B$85])*(2-[.E41])" office:value-type="float" office:value="0">
            <text:p>0</text:p>
          </table:table-cell>
        </table:table-row>
        <table:table-row table:style-name="ro1">
          <table:table-cell office:value-type="float" office:value="71319">
            <text:p>71319</text:p>
          </table:table-cell>
          <table:table-cell office:value-type="float" office:value="845144">
            <text:p>845144</text:p>
          </table:table-cell>
          <table:table-cell office:value-type="float" office:value="43">
            <text:p>43</text:p>
          </table:table-cell>
          <table:table-cell table:formula="of:=[.C$85]/[.C42]" office:value-type="float" office:value="3">
            <text:p>3</text:p>
          </table:table-cell>
          <table:table-cell table:formula="of:=PARITE([.G42];[.H42];[.I42])" office:value-type="float" office:value="0">
            <text:p>0</text:p>
          </table:table-cell>
          <table:table-cell table:formula="of:=[.G42]*[.H42]*[.I42]*(2-[.E42])" office:value-type="float" office:value="7630">
            <text:p>7630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263">
            <text:p>2263</text:p>
          </table:table-cell>
          <table:table-cell office:value-type="float" office:value="12887">
            <text:p>12887</text:p>
          </table:table-cell>
          <table:table-cell table:formula="of:=[.N$85]/[.G42]/[.H42]/[.I42]*(2-[.E42])" office:value-type="float" office:value="718434574">
            <text:p>718434574</text:p>
          </table:table-cell>
          <table:table-cell table:formula="of:=[.A42]*[.A42]*[.C$85]+[.B42]*[.B42]-[.N$85]" office:value-type="float" office:value="0">
            <text:p>0</text:p>
          </table:table-cell>
          <table:table-cell table:formula="of:=[.J42]*[.J42]*[.C42]+[.K42]*[.K42]*[.D42]-[.G42]*[.H42]*[.I42]*(2-[.E42])" office:value-type="float" office:value="0">
            <text:p>0</text:p>
          </table:table-cell>
          <table:table-cell table:formula="of:=ABS([.J42]*[.M42]-[.K42]*[.L42])-MIN([.A42];[.A$85])*(2-[.E42])" office:value-type="float" office:value="0">
            <text:p>0</text:p>
          </table:table-cell>
          <table:table-cell table:formula="of:=([.J42]*[.M42]+[.K42]*[.L42])-MAX([.A42];[.A$85])*(2-[.E42])" office:value-type="float" office:value="0">
            <text:p>0</text:p>
          </table:table-cell>
          <table:table-cell table:formula="of:=ABS([.J42]*[.L42]*[.C42]-[.K42]*[.M42]*[.D42])-MIN([.B42];[.B$85])*(2-[.E42])" office:value-type="float" office:value="0">
            <text:p>0</text:p>
          </table:table-cell>
          <table:table-cell table:formula="of:=[.J42]*[.L42]*[.C42]+[.K42]*[.M42]*[.D42]-MAX([.B42];[.B$85])*(2-[.E42])" office:value-type="float" office:value="0">
            <text:p>0</text:p>
          </table:table-cell>
        </table:table-row>
        <table:table-row table:style-name="ro1">
          <table:table-cell office:value-type="float" office:value="73168">
            <text:p>73168</text:p>
          </table:table-cell>
          <table:table-cell office:value-type="float" office:value="824503">
            <text:p>824503</text:p>
          </table:table-cell>
          <table:table-cell office:value-type="float" office:value="43">
            <text:p>43</text:p>
          </table:table-cell>
          <table:table-cell table:formula="of:=[.C$85]/[.C43]" office:value-type="float" office:value="3">
            <text:p>3</text:p>
          </table:table-cell>
          <table:table-cell table:formula="of:=PARITE([.G43];[.H43];[.I43])" office:value-type="float" office:value="1">
            <text:p>1</text:p>
          </table:table-cell>
          <table:table-cell table:formula="of:=[.G43]*[.H43]*[.I43]*(2-[.E43])" office:value-type="float" office:value="1015">
            <text:p>101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705">
            <text:p>4705</text:p>
          </table:table-cell>
          <table:table-cell office:value-type="float" office:value="11522">
            <text:p>11522</text:p>
          </table:table-cell>
          <table:table-cell table:formula="of:=[.N$85]/[.G43]/[.H43]/[.I43]*(2-[.E43])" office:value-type="float" office:value="1350161527">
            <text:p>1350161527</text:p>
          </table:table-cell>
          <table:table-cell table:formula="of:=[.A43]*[.A43]*[.C$85]+[.B43]*[.B43]-[.N$85]" office:value-type="float" office:value="0">
            <text:p>0</text:p>
          </table:table-cell>
          <table:table-cell table:formula="of:=[.J43]*[.J43]*[.C43]+[.K43]*[.K43]*[.D43]-[.G43]*[.H43]*[.I43]*(2-[.E43])" office:value-type="float" office:value="0">
            <text:p>0</text:p>
          </table:table-cell>
          <table:table-cell table:formula="of:=ABS([.J43]*[.M43]-[.K43]*[.L43])-MIN([.A43];[.A$85])*(2-[.E43])" office:value-type="float" office:value="0">
            <text:p>0</text:p>
          </table:table-cell>
          <table:table-cell table:formula="of:=([.J43]*[.M43]+[.K43]*[.L43])-MAX([.A43];[.A$85])*(2-[.E43])" office:value-type="float" office:value="0">
            <text:p>0</text:p>
          </table:table-cell>
          <table:table-cell table:formula="of:=ABS([.J43]*[.L43]*[.C43]-[.K43]*[.M43]*[.D43])-MIN([.B43];[.B$85])*(2-[.E43])" office:value-type="float" office:value="0">
            <text:p>0</text:p>
          </table:table-cell>
          <table:table-cell table:formula="of:=[.J43]*[.L43]*[.C43]+[.K43]*[.M43]*[.D43]-MAX([.B43];[.B$85])*(2-[.E43])" office:value-type="float" office:value="0">
            <text:p>0</text:p>
          </table:table-cell>
        </table:table-row>
        <table:table-row table:style-name="ro1">
          <table:table-cell office:value-type="float" office:value="73288">
            <text:p>73288</text:p>
          </table:table-cell>
          <table:table-cell office:value-type="float" office:value="823127">
            <text:p>823127</text:p>
          </table:table-cell>
          <table:table-cell office:value-type="float" office:value="129">
            <text:p>129</text:p>
          </table:table-cell>
          <table:table-cell table:formula="of:=[.C$85]/[.C44]" office:value-type="float" office:value="1">
            <text:p>1</text:p>
          </table:table-cell>
          <table:table-cell table:formula="of:=PARITE([.G44];[.H44];[.I44])" office:value-type="float" office:value="1">
            <text:p>1</text:p>
          </table:table-cell>
          <table:table-cell table:formula="of:=[.G44]*[.H44]*[.I44]*(2-[.E44])" office:value-type="float" office:value="1645">
            <text:p>1645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21">
            <text:p>521</text:p>
          </table:table-cell>
          <table:table-cell office:value-type="float" office:value="28250">
            <text:p>28250</text:p>
          </table:table-cell>
          <table:table-cell table:formula="of:=[.N$85]/[.G44]/[.H44]/[.I44]*(2-[.E44])" office:value-type="float" office:value="833078389">
            <text:p>833078389</text:p>
          </table:table-cell>
          <table:table-cell table:formula="of:=[.A44]*[.A44]*[.C$85]+[.B44]*[.B44]-[.N$85]" office:value-type="float" office:value="0">
            <text:p>0</text:p>
          </table:table-cell>
          <table:table-cell table:formula="of:=[.J44]*[.J44]*[.C44]+[.K44]*[.K44]*[.D44]-[.G44]*[.H44]*[.I44]*(2-[.E44])" office:value-type="float" office:value="0">
            <text:p>0</text:p>
          </table:table-cell>
          <table:table-cell table:formula="of:=ABS([.J44]*[.M44]-[.K44]*[.L44])-MIN([.A44];[.A$85])*(2-[.E44])" office:value-type="float" office:value="0">
            <text:p>0</text:p>
          </table:table-cell>
          <table:table-cell table:formula="of:=([.J44]*[.M44]+[.K44]*[.L44])-MAX([.A44];[.A$85])*(2-[.E44])" office:value-type="float" office:value="0">
            <text:p>0</text:p>
          </table:table-cell>
          <table:table-cell table:formula="of:=ABS([.J44]*[.L44]*[.C44]-[.K44]*[.M44]*[.D44])-MIN([.B44];[.B$85])*(2-[.E44])" office:value-type="float" office:value="0">
            <text:p>0</text:p>
          </table:table-cell>
          <table:table-cell table:formula="of:=[.J44]*[.L44]*[.C44]+[.K44]*[.M44]*[.D44]-MAX([.B44];[.B$85])*(2-[.E44])" office:value-type="float" office:value="0">
            <text:p>0</text:p>
          </table:table-cell>
        </table:table-row>
        <table:table-row table:style-name="ro1">
          <table:table-cell office:value-type="float" office:value="74852">
            <text:p>74852</text:p>
          </table:table-cell>
          <table:table-cell office:value-type="float" office:value="804767">
            <text:p>804767</text:p>
          </table:table-cell>
          <table:table-cell office:value-type="float" office:value="43">
            <text:p>43</text:p>
          </table:table-cell>
          <table:table-cell table:formula="of:=[.C$85]/[.C45]" office:value-type="float" office:value="3">
            <text:p>3</text:p>
          </table:table-cell>
          <table:table-cell table:formula="of:=PARITE([.G45];[.H45];[.I45])" office:value-type="float" office:value="1">
            <text:p>1</text:p>
          </table:table-cell>
          <table:table-cell table:formula="of:=[.G45]*[.H45]*[.I45]*(2-[.E45])" office:value-type="float" office:value="715">
            <text:p>71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560">
            <text:p>3560</text:p>
          </table:table-cell>
          <table:table-cell office:value-type="float" office:value="21383">
            <text:p>21383</text:p>
          </table:table-cell>
          <table:table-cell table:formula="of:=[.N$85]/[.G45]/[.H45]/[.I45]*(2-[.E45])" office:value-type="float" office:value="1916662867">
            <text:p>1916662867</text:p>
          </table:table-cell>
          <table:table-cell table:formula="of:=[.A45]*[.A45]*[.C$85]+[.B45]*[.B45]-[.N$85]" office:value-type="float" office:value="0">
            <text:p>0</text:p>
          </table:table-cell>
          <table:table-cell table:formula="of:=[.J45]*[.J45]*[.C45]+[.K45]*[.K45]*[.D45]-[.G45]*[.H45]*[.I45]*(2-[.E45])" office:value-type="float" office:value="0">
            <text:p>0</text:p>
          </table:table-cell>
          <table:table-cell table:formula="of:=ABS([.J45]*[.M45]-[.K45]*[.L45])-MIN([.A45];[.A$85])*(2-[.E45])" office:value-type="float" office:value="0">
            <text:p>0</text:p>
          </table:table-cell>
          <table:table-cell table:formula="of:=([.J45]*[.M45]+[.K45]*[.L45])-MAX([.A45];[.A$85])*(2-[.E45])" office:value-type="float" office:value="0">
            <text:p>0</text:p>
          </table:table-cell>
          <table:table-cell table:formula="of:=ABS([.J45]*[.L45]*[.C45]-[.K45]*[.M45]*[.D45])-MIN([.B45];[.B$85])*(2-[.E45])" office:value-type="float" office:value="0">
            <text:p>0</text:p>
          </table:table-cell>
          <table:table-cell table:formula="of:=[.J45]*[.L45]*[.C45]+[.K45]*[.M45]*[.D45]-MAX([.B45];[.B$85])*(2-[.E45])" office:value-type="float" office:value="0">
            <text:p>0</text:p>
          </table:table-cell>
        </table:table-row>
        <table:table-row table:style-name="ro1">
          <table:table-cell office:value-type="float" office:value="75276">
            <text:p>75276</text:p>
          </table:table-cell>
          <table:table-cell office:value-type="float" office:value="799649">
            <text:p>799649</text:p>
          </table:table-cell>
          <table:table-cell office:value-type="float" office:value="129">
            <text:p>129</text:p>
          </table:table-cell>
          <table:table-cell table:formula="of:=[.C$85]/[.C46]" office:value-type="float" office:value="1">
            <text:p>1</text:p>
          </table:table-cell>
          <table:table-cell table:formula="of:=PARITE([.G46];[.H46];[.I46])" office:value-type="float" office:value="1">
            <text:p>1</text:p>
          </table:table-cell>
          <table:table-cell table:formula="of:=[.G46]*[.H46]*[.I46]*(2-[.E46])" office:value-type="float" office:value="56353">
            <text:p>56353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33">
            <text:p>233</text:p>
          </table:table-cell>
          <table:table-cell office:value-type="float" office:value="368">
            <text:p>368</text:p>
          </table:table-cell>
          <table:table-cell office:value-type="float" office:value="2617">
            <text:p>2617</text:p>
          </table:table-cell>
          <table:table-cell table:formula="of:=[.N$85]/[.G46]/[.H46]/[.I46]*(2-[.E46])" office:value-type="float" office:value="24318385">
            <text:p>24318385</text:p>
          </table:table-cell>
          <table:table-cell table:formula="of:=[.A46]*[.A46]*[.C$85]+[.B46]*[.B46]-[.N$85]" office:value-type="float" office:value="0">
            <text:p>0</text:p>
          </table:table-cell>
          <table:table-cell table:formula="of:=[.J46]*[.J46]*[.C46]+[.K46]*[.K46]*[.D46]-[.G46]*[.H46]*[.I46]*(2-[.E46])" office:value-type="float" office:value="0">
            <text:p>0</text:p>
          </table:table-cell>
          <table:table-cell table:formula="of:=ABS([.J46]*[.M46]-[.K46]*[.L46])-MIN([.A46];[.A$85])*(2-[.E46])" office:value-type="float" office:value="0">
            <text:p>0</text:p>
          </table:table-cell>
          <table:table-cell table:formula="of:=([.J46]*[.M46]+[.K46]*[.L46])-MAX([.A46];[.A$85])*(2-[.E46])" office:value-type="float" office:value="0">
            <text:p>0</text:p>
          </table:table-cell>
          <table:table-cell table:formula="of:=ABS([.J46]*[.L46]*[.C46]-[.K46]*[.M46]*[.D46])-MIN([.B46];[.B$85])*(2-[.E46])" office:value-type="float" office:value="0">
            <text:p>0</text:p>
          </table:table-cell>
          <table:table-cell table:formula="of:=[.J46]*[.L46]*[.C46]+[.K46]*[.M46]*[.D46]-MAX([.B46];[.B$85])*(2-[.E46])" office:value-type="float" office:value="0">
            <text:p>0</text:p>
          </table:table-cell>
        </table:table-row>
        <table:table-row table:style-name="ro1">
          <table:table-cell office:value-type="float" office:value="76088">
            <text:p>76088</text:p>
          </table:table-cell>
          <table:table-cell office:value-type="float" office:value="789673">
            <text:p>789673</text:p>
          </table:table-cell>
          <table:table-cell office:value-type="float" office:value="43">
            <text:p>43</text:p>
          </table:table-cell>
          <table:table-cell table:formula="of:=[.C$85]/[.C47]" office:value-type="float" office:value="3">
            <text:p>3</text:p>
          </table:table-cell>
          <table:table-cell table:formula="of:=PARITE([.G47];[.H47];[.I47])" office:value-type="float" office:value="1">
            <text:p>1</text:p>
          </table:table-cell>
          <table:table-cell table:formula="of:=[.G47]*[.H47]*[.I47]*(2-[.E47])" office:value-type="float" office:value="148567">
            <text:p>148567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117">
            <text:p>117</text:p>
          </table:table-cell>
          <table:table-cell office:value-type="float" office:value="86">
            <text:p>86</text:p>
          </table:table-cell>
          <table:table-cell office:value-type="float" office:value="1723">
            <text:p>1723</text:p>
          </table:table-cell>
          <table:table-cell table:formula="of:=[.N$85]/[.G47]/[.H47]/[.I47]*(2-[.E47])" office:value-type="float" office:value="9224215">
            <text:p>9224215</text:p>
          </table:table-cell>
          <table:table-cell table:formula="of:=[.A47]*[.A47]*[.C$85]+[.B47]*[.B47]-[.N$85]" office:value-type="float" office:value="0">
            <text:p>0</text:p>
          </table:table-cell>
          <table:table-cell table:formula="of:=[.J47]*[.J47]*[.C47]+[.K47]*[.K47]*[.D47]-[.G47]*[.H47]*[.I47]*(2-[.E47])" office:value-type="float" office:value="0">
            <text:p>0</text:p>
          </table:table-cell>
          <table:table-cell table:formula="of:=ABS([.J47]*[.M47]-[.K47]*[.L47])-MIN([.A47];[.A$85])*(2-[.E47])" office:value-type="float" office:value="0">
            <text:p>0</text:p>
          </table:table-cell>
          <table:table-cell table:formula="of:=([.J47]*[.M47]+[.K47]*[.L47])-MAX([.A47];[.A$85])*(2-[.E47])" office:value-type="float" office:value="0">
            <text:p>0</text:p>
          </table:table-cell>
          <table:table-cell table:formula="of:=ABS([.J47]*[.L47]*[.C47]-[.K47]*[.M47]*[.D47])-MIN([.B47];[.B$85])*(2-[.E47])" office:value-type="float" office:value="0">
            <text:p>0</text:p>
          </table:table-cell>
          <table:table-cell table:formula="of:=[.J47]*[.L47]*[.C47]+[.K47]*[.M47]*[.D47]-MAX([.B47];[.B$85])*(2-[.E47])" office:value-type="float" office:value="0">
            <text:p>0</text:p>
          </table:table-cell>
        </table:table-row>
        <table:table-row table:style-name="ro1">
          <table:table-cell office:value-type="float" office:value="76504">
            <text:p>76504</text:p>
          </table:table-cell>
          <table:table-cell office:value-type="float" office:value="784471">
            <text:p>784471</text:p>
          </table:table-cell>
          <table:table-cell office:value-type="float" office:value="129">
            <text:p>129</text:p>
          </table:table-cell>
          <table:table-cell table:formula="of:=[.C$85]/[.C48]" office:value-type="float" office:value="1">
            <text:p>1</text:p>
          </table:table-cell>
          <table:table-cell table:formula="of:=PARITE([.G48];[.H48];[.I48])" office:value-type="float" office:value="1">
            <text:p>1</text:p>
          </table:table-cell>
          <table:table-cell table:formula="of:=[.G48]*[.H48]*[.I48]*(2-[.E48])" office:value-type="float" office:value="1885">
            <text:p>1885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334">
            <text:p>2334</text:p>
          </table:table-cell>
          <table:table-cell office:value-type="float" office:value="4927">
            <text:p>4927</text:p>
          </table:table-cell>
          <table:table-cell table:formula="of:=[.N$85]/[.G48]/[.H48]/[.I48]*(2-[.E48])" office:value-type="float" office:value="727010053">
            <text:p>727010053</text:p>
          </table:table-cell>
          <table:table-cell table:formula="of:=[.A48]*[.A48]*[.C$85]+[.B48]*[.B48]-[.N$85]" office:value-type="float" office:value="0">
            <text:p>0</text:p>
          </table:table-cell>
          <table:table-cell table:formula="of:=[.J48]*[.J48]*[.C48]+[.K48]*[.K48]*[.D48]-[.G48]*[.H48]*[.I48]*(2-[.E48])" office:value-type="float" office:value="0">
            <text:p>0</text:p>
          </table:table-cell>
          <table:table-cell table:formula="of:=ABS([.J48]*[.M48]-[.K48]*[.L48])-MIN([.A48];[.A$85])*(2-[.E48])" office:value-type="float" office:value="0">
            <text:p>0</text:p>
          </table:table-cell>
          <table:table-cell table:formula="of:=([.J48]*[.M48]+[.K48]*[.L48])-MAX([.A48];[.A$85])*(2-[.E48])" office:value-type="float" office:value="0">
            <text:p>0</text:p>
          </table:table-cell>
          <table:table-cell table:formula="of:=ABS([.J48]*[.L48]*[.C48]-[.K48]*[.M48]*[.D48])-MIN([.B48];[.B$85])*(2-[.E48])" office:value-type="float" office:value="0">
            <text:p>0</text:p>
          </table:table-cell>
          <table:table-cell table:formula="of:=[.J48]*[.L48]*[.C48]+[.K48]*[.M48]*[.D48]-MAX([.B48];[.B$85])*(2-[.E48])" office:value-type="float" office:value="0">
            <text:p>0</text:p>
          </table:table-cell>
        </table:table-row>
        <table:table-row table:style-name="ro1">
          <table:table-cell office:value-type="float" office:value="77023">
            <text:p>77023</text:p>
          </table:table-cell>
          <table:table-cell office:value-type="float" office:value="777892">
            <text:p>777892</text:p>
          </table:table-cell>
          <table:table-cell office:value-type="float" office:value="129">
            <text:p>129</text:p>
          </table:table-cell>
          <table:table-cell table:formula="of:=[.C$85]/[.C49]" office:value-type="float" office:value="1">
            <text:p>1</text:p>
          </table:table-cell>
          <table:table-cell table:formula="of:=PARITE([.G49];[.H49];[.I49])" office:value-type="float" office:value="0">
            <text:p>0</text:p>
          </table:table-cell>
          <table:table-cell table:formula="of:=[.G49]*[.H49]*[.I49]*(2-[.E49])" office:value-type="float" office:value="29986">
            <text:p>29986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619">
            <text:p>619</text:p>
          </table:table-cell>
          <table:table-cell office:value-type="float" office:value="11549">
            <text:p>11549</text:p>
          </table:table-cell>
          <table:table-cell table:formula="of:=[.N$85]/[.G49]/[.H49]/[.I49]*(2-[.E49])" office:value-type="float" office:value="182807170">
            <text:p>182807170</text:p>
          </table:table-cell>
          <table:table-cell table:formula="of:=[.A49]*[.A49]*[.C$85]+[.B49]*[.B49]-[.N$85]" office:value-type="float" office:value="0">
            <text:p>0</text:p>
          </table:table-cell>
          <table:table-cell table:formula="of:=[.J49]*[.J49]*[.C49]+[.K49]*[.K49]*[.D49]-[.G49]*[.H49]*[.I49]*(2-[.E49])" office:value-type="float" office:value="0">
            <text:p>0</text:p>
          </table:table-cell>
          <table:table-cell table:formula="of:=ABS([.J49]*[.M49]-[.K49]*[.L49])-MIN([.A49];[.A$85])*(2-[.E49])" office:value-type="float" office:value="0">
            <text:p>0</text:p>
          </table:table-cell>
          <table:table-cell table:formula="of:=([.J49]*[.M49]+[.K49]*[.L49])-MAX([.A49];[.A$85])*(2-[.E49])" office:value-type="float" office:value="0">
            <text:p>0</text:p>
          </table:table-cell>
          <table:table-cell table:formula="of:=ABS([.J49]*[.L49]*[.C49]-[.K49]*[.M49]*[.D49])-MIN([.B49];[.B$85])*(2-[.E49])" office:value-type="float" office:value="0">
            <text:p>0</text:p>
          </table:table-cell>
          <table:table-cell table:formula="of:=[.J49]*[.L49]*[.C49]+[.K49]*[.M49]*[.D49]-MAX([.B49];[.B$85])*(2-[.E49])" office:value-type="float" office:value="0">
            <text:p>0</text:p>
          </table:table-cell>
        </table:table-row>
        <table:table-row table:style-name="ro1">
          <table:table-cell office:value-type="float" office:value="78217">
            <text:p>78217</text:p>
          </table:table-cell>
          <table:table-cell office:value-type="float" office:value="762368">
            <text:p>762368</text:p>
          </table:table-cell>
          <table:table-cell office:value-type="float" office:value="129">
            <text:p>129</text:p>
          </table:table-cell>
          <table:table-cell table:formula="of:=[.C$85]/[.C50]" office:value-type="float" office:value="1">
            <text:p>1</text:p>
          </table:table-cell>
          <table:table-cell table:formula="of:=PARITE([.G50];[.H50];[.I50])" office:value-type="float" office:value="0">
            <text:p>0</text:p>
          </table:table-cell>
          <table:table-cell table:formula="of:=[.G50]*[.H50]*[.I50]*(2-[.E50])" office:value-type="float" office:value="14170">
            <text:p>14170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295">
            <text:p>295</text:p>
          </table:table-cell>
          <table:table-cell office:value-type="float" office:value="19381">
            <text:p>19381</text:p>
          </table:table-cell>
          <table:table-cell table:formula="of:=[.N$85]/[.G50]/[.H50]/[.I50]*(2-[.E50])" office:value-type="float" office:value="386849386">
            <text:p>386849386</text:p>
          </table:table-cell>
          <table:table-cell table:formula="of:=[.A50]*[.A50]*[.C$85]+[.B50]*[.B50]-[.N$85]" office:value-type="float" office:value="0">
            <text:p>0</text:p>
          </table:table-cell>
          <table:table-cell table:formula="of:=[.J50]*[.J50]*[.C50]+[.K50]*[.K50]*[.D50]-[.G50]*[.H50]*[.I50]*(2-[.E50])" office:value-type="float" office:value="0">
            <text:p>0</text:p>
          </table:table-cell>
          <table:table-cell table:formula="of:=ABS([.J50]*[.M50]-[.K50]*[.L50])-MIN([.A50];[.A$85])*(2-[.E50])" office:value-type="float" office:value="0">
            <text:p>0</text:p>
          </table:table-cell>
          <table:table-cell table:formula="of:=([.J50]*[.M50]+[.K50]*[.L50])-MAX([.A50];[.A$85])*(2-[.E50])" office:value-type="float" office:value="0">
            <text:p>0</text:p>
          </table:table-cell>
          <table:table-cell table:formula="of:=ABS([.J50]*[.L50]*[.C50]-[.K50]*[.M50]*[.D50])-MIN([.B50];[.B$85])*(2-[.E50])" office:value-type="float" office:value="0">
            <text:p>0</text:p>
          </table:table-cell>
          <table:table-cell table:formula="of:=[.J50]*[.L50]*[.C50]+[.K50]*[.M50]*[.D50]-MAX([.B50];[.B$85])*(2-[.E50])" office:value-type="float" office:value="0">
            <text:p>0</text:p>
          </table:table-cell>
        </table:table-row>
        <table:table-row table:style-name="ro1">
          <table:table-cell office:value-type="float" office:value="79032">
            <text:p>79032</text:p>
          </table:table-cell>
          <table:table-cell office:value-type="float" office:value="751447">
            <text:p>751447</text:p>
          </table:table-cell>
          <table:table-cell office:value-type="float" office:value="129">
            <text:p>129</text:p>
          </table:table-cell>
          <table:table-cell table:formula="of:=[.C$85]/[.C51]" office:value-type="float" office:value="1">
            <text:p>1</text:p>
          </table:table-cell>
          <table:table-cell table:formula="of:=PARITE([.G51];[.H51];[.I51])" office:value-type="float" office:value="1">
            <text:p>1</text:p>
          </table:table-cell>
          <table:table-cell table:formula="of:=[.G51]*[.H51]*[.I51]*(2-[.E51])" office:value-type="float" office:value="50149">
            <text:p>50149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3">
            <text:p>193</text:p>
          </table:table-cell>
          <table:table-cell office:value-type="float" office:value="454">
            <text:p>454</text:p>
          </table:table-cell>
          <table:table-cell office:value-type="float" office:value="859">
            <text:p>859</text:p>
          </table:table-cell>
          <table:table-cell table:formula="of:=[.N$85]/[.G51]/[.H51]/[.I51]*(2-[.E51])" office:value-type="float" office:value="27326845">
            <text:p>27326845</text:p>
          </table:table-cell>
          <table:table-cell table:formula="of:=[.A51]*[.A51]*[.C$85]+[.B51]*[.B51]-[.N$85]" office:value-type="float" office:value="0">
            <text:p>0</text:p>
          </table:table-cell>
          <table:table-cell table:formula="of:=[.J51]*[.J51]*[.C51]+[.K51]*[.K51]*[.D51]-[.G51]*[.H51]*[.I51]*(2-[.E51])" office:value-type="float" office:value="0">
            <text:p>0</text:p>
          </table:table-cell>
          <table:table-cell table:formula="of:=ABS([.J51]*[.M51]-[.K51]*[.L51])-MIN([.A51];[.A$85])*(2-[.E51])" office:value-type="float" office:value="0">
            <text:p>0</text:p>
          </table:table-cell>
          <table:table-cell table:formula="of:=([.J51]*[.M51]+[.K51]*[.L51])-MAX([.A51];[.A$85])*(2-[.E51])" office:value-type="float" office:value="0">
            <text:p>0</text:p>
          </table:table-cell>
          <table:table-cell table:formula="of:=ABS([.J51]*[.L51]*[.C51]-[.K51]*[.M51]*[.D51])-MIN([.B51];[.B$85])*(2-[.E51])" office:value-type="float" office:value="0">
            <text:p>0</text:p>
          </table:table-cell>
          <table:table-cell table:formula="of:=[.J51]*[.L51]*[.C51]+[.K51]*[.M51]*[.D51]-MAX([.B51];[.B$85])*(2-[.E51])" office:value-type="float" office:value="0">
            <text:p>0</text:p>
          </table:table-cell>
        </table:table-row>
        <table:table-row table:style-name="ro1">
          <table:table-cell office:value-type="float" office:value="82527">
            <text:p>82527</text:p>
          </table:table-cell>
          <table:table-cell office:value-type="float" office:value="701308">
            <text:p>701308</text:p>
          </table:table-cell>
          <table:table-cell office:value-type="float" office:value="43">
            <text:p>43</text:p>
          </table:table-cell>
          <table:table-cell table:formula="of:=[.C$85]/[.C52]" office:value-type="float" office:value="3">
            <text:p>3</text:p>
          </table:table-cell>
          <table:table-cell table:formula="of:=PARITE([.G52];[.H52];[.I52])" office:value-type="float" office:value="0">
            <text:p>0</text:p>
          </table:table-cell>
          <table:table-cell table:formula="of:=[.G52]*[.H52]*[.I52]*(2-[.E52])" office:value-type="float" office:value="6790">
            <text:p>6790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595">
            <text:p>595</text:p>
          </table:table-cell>
          <table:table-cell office:value-type="float" office:value="16249">
            <text:p>16249</text:p>
          </table:table-cell>
          <table:table-cell table:formula="of:=[.N$85]/[.G52]/[.H52]/[.I52]*(2-[.E52])" office:value-type="float" office:value="807313078">
            <text:p>807313078</text:p>
          </table:table-cell>
          <table:table-cell table:formula="of:=[.A52]*[.A52]*[.C$85]+[.B52]*[.B52]-[.N$85]" office:value-type="float" office:value="0">
            <text:p>0</text:p>
          </table:table-cell>
          <table:table-cell table:formula="of:=[.J52]*[.J52]*[.C52]+[.K52]*[.K52]*[.D52]-[.G52]*[.H52]*[.I52]*(2-[.E52])" office:value-type="float" office:value="0">
            <text:p>0</text:p>
          </table:table-cell>
          <table:table-cell table:formula="of:=ABS([.J52]*[.M52]-[.K52]*[.L52])-MIN([.A52];[.A$85])*(2-[.E52])" office:value-type="float" office:value="0">
            <text:p>0</text:p>
          </table:table-cell>
          <table:table-cell table:formula="of:=([.J52]*[.M52]+[.K52]*[.L52])-MAX([.A52];[.A$85])*(2-[.E52])" office:value-type="float" office:value="0">
            <text:p>0</text:p>
          </table:table-cell>
          <table:table-cell table:formula="of:=ABS([.J52]*[.L52]*[.C52]-[.K52]*[.M52]*[.D52])-MIN([.B52];[.B$85])*(2-[.E52])" office:value-type="float" office:value="0">
            <text:p>0</text:p>
          </table:table-cell>
          <table:table-cell table:formula="of:=[.J52]*[.L52]*[.C52]+[.K52]*[.M52]*[.D52]-MAX([.B52];[.B$85])*(2-[.E52])" office:value-type="float" office:value="0">
            <text:p>0</text:p>
          </table:table-cell>
        </table:table-row>
        <table:table-row table:style-name="ro1">
          <table:table-cell office:value-type="float" office:value="83224">
            <text:p>83224</text:p>
          </table:table-cell>
          <table:table-cell office:value-type="float" office:value="690601">
            <text:p>690601</text:p>
          </table:table-cell>
          <table:table-cell office:value-type="float" office:value="43">
            <text:p>43</text:p>
          </table:table-cell>
          <table:table-cell table:formula="of:=[.C$85]/[.C53]" office:value-type="float" office:value="3">
            <text:p>3</text:p>
          </table:table-cell>
          <table:table-cell table:formula="of:=PARITE([.G53];[.H53];[.I53])" office:value-type="float" office:value="1">
            <text:p>1</text:p>
          </table:table-cell>
          <table:table-cell table:formula="of:=[.G53]*[.H53]*[.I53]*(2-[.E53])" office:value-type="float" office:value="9919">
            <text:p>9919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574">
            <text:p>1574</text:p>
          </table:table-cell>
          <table:table-cell office:value-type="float" office:value="3247">
            <text:p>3247</text:p>
          </table:table-cell>
          <table:table-cell table:formula="of:=[.N$85]/[.G53]/[.H53]/[.I53]*(2-[.E53])" office:value-type="float" office:value="138160495">
            <text:p>138160495</text:p>
          </table:table-cell>
          <table:table-cell table:formula="of:=[.A53]*[.A53]*[.C$85]+[.B53]*[.B53]-[.N$85]" office:value-type="float" office:value="0">
            <text:p>0</text:p>
          </table:table-cell>
          <table:table-cell table:formula="of:=[.J53]*[.J53]*[.C53]+[.K53]*[.K53]*[.D53]-[.G53]*[.H53]*[.I53]*(2-[.E53])" office:value-type="float" office:value="0">
            <text:p>0</text:p>
          </table:table-cell>
          <table:table-cell table:formula="of:=ABS([.J53]*[.M53]-[.K53]*[.L53])-MIN([.A53];[.A$85])*(2-[.E53])" office:value-type="float" office:value="0">
            <text:p>0</text:p>
          </table:table-cell>
          <table:table-cell table:formula="of:=([.J53]*[.M53]+[.K53]*[.L53])-MAX([.A53];[.A$85])*(2-[.E53])" office:value-type="float" office:value="0">
            <text:p>0</text:p>
          </table:table-cell>
          <table:table-cell table:formula="of:=ABS([.J53]*[.L53]*[.C53]-[.K53]*[.M53]*[.D53])-MIN([.B53];[.B$85])*(2-[.E53])" office:value-type="float" office:value="0">
            <text:p>0</text:p>
          </table:table-cell>
          <table:table-cell table:formula="of:=[.J53]*[.L53]*[.C53]+[.K53]*[.M53]*[.D53]-MAX([.B53];[.B$85])*(2-[.E53])" office:value-type="float" office:value="0">
            <text:p>0</text:p>
          </table:table-cell>
        </table:table-row>
        <table:table-row table:style-name="ro1">
          <table:table-cell office:value-type="float" office:value="84727">
            <text:p>84727</text:p>
          </table:table-cell>
          <table:table-cell office:value-type="float" office:value="666608">
            <text:p>666608</text:p>
          </table:table-cell>
          <table:table-cell office:value-type="float" office:value="43">
            <text:p>43</text:p>
          </table:table-cell>
          <table:table-cell table:formula="of:=[.C$85]/[.C54]" office:value-type="float" office:value="3">
            <text:p>3</text:p>
          </table:table-cell>
          <table:table-cell table:formula="of:=PARITE([.G54];[.H54];[.I54])" office:value-type="float" office:value="0">
            <text:p>0</text:p>
          </table:table-cell>
          <table:table-cell table:formula="of:=[.G54]*[.H54]*[.I54]*(2-[.E54])" office:value-type="float" office:value="5278">
            <text:p>5278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297">
            <text:p>2297</text:p>
          </table:table-cell>
          <table:table-cell office:value-type="float" office:value="16449">
            <text:p>16449</text:p>
          </table:table-cell>
          <table:table-cell table:formula="of:=[.N$85]/[.G54]/[.H54]/[.I54]*(2-[.E54])" office:value-type="float" office:value="1038585790">
            <text:p>1038585790</text:p>
          </table:table-cell>
          <table:table-cell table:formula="of:=[.A54]*[.A54]*[.C$85]+[.B54]*[.B54]-[.N$85]" office:value-type="float" office:value="0">
            <text:p>0</text:p>
          </table:table-cell>
          <table:table-cell table:formula="of:=[.J54]*[.J54]*[.C54]+[.K54]*[.K54]*[.D54]-[.G54]*[.H54]*[.I54]*(2-[.E54])" office:value-type="float" office:value="0">
            <text:p>0</text:p>
          </table:table-cell>
          <table:table-cell table:formula="of:=ABS([.J54]*[.M54]-[.K54]*[.L54])-MIN([.A54];[.A$85])*(2-[.E54])" office:value-type="float" office:value="0">
            <text:p>0</text:p>
          </table:table-cell>
          <table:table-cell table:formula="of:=([.J54]*[.M54]+[.K54]*[.L54])-MAX([.A54];[.A$85])*(2-[.E54])" office:value-type="float" office:value="0">
            <text:p>0</text:p>
          </table:table-cell>
          <table:table-cell table:formula="of:=ABS([.J54]*[.L54]*[.C54]-[.K54]*[.M54]*[.D54])-MIN([.B54];[.B$85])*(2-[.E54])" office:value-type="float" office:value="0">
            <text:p>0</text:p>
          </table:table-cell>
          <table:table-cell table:formula="of:=[.J54]*[.L54]*[.C54]+[.K54]*[.M54]*[.D54]-MAX([.B54];[.B$85])*(2-[.E54])" office:value-type="float" office:value="0">
            <text:p>0</text:p>
          </table:table-cell>
        </table:table-row>
        <table:table-row table:style-name="ro1">
          <table:table-cell office:value-type="float" office:value="84897">
            <text:p>84897</text:p>
          </table:table-cell>
          <table:table-cell office:value-type="float" office:value="663812">
            <text:p>663812</text:p>
          </table:table-cell>
          <table:table-cell office:value-type="float" office:value="129">
            <text:p>129</text:p>
          </table:table-cell>
          <table:table-cell table:formula="of:=[.C$85]/[.C55]" office:value-type="float" office:value="1">
            <text:p>1</text:p>
          </table:table-cell>
          <table:table-cell table:formula="of:=PARITE([.G55];[.H55];[.I55])" office:value-type="float" office:value="0">
            <text:p>0</text:p>
          </table:table-cell>
          <table:table-cell table:formula="of:=[.G55]*[.H55]*[.I55]*(2-[.E55])" office:value-type="float" office:value="613234">
            <text:p>613234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365">
            <text:p>365</text:p>
          </table:table-cell>
          <table:table-cell office:value-type="float" office:value="31">
            <text:p>31</text:p>
          </table:table-cell>
          <table:table-cell office:value-type="float" office:value="2969">
            <text:p>2969</text:p>
          </table:table-cell>
          <table:table-cell table:formula="of:=[.N$85]/[.G55]/[.H55]/[.I55]*(2-[.E55])" office:value-type="float" office:value="8938930">
            <text:p>8938930</text:p>
          </table:table-cell>
          <table:table-cell table:formula="of:=[.A55]*[.A55]*[.C$85]+[.B55]*[.B55]-[.N$85]" office:value-type="float" office:value="0">
            <text:p>0</text:p>
          </table:table-cell>
          <table:table-cell table:formula="of:=[.J55]*[.J55]*[.C55]+[.K55]*[.K55]*[.D55]-[.G55]*[.H55]*[.I55]*(2-[.E55])" office:value-type="float" office:value="0">
            <text:p>0</text:p>
          </table:table-cell>
          <table:table-cell table:formula="of:=ABS([.J55]*[.M55]-[.K55]*[.L55])-MIN([.A55];[.A$85])*(2-[.E55])" office:value-type="float" office:value="0">
            <text:p>0</text:p>
          </table:table-cell>
          <table:table-cell table:formula="of:=([.J55]*[.M55]+[.K55]*[.L55])-MAX([.A55];[.A$85])*(2-[.E55])" office:value-type="float" office:value="0">
            <text:p>0</text:p>
          </table:table-cell>
          <table:table-cell table:formula="of:=ABS([.J55]*[.L55]*[.C55]-[.K55]*[.M55]*[.D55])-MIN([.B55];[.B$85])*(2-[.E55])" office:value-type="float" office:value="0">
            <text:p>0</text:p>
          </table:table-cell>
          <table:table-cell table:formula="of:=[.J55]*[.L55]*[.C55]+[.K55]*[.M55]*[.D55]-MAX([.B55];[.B$85])*(2-[.E55])" office:value-type="float" office:value="0">
            <text:p>0</text:p>
          </table:table-cell>
        </table:table-row>
        <table:table-row table:style-name="ro1">
          <table:table-cell office:value-type="float" office:value="88448">
            <text:p>88448</text:p>
          </table:table-cell>
          <table:table-cell office:value-type="float" office:value="601033">
            <text:p>601033</text:p>
          </table:table-cell>
          <table:table-cell office:value-type="float" office:value="129">
            <text:p>129</text:p>
          </table:table-cell>
          <table:table-cell table:formula="of:=[.C$85]/[.C56]" office:value-type="float" office:value="1">
            <text:p>1</text:p>
          </table:table-cell>
          <table:table-cell table:formula="of:=PARITE([.G56];[.H56];[.I56])" office:value-type="float" office:value="1">
            <text:p>1</text:p>
          </table:table-cell>
          <table:table-cell table:formula="of:=[.G56]*[.H56]*[.I56]*(2-[.E56])" office:value-type="float" office:value="6061">
            <text:p>6061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319">
            <text:p>1319</text:p>
          </table:table-cell>
          <table:table-cell office:value-type="float" office:value="1294">
            <text:p>1294</text:p>
          </table:table-cell>
          <table:table-cell table:formula="of:=[.N$85]/[.G56]/[.H56]/[.I56]*(2-[.E56])" office:value-type="float" office:value="226103605">
            <text:p>226103605</text:p>
          </table:table-cell>
          <table:table-cell table:formula="of:=[.A56]*[.A56]*[.C$85]+[.B56]*[.B56]-[.N$85]" office:value-type="float" office:value="0">
            <text:p>0</text:p>
          </table:table-cell>
          <table:table-cell table:formula="of:=[.J56]*[.J56]*[.C56]+[.K56]*[.K56]*[.D56]-[.G56]*[.H56]*[.I56]*(2-[.E56])" office:value-type="float" office:value="0">
            <text:p>0</text:p>
          </table:table-cell>
          <table:table-cell table:formula="of:=ABS([.J56]*[.M56]-[.K56]*[.L56])-MIN([.A56];[.A$85])*(2-[.E56])" office:value-type="float" office:value="0">
            <text:p>0</text:p>
          </table:table-cell>
          <table:table-cell table:formula="of:=([.J56]*[.M56]+[.K56]*[.L56])-MAX([.A56];[.A$85])*(2-[.E56])" office:value-type="float" office:value="0">
            <text:p>0</text:p>
          </table:table-cell>
          <table:table-cell table:formula="of:=ABS([.J56]*[.L56]*[.C56]-[.K56]*[.M56]*[.D56])-MIN([.B56];[.B$85])*(2-[.E56])" office:value-type="float" office:value="0">
            <text:p>0</text:p>
          </table:table-cell>
          <table:table-cell table:formula="of:=[.J56]*[.L56]*[.C56]+[.K56]*[.M56]*[.D56]-MAX([.B56];[.B$85])*(2-[.E56])" office:value-type="float" office:value="0">
            <text:p>0</text:p>
          </table:table-cell>
        </table:table-row>
        <table:table-row table:style-name="ro1">
          <table:table-cell office:value-type="float" office:value="89751">
            <text:p>89751</text:p>
          </table:table-cell>
          <table:table-cell office:value-type="float" office:value="575576">
            <text:p>575576</text:p>
          </table:table-cell>
          <table:table-cell office:value-type="float" office:value="129">
            <text:p>129</text:p>
          </table:table-cell>
          <table:table-cell table:formula="of:=[.C$85]/[.C57]" office:value-type="float" office:value="1">
            <text:p>1</text:p>
          </table:table-cell>
          <table:table-cell table:formula="of:=PARITE([.G57];[.H57];[.I57])" office:value-type="float" office:value="0">
            <text:p>0</text:p>
          </table:table-cell>
          <table:table-cell table:formula="of:=[.G57]*[.H57]*[.I57]*(2-[.E57])" office:value-type="float" office:value="45562">
            <text:p>45562</text:p>
          </table:table-cell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10939">
            <text:p>10939</text:p>
          </table:table-cell>
          <table:table-cell table:formula="of:=[.N$85]/[.G57]/[.H57]/[.I57]*(2-[.E57])" office:value-type="float" office:value="120312010">
            <text:p>120312010</text:p>
          </table:table-cell>
          <table:table-cell table:formula="of:=[.A57]*[.A57]*[.C$85]+[.B57]*[.B57]-[.N$85]" office:value-type="float" office:value="0">
            <text:p>0</text:p>
          </table:table-cell>
          <table:table-cell table:formula="of:=[.J57]*[.J57]*[.C57]+[.K57]*[.K57]*[.D57]-[.G57]*[.H57]*[.I57]*(2-[.E57])" office:value-type="float" office:value="0">
            <text:p>0</text:p>
          </table:table-cell>
          <table:table-cell table:formula="of:=ABS([.J57]*[.M57]-[.K57]*[.L57])-MIN([.A57];[.A$85])*(2-[.E57])" office:value-type="float" office:value="0">
            <text:p>0</text:p>
          </table:table-cell>
          <table:table-cell table:formula="of:=([.J57]*[.M57]+[.K57]*[.L57])-MAX([.A57];[.A$85])*(2-[.E57])" office:value-type="float" office:value="0">
            <text:p>0</text:p>
          </table:table-cell>
          <table:table-cell table:formula="of:=ABS([.J57]*[.L57]*[.C57]-[.K57]*[.M57]*[.D57])-MIN([.B57];[.B$85])*(2-[.E57])" office:value-type="float" office:value="0">
            <text:p>0</text:p>
          </table:table-cell>
          <table:table-cell table:formula="of:=[.J57]*[.L57]*[.C57]+[.K57]*[.M57]*[.D57]-MAX([.B57];[.B$85])*(2-[.E57])" office:value-type="float" office:value="0">
            <text:p>0</text:p>
          </table:table-cell>
        </table:table-row>
        <table:table-row table:style-name="ro1">
          <table:table-cell office:value-type="float" office:value="92447">
            <text:p>92447</text:p>
          </table:table-cell>
          <table:table-cell office:value-type="float" office:value="517612">
            <text:p>517612</text:p>
          </table:table-cell>
          <table:table-cell office:value-type="float" office:value="43">
            <text:p>43</text:p>
          </table:table-cell>
          <table:table-cell table:formula="of:=[.C$85]/[.C58]" office:value-type="float" office:value="3">
            <text:p>3</text:p>
          </table:table-cell>
          <table:table-cell table:formula="of:=PARITE([.G58];[.H58];[.I58])" office:value-type="float" office:value="0">
            <text:p>0</text:p>
          </table:table-cell>
          <table:table-cell table:formula="of:=[.G58]*[.H58]*[.I58]*(2-[.E58])" office:value-type="float" office:value="20710">
            <text:p>20710</text:p>
          </table:table-cell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2273">
            <text:p>2273</text:p>
          </table:table-cell>
          <table:table-cell office:value-type="float" office:value="3765">
            <text:p>3765</text:p>
          </table:table-cell>
          <table:table-cell table:formula="of:=[.N$85]/[.G58]/[.H58]/[.I58]*(2-[.E58])" office:value-type="float" office:value="264686422">
            <text:p>264686422</text:p>
          </table:table-cell>
          <table:table-cell table:formula="of:=[.A58]*[.A58]*[.C$85]+[.B58]*[.B58]-[.N$85]" office:value-type="float" office:value="0">
            <text:p>0</text:p>
          </table:table-cell>
          <table:table-cell table:formula="of:=[.J58]*[.J58]*[.C58]+[.K58]*[.K58]*[.D58]-[.G58]*[.H58]*[.I58]*(2-[.E58])" office:value-type="float" office:value="0">
            <text:p>0</text:p>
          </table:table-cell>
          <table:table-cell table:formula="of:=ABS([.J58]*[.M58]-[.K58]*[.L58])-MIN([.A58];[.A$85])*(2-[.E58])" office:value-type="float" office:value="0">
            <text:p>0</text:p>
          </table:table-cell>
          <table:table-cell table:formula="of:=([.J58]*[.M58]+[.K58]*[.L58])-MAX([.A58];[.A$85])*(2-[.E58])" office:value-type="float" office:value="0">
            <text:p>0</text:p>
          </table:table-cell>
          <table:table-cell table:formula="of:=ABS([.J58]*[.L58]*[.C58]-[.K58]*[.M58]*[.D58])-MIN([.B58];[.B$85])*(2-[.E58])" office:value-type="float" office:value="0">
            <text:p>0</text:p>
          </table:table-cell>
          <table:table-cell table:formula="of:=[.J58]*[.L58]*[.C58]+[.K58]*[.M58]*[.D58]-MAX([.B58];[.B$85])*(2-[.E58])" office:value-type="float" office:value="0">
            <text:p>0</text:p>
          </table:table-cell>
        </table:table-row>
        <table:table-row table:style-name="ro1">
          <table:table-cell office:value-type="float" office:value="92756">
            <text:p>92756</text:p>
          </table:table-cell>
          <table:table-cell office:value-type="float" office:value="510431">
            <text:p>510431</text:p>
          </table:table-cell>
          <table:table-cell office:value-type="float" office:value="129">
            <text:p>129</text:p>
          </table:table-cell>
          <table:table-cell table:formula="of:=[.C$85]/[.C59]" office:value-type="float" office:value="1">
            <text:p>1</text:p>
          </table:table-cell>
          <table:table-cell table:formula="of:=PARITE([.G59];[.H59];[.I59])" office:value-type="float" office:value="1">
            <text:p>1</text:p>
          </table:table-cell>
          <table:table-cell table:formula="of:=[.G59]*[.H59]*[.I59]*(2-[.E59])" office:value-type="float" office:value="25897">
            <text:p>25897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27">
            <text:p>27</text:p>
          </table:table-cell>
          <table:table-cell office:value-type="float" office:value="7268">
            <text:p>7268</text:p>
          </table:table-cell>
          <table:table-cell table:formula="of:=[.N$85]/[.G59]/[.H59]/[.I59]*(2-[.E59])" office:value-type="float" office:value="52917865">
            <text:p>52917865</text:p>
          </table:table-cell>
          <table:table-cell table:formula="of:=[.A59]*[.A59]*[.C$85]+[.B59]*[.B59]-[.N$85]" office:value-type="float" office:value="0">
            <text:p>0</text:p>
          </table:table-cell>
          <table:table-cell table:formula="of:=[.J59]*[.J59]*[.C59]+[.K59]*[.K59]*[.D59]-[.G59]*[.H59]*[.I59]*(2-[.E59])" office:value-type="float" office:value="0">
            <text:p>0</text:p>
          </table:table-cell>
          <table:table-cell table:formula="of:=ABS([.J59]*[.M59]-[.K59]*[.L59])-MIN([.A59];[.A$85])*(2-[.E59])" office:value-type="float" office:value="0">
            <text:p>0</text:p>
          </table:table-cell>
          <table:table-cell table:formula="of:=([.J59]*[.M59]+[.K59]*[.L59])-MAX([.A59];[.A$85])*(2-[.E59])" office:value-type="float" office:value="0">
            <text:p>0</text:p>
          </table:table-cell>
          <table:table-cell table:formula="of:=ABS([.J59]*[.L59]*[.C59]-[.K59]*[.M59]*[.D59])-MIN([.B59];[.B$85])*(2-[.E59])" office:value-type="float" office:value="0">
            <text:p>0</text:p>
          </table:table-cell>
          <table:table-cell table:formula="of:=[.J59]*[.L59]*[.C59]+[.K59]*[.M59]*[.D59]-MAX([.B59];[.B$85])*(2-[.E59])" office:value-type="float" office:value="0">
            <text:p>0</text:p>
          </table:table-cell>
        </table:table-row>
        <table:table-row table:style-name="ro1">
          <table:table-cell office:value-type="float" office:value="93564">
            <text:p>93564</text:p>
          </table:table-cell>
          <table:table-cell office:value-type="float" office:value="491039">
            <text:p>491039</text:p>
          </table:table-cell>
          <table:table-cell office:value-type="float" office:value="43">
            <text:p>43</text:p>
          </table:table-cell>
          <table:table-cell table:formula="of:=[.C$85]/[.C60]" office:value-type="float" office:value="3">
            <text:p>3</text:p>
          </table:table-cell>
          <table:table-cell table:formula="of:=PARITE([.G60];[.H60];[.I60])" office:value-type="float" office:value="1">
            <text:p>1</text:p>
          </table:table-cell>
          <table:table-cell table:formula="of:=[.G60]*[.H60]*[.I60]*(2-[.E60])" office:value-type="float" office:value="2755">
            <text:p>275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24">
            <text:p>1324</text:p>
          </table:table-cell>
          <table:table-cell office:value-type="float" office:value="11861">
            <text:p>11861</text:p>
          </table:table-cell>
          <table:table-cell table:formula="of:=[.N$85]/[.G60]/[.H60]/[.I60]*(2-[.E60])" office:value-type="float" office:value="497427931">
            <text:p>497427931</text:p>
          </table:table-cell>
          <table:table-cell table:formula="of:=[.A60]*[.A60]*[.C$85]+[.B60]*[.B60]-[.N$85]" office:value-type="float" office:value="0">
            <text:p>0</text:p>
          </table:table-cell>
          <table:table-cell table:formula="of:=[.J60]*[.J60]*[.C60]+[.K60]*[.K60]*[.D60]-[.G60]*[.H60]*[.I60]*(2-[.E60])" office:value-type="float" office:value="0">
            <text:p>0</text:p>
          </table:table-cell>
          <table:table-cell table:formula="of:=ABS([.J60]*[.M60]-[.K60]*[.L60])-MIN([.A60];[.A$85])*(2-[.E60])" office:value-type="float" office:value="0">
            <text:p>0</text:p>
          </table:table-cell>
          <table:table-cell table:formula="of:=([.J60]*[.M60]+[.K60]*[.L60])-MAX([.A60];[.A$85])*(2-[.E60])" office:value-type="float" office:value="0">
            <text:p>0</text:p>
          </table:table-cell>
          <table:table-cell table:formula="of:=ABS([.J60]*[.L60]*[.C60]-[.K60]*[.M60]*[.D60])-MIN([.B60];[.B$85])*(2-[.E60])" office:value-type="float" office:value="0">
            <text:p>0</text:p>
          </table:table-cell>
          <table:table-cell table:formula="of:=[.J60]*[.L60]*[.C60]+[.K60]*[.M60]*[.D60]-MAX([.B60];[.B$85])*(2-[.E60])" office:value-type="float" office:value="0">
            <text:p>0</text:p>
          </table:table-cell>
        </table:table-row>
        <table:table-row table:style-name="ro1">
          <table:table-cell office:value-type="float" office:value="93857">
            <text:p>93857</text:p>
          </table:table-cell>
          <table:table-cell office:value-type="float" office:value="483772">
            <text:p>483772</text:p>
          </table:table-cell>
          <table:table-cell office:value-type="float" office:value="129">
            <text:p>129</text:p>
          </table:table-cell>
          <table:table-cell table:formula="of:=[.C$85]/[.C61]" office:value-type="float" office:value="1">
            <text:p>1</text:p>
          </table:table-cell>
          <table:table-cell table:formula="of:=PARITE([.G61];[.H61];[.I61])" office:value-type="float" office:value="0">
            <text:p>0</text:p>
          </table:table-cell>
          <table:table-cell table:formula="of:=[.G61]*[.H61]*[.I61]*(2-[.E61])" office:value-type="float" office:value="194674">
            <text:p>194674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407">
            <text:p>407</text:p>
          </table:table-cell>
          <table:table-cell office:value-type="float" office:value="467">
            <text:p>467</text:p>
          </table:table-cell>
          <table:table-cell office:value-type="float" office:value="157">
            <text:p>157</text:p>
          </table:table-cell>
          <table:table-cell table:formula="of:=[.N$85]/[.G61]/[.H61]/[.I61]*(2-[.E61])" office:value-type="float" office:value="28158130">
            <text:p>28158130</text:p>
          </table:table-cell>
          <table:table-cell table:formula="of:=[.A61]*[.A61]*[.C$85]+[.B61]*[.B61]-[.N$85]" office:value-type="float" office:value="0">
            <text:p>0</text:p>
          </table:table-cell>
          <table:table-cell table:formula="of:=[.J61]*[.J61]*[.C61]+[.K61]*[.K61]*[.D61]-[.G61]*[.H61]*[.I61]*(2-[.E61])" office:value-type="float" office:value="0">
            <text:p>0</text:p>
          </table:table-cell>
          <table:table-cell table:formula="of:=ABS([.J61]*[.M61]-[.K61]*[.L61])-MIN([.A61];[.A$85])*(2-[.E61])" office:value-type="float" office:value="0">
            <text:p>0</text:p>
          </table:table-cell>
          <table:table-cell table:formula="of:=([.J61]*[.M61]+[.K61]*[.L61])-MAX([.A61];[.A$85])*(2-[.E61])" office:value-type="float" office:value="0">
            <text:p>0</text:p>
          </table:table-cell>
          <table:table-cell table:formula="of:=ABS([.J61]*[.L61]*[.C61]-[.K61]*[.M61]*[.D61])-MIN([.B61];[.B$85])*(2-[.E61])" office:value-type="float" office:value="0">
            <text:p>0</text:p>
          </table:table-cell>
          <table:table-cell table:formula="of:=[.J61]*[.L61]*[.C61]+[.K61]*[.M61]*[.D61]-MAX([.B61];[.B$85])*(2-[.E61])" office:value-type="float" office:value="0">
            <text:p>0</text:p>
          </table:table-cell>
        </table:table-row>
        <table:table-row table:style-name="ro1">
          <table:table-cell office:value-type="float" office:value="94111">
            <text:p>94111</text:p>
          </table:table-cell>
          <table:table-cell office:value-type="float" office:value="477364">
            <text:p>477364</text:p>
          </table:table-cell>
          <table:table-cell office:value-type="float" office:value="43">
            <text:p>43</text:p>
          </table:table-cell>
          <table:table-cell table:formula="of:=[.C$85]/[.C62]" office:value-type="float" office:value="3">
            <text:p>3</text:p>
          </table:table-cell>
          <table:table-cell table:formula="of:=PARITE([.G62];[.H62];[.I62])" office:value-type="float" office:value="0">
            <text:p>0</text:p>
          </table:table-cell>
          <table:table-cell table:formula="of:=[.G62]*[.H62]*[.I62]*(2-[.E62])" office:value-type="float" office:value="2470">
            <text:p>247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1">
            <text:p>191</text:p>
          </table:table-cell>
          <table:table-cell office:value-type="float" office:value="27189">
            <text:p>27189</text:p>
          </table:table-cell>
          <table:table-cell table:formula="of:=[.N$85]/[.G62]/[.H62]/[.I62]*(2-[.E62])" office:value-type="float" office:value="2219293846">
            <text:p>2219293846</text:p>
          </table:table-cell>
          <table:table-cell table:formula="of:=[.A62]*[.A62]*[.C$85]+[.B62]*[.B62]-[.N$85]" office:value-type="float" office:value="0">
            <text:p>0</text:p>
          </table:table-cell>
          <table:table-cell table:formula="of:=[.J62]*[.J62]*[.C62]+[.K62]*[.K62]*[.D62]-[.G62]*[.H62]*[.I62]*(2-[.E62])" office:value-type="float" office:value="0">
            <text:p>0</text:p>
          </table:table-cell>
          <table:table-cell table:formula="of:=ABS([.J62]*[.M62]-[.K62]*[.L62])-MIN([.A62];[.A$85])*(2-[.E62])" office:value-type="float" office:value="0">
            <text:p>0</text:p>
          </table:table-cell>
          <table:table-cell table:formula="of:=([.J62]*[.M62]+[.K62]*[.L62])-MAX([.A62];[.A$85])*(2-[.E62])" office:value-type="float" office:value="0">
            <text:p>0</text:p>
          </table:table-cell>
          <table:table-cell table:formula="of:=ABS([.J62]*[.L62]*[.C62]-[.K62]*[.M62]*[.D62])-MIN([.B62];[.B$85])*(2-[.E62])" office:value-type="float" office:value="0">
            <text:p>0</text:p>
          </table:table-cell>
          <table:table-cell table:formula="of:=[.J62]*[.L62]*[.C62]+[.K62]*[.M62]*[.D62]-MAX([.B62];[.B$85])*(2-[.E62])" office:value-type="float" office:value="0">
            <text:p>0</text:p>
          </table:table-cell>
        </table:table-row>
        <table:table-row table:style-name="ro1">
          <table:table-cell office:value-type="float" office:value="96848">
            <text:p>96848</text:p>
          </table:table-cell>
          <table:table-cell office:value-type="float" office:value="400567">
            <text:p>400567</text:p>
          </table:table-cell>
          <table:table-cell office:value-type="float" office:value="129">
            <text:p>129</text:p>
          </table:table-cell>
          <table:table-cell table:formula="of:=[.C$85]/[.C63]" office:value-type="float" office:value="1">
            <text:p>1</text:p>
          </table:table-cell>
          <table:table-cell table:formula="of:=PARITE([.G63];[.H63];[.I63])" office:value-type="float" office:value="1">
            <text:p>1</text:p>
          </table:table-cell>
          <table:table-cell table:formula="of:=[.G63]*[.H63]*[.I63]*(2-[.E63])" office:value-type="float" office:value="12901">
            <text:p>12901</text:p>
          </table:table-cell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9653">
            <text:p>9653</text:p>
          </table:table-cell>
          <table:table-cell table:formula="of:=[.N$85]/[.G63]/[.H63]/[.I63]*(2-[.E63])" office:value-type="float" office:value="106225405">
            <text:p>106225405</text:p>
          </table:table-cell>
          <table:table-cell table:formula="of:=[.A63]*[.A63]*[.C$85]+[.B63]*[.B63]-[.N$85]" office:value-type="float" office:value="0">
            <text:p>0</text:p>
          </table:table-cell>
          <table:table-cell table:formula="of:=[.J63]*[.J63]*[.C63]+[.K63]*[.K63]*[.D63]-[.G63]*[.H63]*[.I63]*(2-[.E63])" office:value-type="float" office:value="0">
            <text:p>0</text:p>
          </table:table-cell>
          <table:table-cell table:formula="of:=ABS([.J63]*[.M63]-[.K63]*[.L63])-MIN([.A63];[.A$85])*(2-[.E63])" office:value-type="float" office:value="0">
            <text:p>0</text:p>
          </table:table-cell>
          <table:table-cell table:formula="of:=([.J63]*[.M63]+[.K63]*[.L63])-MAX([.A63];[.A$85])*(2-[.E63])" office:value-type="float" office:value="0">
            <text:p>0</text:p>
          </table:table-cell>
          <table:table-cell table:formula="of:=ABS([.J63]*[.L63]*[.C63]-[.K63]*[.M63]*[.D63])-MIN([.B63];[.B$85])*(2-[.E63])" office:value-type="float" office:value="0">
            <text:p>0</text:p>
          </table:table-cell>
          <table:table-cell table:formula="of:=[.J63]*[.L63]*[.C63]+[.K63]*[.M63]*[.D63]-MAX([.B63];[.B$85])*(2-[.E63])" office:value-type="float" office:value="0">
            <text:p>0</text:p>
          </table:table-cell>
        </table:table-row>
        <table:table-row table:style-name="ro1">
          <table:table-cell office:value-type="float" office:value="98039">
            <text:p>98039</text:p>
          </table:table-cell>
          <table:table-cell office:value-type="float" office:value="361264">
            <text:p>361264</text:p>
          </table:table-cell>
          <table:table-cell office:value-type="float" office:value="43">
            <text:p>43</text:p>
          </table:table-cell>
          <table:table-cell table:formula="of:=[.C$85]/[.C64]" office:value-type="float" office:value="3">
            <text:p>3</text:p>
          </table:table-cell>
          <table:table-cell table:formula="of:=PARITE([.G64];[.H64];[.I64])" office:value-type="float" office:value="0">
            <text:p>0</text:p>
          </table:table-cell>
          <table:table-cell table:formula="of:=[.G64]*[.H64]*[.I64]*(2-[.E64])" office:value-type="float" office:value="106894">
            <text:p>106894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4133">
            <text:p>4133</text:p>
          </table:table-cell>
          <table:table-cell table:formula="of:=[.N$85]/[.G64]/[.H64]/[.I64]*(2-[.E64])" office:value-type="float" office:value="51281230">
            <text:p>51281230</text:p>
          </table:table-cell>
          <table:table-cell table:formula="of:=[.A64]*[.A64]*[.C$85]+[.B64]*[.B64]-[.N$85]" office:value-type="float" office:value="0">
            <text:p>0</text:p>
          </table:table-cell>
          <table:table-cell table:formula="of:=[.J64]*[.J64]*[.C64]+[.K64]*[.K64]*[.D64]-[.G64]*[.H64]*[.I64]*(2-[.E64])" office:value-type="float" office:value="0">
            <text:p>0</text:p>
          </table:table-cell>
          <table:table-cell table:formula="of:=ABS([.J64]*[.M64]-[.K64]*[.L64])-MIN([.A64];[.A$85])*(2-[.E64])" office:value-type="float" office:value="0">
            <text:p>0</text:p>
          </table:table-cell>
          <table:table-cell table:formula="of:=([.J64]*[.M64]+[.K64]*[.L64])-MAX([.A64];[.A$85])*(2-[.E64])" office:value-type="float" office:value="0">
            <text:p>0</text:p>
          </table:table-cell>
          <table:table-cell table:formula="of:=ABS([.J64]*[.L64]*[.C64]-[.K64]*[.M64]*[.D64])-MIN([.B64];[.B$85])*(2-[.E64])" office:value-type="float" office:value="0">
            <text:p>0</text:p>
          </table:table-cell>
          <table:table-cell table:formula="of:=[.J64]*[.L64]*[.C64]+[.K64]*[.M64]*[.D64]-MAX([.B64];[.B$85])*(2-[.E64])" office:value-type="float" office:value="0">
            <text:p>0</text:p>
          </table:table-cell>
        </table:table-row>
        <table:table-row table:style-name="ro1">
          <table:table-cell office:value-type="float" office:value="98808">
            <text:p>98808</text:p>
          </table:table-cell>
          <table:table-cell office:value-type="float" office:value="333143">
            <text:p>333143</text:p>
          </table:table-cell>
          <table:table-cell office:value-type="float" office:value="43">
            <text:p>43</text:p>
          </table:table-cell>
          <table:table-cell table:formula="of:=[.C$85]/[.C65]" office:value-type="float" office:value="3">
            <text:p>3</text:p>
          </table:table-cell>
          <table:table-cell table:formula="of:=PARITE([.G65];[.H65];[.I65])" office:value-type="float" office:value="1">
            <text:p>1</text:p>
          </table:table-cell>
          <table:table-cell table:formula="of:=[.G65]*[.H65]*[.I65]*(2-[.E65])" office:value-type="float" office:value="200887">
            <text:p>200887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45">
            <text:p>245</text:p>
          </table:table-cell>
          <table:table-cell office:value-type="float" office:value="398">
            <text:p>398</text:p>
          </table:table-cell>
          <table:table-cell office:value-type="float" office:value="59">
            <text:p>59</text:p>
          </table:table-cell>
          <table:table-cell table:formula="of:=[.N$85]/[.G65]/[.H65]/[.I65]*(2-[.E65])" office:value-type="float" office:value="6821815">
            <text:p>6821815</text:p>
          </table:table-cell>
          <table:table-cell table:formula="of:=[.A65]*[.A65]*[.C$85]+[.B65]*[.B65]-[.N$85]" office:value-type="float" office:value="0">
            <text:p>0</text:p>
          </table:table-cell>
          <table:table-cell table:formula="of:=[.J65]*[.J65]*[.C65]+[.K65]*[.K65]*[.D65]-[.G65]*[.H65]*[.I65]*(2-[.E65])" office:value-type="float" office:value="0">
            <text:p>0</text:p>
          </table:table-cell>
          <table:table-cell table:formula="of:=ABS([.J65]*[.M65]-[.K65]*[.L65])-MIN([.A65];[.A$85])*(2-[.E65])" office:value-type="float" office:value="0">
            <text:p>0</text:p>
          </table:table-cell>
          <table:table-cell table:formula="of:=([.J65]*[.M65]+[.K65]*[.L65])-MAX([.A65];[.A$85])*(2-[.E65])" office:value-type="float" office:value="0">
            <text:p>0</text:p>
          </table:table-cell>
          <table:table-cell table:formula="of:=ABS([.J65]*[.L65]*[.C65]-[.K65]*[.M65]*[.D65])-MIN([.B65];[.B$85])*(2-[.E65])" office:value-type="float" office:value="0">
            <text:p>0</text:p>
          </table:table-cell>
          <table:table-cell table:formula="of:=[.J65]*[.L65]*[.C65]+[.K65]*[.M65]*[.D65]-MAX([.B65];[.B$85])*(2-[.E65])" office:value-type="float" office:value="0">
            <text:p>0</text:p>
          </table:table-cell>
        </table:table-row>
        <table:table-row table:style-name="ro1">
          <table:table-cell office:value-type="float" office:value="98988">
            <text:p>98988</text:p>
          </table:table-cell>
          <table:table-cell office:value-type="float" office:value="326177">
            <text:p>326177</text:p>
          </table:table-cell>
          <table:table-cell office:value-type="float" office:value="43">
            <text:p>43</text:p>
          </table:table-cell>
          <table:table-cell table:formula="of:=[.C$85]/[.C66]" office:value-type="float" office:value="3">
            <text:p>3</text:p>
          </table:table-cell>
          <table:table-cell table:formula="of:=PARITE([.G66];[.H66];[.I66])" office:value-type="float" office:value="1">
            <text:p>1</text:p>
          </table:table-cell>
          <table:table-cell table:formula="of:=[.G66]*[.H66]*[.I66]*(2-[.E66])" office:value-type="float" office:value="26923">
            <text:p>26923</text:p>
          </table:table-cell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7">
            <text:p>347</text:p>
          </table:table-cell>
          <table:table-cell office:value-type="float" office:value="3904">
            <text:p>3904</text:p>
          </table:table-cell>
          <table:table-cell table:formula="of:=[.N$85]/[.G66]/[.H66]/[.I66]*(2-[.E66])" office:value-type="float" office:value="50901235">
            <text:p>50901235</text:p>
          </table:table-cell>
          <table:table-cell table:formula="of:=[.A66]*[.A66]*[.C$85]+[.B66]*[.B66]-[.N$85]" office:value-type="float" office:value="0">
            <text:p>0</text:p>
          </table:table-cell>
          <table:table-cell table:formula="of:=[.J66]*[.J66]*[.C66]+[.K66]*[.K66]*[.D66]-[.G66]*[.H66]*[.I66]*(2-[.E66])" office:value-type="float" office:value="0">
            <text:p>0</text:p>
          </table:table-cell>
          <table:table-cell table:formula="of:=ABS([.J66]*[.M66]-[.K66]*[.L66])-MIN([.A66];[.A$85])*(2-[.E66])" office:value-type="float" office:value="0">
            <text:p>0</text:p>
          </table:table-cell>
          <table:table-cell table:formula="of:=([.J66]*[.M66]+[.K66]*[.L66])-MAX([.A66];[.A$85])*(2-[.E66])" office:value-type="float" office:value="0">
            <text:p>0</text:p>
          </table:table-cell>
          <table:table-cell table:formula="of:=ABS([.J66]*[.L66]*[.C66]-[.K66]*[.M66]*[.D66])-MIN([.B66];[.B$85])*(2-[.E66])" office:value-type="float" office:value="0">
            <text:p>0</text:p>
          </table:table-cell>
          <table:table-cell table:formula="of:=[.J66]*[.L66]*[.C66]+[.K66]*[.M66]*[.D66]-MAX([.B66];[.B$85])*(2-[.E66])" office:value-type="float" office:value="0">
            <text:p>0</text:p>
          </table:table-cell>
        </table:table-row>
        <table:table-row table:style-name="ro1">
          <table:table-cell office:value-type="float" office:value="99196">
            <text:p>99196</text:p>
          </table:table-cell>
          <table:table-cell office:value-type="float" office:value="317921">
            <text:p>317921</text:p>
          </table:table-cell>
          <table:table-cell office:value-type="float" office:value="43">
            <text:p>43</text:p>
          </table:table-cell>
          <table:table-cell table:formula="of:=[.C$85]/[.C67]" office:value-type="float" office:value="3">
            <text:p>3</text:p>
          </table:table-cell>
          <table:table-cell table:formula="of:=PARITE([.G67];[.H67];[.I67])" office:value-type="float" office:value="1">
            <text:p>1</text:p>
          </table:table-cell>
          <table:table-cell table:formula="of:=[.G67]*[.H67]*[.I67]*(2-[.E67])" office:value-type="float" office:value="22795">
            <text:p>2279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73">
            <text:p>373</text:p>
          </table:table-cell>
          <table:table-cell office:value-type="float" office:value="4248">
            <text:p>4248</text:p>
          </table:table-cell>
          <table:table-cell table:formula="of:=[.N$85]/[.G67]/[.H67]/[.I67]*(2-[.E67])" office:value-type="float" office:value="60119059">
            <text:p>60119059</text:p>
          </table:table-cell>
          <table:table-cell table:formula="of:=[.A67]*[.A67]*[.C$85]+[.B67]*[.B67]-[.N$85]" office:value-type="float" office:value="0">
            <text:p>0</text:p>
          </table:table-cell>
          <table:table-cell table:formula="of:=[.J67]*[.J67]*[.C67]+[.K67]*[.K67]*[.D67]-[.G67]*[.H67]*[.I67]*(2-[.E67])" office:value-type="float" office:value="0">
            <text:p>0</text:p>
          </table:table-cell>
          <table:table-cell table:formula="of:=ABS([.J67]*[.M67]-[.K67]*[.L67])-MIN([.A67];[.A$85])*(2-[.E67])" office:value-type="float" office:value="0">
            <text:p>0</text:p>
          </table:table-cell>
          <table:table-cell table:formula="of:=([.J67]*[.M67]+[.K67]*[.L67])-MAX([.A67];[.A$85])*(2-[.E67])" office:value-type="float" office:value="0">
            <text:p>0</text:p>
          </table:table-cell>
          <table:table-cell table:formula="of:=ABS([.J67]*[.L67]*[.C67]-[.K67]*[.M67]*[.D67])-MIN([.B67];[.B$85])*(2-[.E67])" office:value-type="float" office:value="0">
            <text:p>0</text:p>
          </table:table-cell>
          <table:table-cell table:formula="of:=[.J67]*[.L67]*[.C67]+[.K67]*[.M67]*[.D67]-MAX([.B67];[.B$85])*(2-[.E67])" office:value-type="float" office:value="0">
            <text:p>0</text:p>
          </table:table-cell>
        </table:table-row>
        <table:table-row table:style-name="ro1">
          <table:table-cell office:value-type="float" office:value="99679">
            <text:p>99679</text:p>
          </table:table-cell>
          <table:table-cell office:value-type="float" office:value="297796">
            <text:p>297796</text:p>
          </table:table-cell>
          <table:table-cell office:value-type="float" office:value="43">
            <text:p>43</text:p>
          </table:table-cell>
          <table:table-cell table:formula="of:=[.C$85]/[.C68]" office:value-type="float" office:value="3">
            <text:p>3</text:p>
          </table:table-cell>
          <table:table-cell table:formula="of:=PARITE([.G68];[.H68];[.I68])" office:value-type="float" office:value="0">
            <text:p>0</text:p>
          </table:table-cell>
          <table:table-cell table:formula="of:=[.G68]*[.H68]*[.I68]*(2-[.E68])" office:value-type="float" office:value="14326">
            <text:p>14326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839">
            <text:p>2839</text:p>
          </table:table-cell>
          <table:table-cell office:value-type="float" office:value="3467">
            <text:p>3467</text:p>
          </table:table-cell>
          <table:table-cell table:formula="of:=[.N$85]/[.G68]/[.H68]/[.I68]*(2-[.E68])" office:value-type="float" office:value="382636870">
            <text:p>382636870</text:p>
          </table:table-cell>
          <table:table-cell table:formula="of:=[.A68]*[.A68]*[.C$85]+[.B68]*[.B68]-[.N$85]" office:value-type="float" office:value="0">
            <text:p>0</text:p>
          </table:table-cell>
          <table:table-cell table:formula="of:=[.J68]*[.J68]*[.C68]+[.K68]*[.K68]*[.D68]-[.G68]*[.H68]*[.I68]*(2-[.E68])" office:value-type="float" office:value="0">
            <text:p>0</text:p>
          </table:table-cell>
          <table:table-cell table:formula="of:=ABS([.J68]*[.M68]-[.K68]*[.L68])-MIN([.A68];[.A$85])*(2-[.E68])" office:value-type="float" office:value="0">
            <text:p>0</text:p>
          </table:table-cell>
          <table:table-cell table:formula="of:=([.J68]*[.M68]+[.K68]*[.L68])-MAX([.A68];[.A$85])*(2-[.E68])" office:value-type="float" office:value="0">
            <text:p>0</text:p>
          </table:table-cell>
          <table:table-cell table:formula="of:=ABS([.J68]*[.L68]*[.C68]-[.K68]*[.M68]*[.D68])-MIN([.B68];[.B$85])*(2-[.E68])" office:value-type="float" office:value="0">
            <text:p>0</text:p>
          </table:table-cell>
          <table:table-cell table:formula="of:=[.J68]*[.L68]*[.C68]+[.K68]*[.M68]*[.D68]-MAX([.B68];[.B$85])*(2-[.E68])" office:value-type="float" office:value="0">
            <text:p>0</text:p>
          </table:table-cell>
        </table:table-row>
        <table:table-row table:style-name="ro1">
          <table:table-cell office:value-type="float" office:value="100767">
            <text:p>100767</text:p>
          </table:table-cell>
          <table:table-cell office:value-type="float" office:value="246068">
            <text:p>246068</text:p>
          </table:table-cell>
          <table:table-cell office:value-type="float" office:value="43">
            <text:p>43</text:p>
          </table:table-cell>
          <table:table-cell table:formula="of:=[.C$85]/[.C69]" office:value-type="float" office:value="3">
            <text:p>3</text:p>
          </table:table-cell>
          <table:table-cell table:formula="of:=PARITE([.G69];[.H69];[.I69])" office:value-type="float" office:value="0">
            <text:p>0</text:p>
          </table:table-cell>
          <table:table-cell table:formula="of:=[.G69]*[.H69]*[.I69]*(2-[.E69])" office:value-type="float" office:value="12502">
            <text:p>12502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911">
            <text:p>911</text:p>
          </table:table-cell>
          <table:table-cell office:value-type="float" office:value="11587">
            <text:p>11587</text:p>
          </table:table-cell>
          <table:table-cell table:formula="of:=[.N$85]/[.G69]/[.H69]/[.I69]*(2-[.E69])" office:value-type="float" office:value="438462310">
            <text:p>438462310</text:p>
          </table:table-cell>
          <table:table-cell table:formula="of:=[.A69]*[.A69]*[.C$85]+[.B69]*[.B69]-[.N$85]" office:value-type="float" office:value="0">
            <text:p>0</text:p>
          </table:table-cell>
          <table:table-cell table:formula="of:=[.J69]*[.J69]*[.C69]+[.K69]*[.K69]*[.D69]-[.G69]*[.H69]*[.I69]*(2-[.E69])" office:value-type="float" office:value="0">
            <text:p>0</text:p>
          </table:table-cell>
          <table:table-cell table:formula="of:=ABS([.J69]*[.M69]-[.K69]*[.L69])-MIN([.A69];[.A$85])*(2-[.E69])" office:value-type="float" office:value="0">
            <text:p>0</text:p>
          </table:table-cell>
          <table:table-cell table:formula="of:=([.J69]*[.M69]+[.K69]*[.L69])-MAX([.A69];[.A$85])*(2-[.E69])" office:value-type="float" office:value="0">
            <text:p>0</text:p>
          </table:table-cell>
          <table:table-cell table:formula="of:=ABS([.J69]*[.L69]*[.C69]-[.K69]*[.M69]*[.D69])-MIN([.B69];[.B$85])*(2-[.E69])" office:value-type="float" office:value="0">
            <text:p>0</text:p>
          </table:table-cell>
          <table:table-cell table:formula="of:=[.J69]*[.L69]*[.C69]+[.K69]*[.M69]*[.D69]-MAX([.B69];[.B$85])*(2-[.E69])" office:value-type="float" office:value="0">
            <text:p>0</text:p>
          </table:table-cell>
        </table:table-row>
        <table:table-row table:style-name="ro1">
          <table:table-cell office:value-type="float" office:value="101204">
            <text:p>101204</text:p>
          </table:table-cell>
          <table:table-cell office:value-type="float" office:value="221729">
            <text:p>221729</text:p>
          </table:table-cell>
          <table:table-cell office:value-type="float" office:value="129">
            <text:p>129</text:p>
          </table:table-cell>
          <table:table-cell table:formula="of:=[.C$85]/[.C70]" office:value-type="float" office:value="1">
            <text:p>1</text:p>
          </table:table-cell>
          <table:table-cell table:formula="of:=PARITE([.G70];[.H70];[.I70])" office:value-type="float" office:value="1">
            <text:p>1</text:p>
          </table:table-cell>
          <table:table-cell table:formula="of:=[.G70]*[.H70]*[.I70]*(2-[.E70])" office:value-type="float" office:value="2233">
            <text:p>2233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92">
            <text:p>192</text:p>
          </table:table-cell>
          <table:table-cell office:value-type="float" office:value="24677">
            <text:p>24677</text:p>
          </table:table-cell>
          <table:table-cell table:formula="of:=[.N$85]/[.G70]/[.H70]/[.I70]*(2-[.E70])" office:value-type="float" office:value="613709785">
            <text:p>613709785</text:p>
          </table:table-cell>
          <table:table-cell table:formula="of:=[.A70]*[.A70]*[.C$85]+[.B70]*[.B70]-[.N$85]" office:value-type="float" office:value="0">
            <text:p>0</text:p>
          </table:table-cell>
          <table:table-cell table:formula="of:=[.J70]*[.J70]*[.C70]+[.K70]*[.K70]*[.D70]-[.G70]*[.H70]*[.I70]*(2-[.E70])" office:value-type="float" office:value="0">
            <text:p>0</text:p>
          </table:table-cell>
          <table:table-cell table:formula="of:=ABS([.J70]*[.M70]-[.K70]*[.L70])-MIN([.A70];[.A$85])*(2-[.E70])" office:value-type="float" office:value="0">
            <text:p>0</text:p>
          </table:table-cell>
          <table:table-cell table:formula="of:=([.J70]*[.M70]+[.K70]*[.L70])-MAX([.A70];[.A$85])*(2-[.E70])" office:value-type="float" office:value="0">
            <text:p>0</text:p>
          </table:table-cell>
          <table:table-cell table:formula="of:=ABS([.J70]*[.L70]*[.C70]-[.K70]*[.M70]*[.D70])-MIN([.B70];[.B$85])*(2-[.E70])" office:value-type="float" office:value="0">
            <text:p>0</text:p>
          </table:table-cell>
          <table:table-cell table:formula="of:=[.J70]*[.L70]*[.C70]+[.K70]*[.M70]*[.D70]-MAX([.B70];[.B$85])*(2-[.E70])" office:value-type="float" office:value="0">
            <text:p>0</text:p>
          </table:table-cell>
        </table:table-row>
        <table:table-row table:style-name="ro1">
          <table:table-cell office:value-type="float" office:value="101272">
            <text:p>101272</text:p>
          </table:table-cell>
          <table:table-cell office:value-type="float" office:value="217687">
            <text:p>217687</text:p>
          </table:table-cell>
          <table:table-cell office:value-type="float" office:value="43">
            <text:p>43</text:p>
          </table:table-cell>
          <table:table-cell table:formula="of:=[.C$85]/[.C71]" office:value-type="float" office:value="3">
            <text:p>3</text:p>
          </table:table-cell>
          <table:table-cell table:formula="of:=PARITE([.G71];[.H71];[.I71])" office:value-type="float" office:value="1">
            <text:p>1</text:p>
          </table:table-cell>
          <table:table-cell table:formula="of:=[.G71]*[.H71]*[.I71]*(2-[.E71])" office:value-type="float" office:value="5335">
            <text:p>5335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351">
            <text:p>2351</text:p>
          </table:table-cell>
          <table:table-cell office:value-type="float" office:value="2530">
            <text:p>2530</text:p>
          </table:table-cell>
          <table:table-cell table:formula="of:=[.N$85]/[.G71]/[.H71]/[.I71]*(2-[.E71])" office:value-type="float" office:value="256872343">
            <text:p>256872343</text:p>
          </table:table-cell>
          <table:table-cell table:formula="of:=[.A71]*[.A71]*[.C$85]+[.B71]*[.B71]-[.N$85]" office:value-type="float" office:value="0">
            <text:p>0</text:p>
          </table:table-cell>
          <table:table-cell table:formula="of:=[.J71]*[.J71]*[.C71]+[.K71]*[.K71]*[.D71]-[.G71]*[.H71]*[.I71]*(2-[.E71])" office:value-type="float" office:value="0">
            <text:p>0</text:p>
          </table:table-cell>
          <table:table-cell table:formula="of:=ABS([.J71]*[.M71]-[.K71]*[.L71])-MIN([.A71];[.A$85])*(2-[.E71])" office:value-type="float" office:value="0">
            <text:p>0</text:p>
          </table:table-cell>
          <table:table-cell table:formula="of:=([.J71]*[.M71]+[.K71]*[.L71])-MAX([.A71];[.A$85])*(2-[.E71])" office:value-type="float" office:value="0">
            <text:p>0</text:p>
          </table:table-cell>
          <table:table-cell table:formula="of:=ABS([.J71]*[.L71]*[.C71]-[.K71]*[.M71]*[.D71])-MIN([.B71];[.B$85])*(2-[.E71])" office:value-type="float" office:value="0">
            <text:p>0</text:p>
          </table:table-cell>
          <table:table-cell table:formula="of:=[.J71]*[.L71]*[.C71]+[.K71]*[.M71]*[.D71]-MAX([.B71];[.B$85])*(2-[.E71])" office:value-type="float" office:value="0">
            <text:p>0</text:p>
          </table:table-cell>
        </table:table-row>
        <table:table-row table:style-name="ro1">
          <table:table-cell office:value-type="float" office:value="101663">
            <text:p>101663</text:p>
          </table:table-cell>
          <table:table-cell office:value-type="float" office:value="192748">
            <text:p>192748</text:p>
          </table:table-cell>
          <table:table-cell office:value-type="float" office:value="129">
            <text:p>129</text:p>
          </table:table-cell>
          <table:table-cell table:formula="of:=[.C$85]/[.C72]" office:value-type="float" office:value="1">
            <text:p>1</text:p>
          </table:table-cell>
          <table:table-cell table:formula="of:=PARITE([.G72];[.H72];[.I72])" office:value-type="float" office:value="0">
            <text:p>0</text:p>
          </table:table-cell>
          <table:table-cell table:formula="of:=[.G72]*[.H72]*[.I72]*(2-[.E72])" office:value-type="float" office:value="16786">
            <text:p>16786</text:p>
          </table:table-cell>
          <table:table-cell office:value-type="float" office:value="109">
            <text:p>10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1583">
            <text:p>1583</text:p>
          </table:table-cell>
          <table:table-cell office:value-type="float" office:value="1817">
            <text:p>1817</text:p>
          </table:table-cell>
          <table:table-cell table:formula="of:=[.N$85]/[.G72]/[.H72]/[.I72]*(2-[.E72])" office:value-type="float" office:value="326561170">
            <text:p>326561170</text:p>
          </table:table-cell>
          <table:table-cell table:formula="of:=[.A72]*[.A72]*[.C$85]+[.B72]*[.B72]-[.N$85]" office:value-type="float" office:value="0">
            <text:p>0</text:p>
          </table:table-cell>
          <table:table-cell table:formula="of:=[.J72]*[.J72]*[.C72]+[.K72]*[.K72]*[.D72]-[.G72]*[.H72]*[.I72]*(2-[.E72])" office:value-type="float" office:value="0">
            <text:p>0</text:p>
          </table:table-cell>
          <table:table-cell table:formula="of:=ABS([.J72]*[.M72]-[.K72]*[.L72])-MIN([.A72];[.A$85])*(2-[.E72])" office:value-type="float" office:value="0">
            <text:p>0</text:p>
          </table:table-cell>
          <table:table-cell table:formula="of:=([.J72]*[.M72]+[.K72]*[.L72])-MAX([.A72];[.A$85])*(2-[.E72])" office:value-type="float" office:value="0">
            <text:p>0</text:p>
          </table:table-cell>
          <table:table-cell table:formula="of:=ABS([.J72]*[.L72]*[.C72]-[.K72]*[.M72]*[.D72])-MIN([.B72];[.B$85])*(2-[.E72])" office:value-type="float" office:value="0">
            <text:p>0</text:p>
          </table:table-cell>
          <table:table-cell table:formula="of:=[.J72]*[.L72]*[.C72]+[.K72]*[.M72]*[.D72]-MAX([.B72];[.B$85])*(2-[.E72])" office:value-type="float" office:value="0">
            <text:p>0</text:p>
          </table:table-cell>
        </table:table-row>
        <table:table-row table:style-name="ro1">
          <table:table-cell office:value-type="float" office:value="102008">
            <text:p>102008</text:p>
          </table:table-cell>
          <table:table-cell office:value-type="float" office:value="167593">
            <text:p>167593</text:p>
          </table:table-cell>
          <table:table-cell office:value-type="float" office:value="129">
            <text:p>129</text:p>
          </table:table-cell>
          <table:table-cell table:formula="of:=[.C$85]/[.C73]" office:value-type="float" office:value="1">
            <text:p>1</text:p>
          </table:table-cell>
          <table:table-cell table:formula="of:=PARITE([.G73];[.H73];[.I73])" office:value-type="float" office:value="1">
            <text:p>1</text:p>
          </table:table-cell>
          <table:table-cell table:formula="of:=[.G73]*[.H73]*[.I73]*(2-[.E73])" office:value-type="float" office:value="15805">
            <text:p>15805</text:p>
          </table:table-cell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07">
            <text:p>207</text:p>
          </table:table-cell>
          <table:table-cell office:value-type="float" office:value="9010">
            <text:p>9010</text:p>
          </table:table-cell>
          <table:table-cell table:formula="of:=[.N$85]/[.G73]/[.H73]/[.I73]*(2-[.E73])" office:value-type="float" office:value="86707621">
            <text:p>86707621</text:p>
          </table:table-cell>
          <table:table-cell table:formula="of:=[.A73]*[.A73]*[.C$85]+[.B73]*[.B73]-[.N$85]" office:value-type="float" office:value="0">
            <text:p>0</text:p>
          </table:table-cell>
          <table:table-cell table:formula="of:=[.J73]*[.J73]*[.C73]+[.K73]*[.K73]*[.D73]-[.G73]*[.H73]*[.I73]*(2-[.E73])" office:value-type="float" office:value="0">
            <text:p>0</text:p>
          </table:table-cell>
          <table:table-cell table:formula="of:=ABS([.J73]*[.M73]-[.K73]*[.L73])-MIN([.A73];[.A$85])*(2-[.E73])" office:value-type="float" office:value="0">
            <text:p>0</text:p>
          </table:table-cell>
          <table:table-cell table:formula="of:=([.J73]*[.M73]+[.K73]*[.L73])-MAX([.A73];[.A$85])*(2-[.E73])" office:value-type="float" office:value="0">
            <text:p>0</text:p>
          </table:table-cell>
          <table:table-cell table:formula="of:=ABS([.J73]*[.L73]*[.C73]-[.K73]*[.M73]*[.D73])-MIN([.B73];[.B$85])*(2-[.E73])" office:value-type="float" office:value="0">
            <text:p>0</text:p>
          </table:table-cell>
          <table:table-cell table:formula="of:=[.J73]*[.L73]*[.C73]+[.K73]*[.M73]*[.D73]-MAX([.B73];[.B$85])*(2-[.E73])" office:value-type="float" office:value="0">
            <text:p>0</text:p>
          </table:table-cell>
        </table:table-row>
        <table:table-row table:style-name="ro1">
          <table:table-cell office:value-type="float" office:value="102252">
            <text:p>102252</text:p>
          </table:table-cell>
          <table:table-cell office:value-type="float" office:value="147167">
            <text:p>147167</text:p>
          </table:table-cell>
          <table:table-cell office:value-type="float" office:value="129">
            <text:p>129</text:p>
          </table:table-cell>
          <table:table-cell table:formula="of:=[.C$85]/[.C74]" office:value-type="float" office:value="1">
            <text:p>1</text:p>
          </table:table-cell>
          <table:table-cell table:formula="of:=PARITE([.G74];[.H74];[.I74])" office:value-type="float" office:value="1">
            <text:p>1</text:p>
          </table:table-cell>
          <table:table-cell table:formula="of:=[.G74]*[.H74]*[.I74]*(2-[.E74])" office:value-type="float" office:value="6721">
            <text:p>6721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14176">
            <text:p>14176</text:p>
          </table:table-cell>
          <table:table-cell table:formula="of:=[.N$85]/[.G74]/[.H74]/[.I74]*(2-[.E74])" office:value-type="float" office:value="203900305">
            <text:p>203900305</text:p>
          </table:table-cell>
          <table:table-cell table:formula="of:=[.A74]*[.A74]*[.C$85]+[.B74]*[.B74]-[.N$85]" office:value-type="float" office:value="0">
            <text:p>0</text:p>
          </table:table-cell>
          <table:table-cell table:formula="of:=[.J74]*[.J74]*[.C74]+[.K74]*[.K74]*[.D74]-[.G74]*[.H74]*[.I74]*(2-[.E74])" office:value-type="float" office:value="0">
            <text:p>0</text:p>
          </table:table-cell>
          <table:table-cell table:formula="of:=ABS([.J74]*[.M74]-[.K74]*[.L74])-MIN([.A74];[.A$85])*(2-[.E74])" office:value-type="float" office:value="0">
            <text:p>0</text:p>
          </table:table-cell>
          <table:table-cell table:formula="of:=([.J74]*[.M74]+[.K74]*[.L74])-MAX([.A74];[.A$85])*(2-[.E74])" office:value-type="float" office:value="0">
            <text:p>0</text:p>
          </table:table-cell>
          <table:table-cell table:formula="of:=ABS([.J74]*[.L74]*[.C74]-[.K74]*[.M74]*[.D74])-MIN([.B74];[.B$85])*(2-[.E74])" office:value-type="float" office:value="0">
            <text:p>0</text:p>
          </table:table-cell>
          <table:table-cell table:formula="of:=[.J74]*[.L74]*[.C74]+[.K74]*[.M74]*[.D74]-MAX([.B74];[.B$85])*(2-[.E74])" office:value-type="float" office:value="0">
            <text:p>0</text:p>
          </table:table-cell>
        </table:table-row>
        <table:table-row table:style-name="ro1">
          <table:table-cell office:value-type="float" office:value="102281">
            <text:p>102281</text:p>
          </table:table-cell>
          <table:table-cell office:value-type="float" office:value="144544">
            <text:p>144544</text:p>
          </table:table-cell>
          <table:table-cell office:value-type="float" office:value="43">
            <text:p>43</text:p>
          </table:table-cell>
          <table:table-cell table:formula="of:=[.C$85]/[.C75]" office:value-type="float" office:value="3">
            <text:p>3</text:p>
          </table:table-cell>
          <table:table-cell table:formula="of:=PARITE([.G75];[.H75];[.I75])" office:value-type="float" office:value="0">
            <text:p>0</text:p>
          </table:table-cell>
          <table:table-cell table:formula="of:=[.G75]*[.H75]*[.I75]*(2-[.E75])" office:value-type="float" office:value="2926">
            <text:p>2926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6403">
            <text:p>6403</text:p>
          </table:table-cell>
          <table:table-cell office:value-type="float" office:value="6069">
            <text:p>6069</text:p>
          </table:table-cell>
          <table:table-cell table:formula="of:=[.N$85]/[.G75]/[.H75]/[.I75]*(2-[.E75])" office:value-type="float" office:value="1873429870">
            <text:p>1873429870</text:p>
          </table:table-cell>
          <table:table-cell table:formula="of:=[.A75]*[.A75]*[.C$85]+[.B75]*[.B75]-[.N$85]" office:value-type="float" office:value="0">
            <text:p>0</text:p>
          </table:table-cell>
          <table:table-cell table:formula="of:=[.J75]*[.J75]*[.C75]+[.K75]*[.K75]*[.D75]-[.G75]*[.H75]*[.I75]*(2-[.E75])" office:value-type="float" office:value="0">
            <text:p>0</text:p>
          </table:table-cell>
          <table:table-cell table:formula="of:=ABS([.J75]*[.M75]-[.K75]*[.L75])-MIN([.A75];[.A$85])*(2-[.E75])" office:value-type="float" office:value="0">
            <text:p>0</text:p>
          </table:table-cell>
          <table:table-cell table:formula="of:=([.J75]*[.M75]+[.K75]*[.L75])-MAX([.A75];[.A$85])*(2-[.E75])" office:value-type="float" office:value="0">
            <text:p>0</text:p>
          </table:table-cell>
          <table:table-cell table:formula="of:=ABS([.J75]*[.L75]*[.C75]-[.K75]*[.M75]*[.D75])-MIN([.B75];[.B$85])*(2-[.E75])" office:value-type="float" office:value="0">
            <text:p>0</text:p>
          </table:table-cell>
          <table:table-cell table:formula="of:=[.J75]*[.L75]*[.C75]+[.K75]*[.M75]*[.D75]-MAX([.B75];[.B$85])*(2-[.E75])" office:value-type="float" office:value="0">
            <text:p>0</text:p>
          </table:table-cell>
        </table:table-row>
        <table:table-row table:style-name="ro1">
          <table:table-cell office:value-type="float" office:value="102528">
            <text:p>102528</text:p>
          </table:table-cell>
          <table:table-cell office:value-type="float" office:value="119863">
            <text:p>119863</text:p>
          </table:table-cell>
          <table:table-cell office:value-type="float" office:value="129">
            <text:p>129</text:p>
          </table:table-cell>
          <table:table-cell table:formula="of:=[.C$85]/[.C76]" office:value-type="float" office:value="1">
            <text:p>1</text:p>
          </table:table-cell>
          <table:table-cell table:formula="of:=PARITE([.G76];[.H76];[.I76])" office:value-type="float" office:value="1">
            <text:p>1</text:p>
          </table:table-cell>
          <table:table-cell table:formula="of:=[.G76]*[.H76]*[.I76]*(2-[.E76])" office:value-type="float" office:value="9541">
            <text:p>9541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046">
            <text:p>1046</text:p>
          </table:table-cell>
          <table:table-cell office:value-type="float" office:value="1579">
            <text:p>1579</text:p>
          </table:table-cell>
          <table:table-cell table:formula="of:=[.N$85]/[.G76]/[.H76]/[.I76]*(2-[.E76])" office:value-type="float" office:value="143634205">
            <text:p>143634205</text:p>
          </table:table-cell>
          <table:table-cell table:formula="of:=[.A76]*[.A76]*[.C$85]+[.B76]*[.B76]-[.N$85]" office:value-type="float" office:value="0">
            <text:p>0</text:p>
          </table:table-cell>
          <table:table-cell table:formula="of:=[.J76]*[.J76]*[.C76]+[.K76]*[.K76]*[.D76]-[.G76]*[.H76]*[.I76]*(2-[.E76])" office:value-type="float" office:value="0">
            <text:p>0</text:p>
          </table:table-cell>
          <table:table-cell table:formula="of:=ABS([.J76]*[.M76]-[.K76]*[.L76])-MIN([.A76];[.A$85])*(2-[.E76])" office:value-type="float" office:value="0">
            <text:p>0</text:p>
          </table:table-cell>
          <table:table-cell table:formula="of:=([.J76]*[.M76]+[.K76]*[.L76])-MAX([.A76];[.A$85])*(2-[.E76])" office:value-type="float" office:value="0">
            <text:p>0</text:p>
          </table:table-cell>
          <table:table-cell table:formula="of:=ABS([.J76]*[.L76]*[.C76]-[.K76]*[.M76]*[.D76])-MIN([.B76];[.B$85])*(2-[.E76])" office:value-type="float" office:value="0">
            <text:p>0</text:p>
          </table:table-cell>
          <table:table-cell table:formula="of:=[.J76]*[.L76]*[.C76]+[.K76]*[.M76]*[.D76]-MAX([.B76];[.B$85])*(2-[.E76])" office:value-type="float" office:value="0">
            <text:p>0</text:p>
          </table:table-cell>
        </table:table-row>
        <table:table-row table:style-name="ro1">
          <table:table-cell office:value-type="float" office:value="102561">
            <text:p>102561</text:p>
          </table:table-cell>
          <table:table-cell office:value-type="float" office:value="116164">
            <text:p>116164</text:p>
          </table:table-cell>
          <table:table-cell office:value-type="float" office:value="43">
            <text:p>43</text:p>
          </table:table-cell>
          <table:table-cell table:formula="of:=[.C$85]/[.C77]" office:value-type="float" office:value="3">
            <text:p>3</text:p>
          </table:table-cell>
          <table:table-cell table:formula="of:=PARITE([.G77];[.H77];[.I77])" office:value-type="float" office:value="0">
            <text:p>0</text:p>
          </table:table-cell>
          <table:table-cell table:formula="of:=[.G77]*[.H77]*[.I77]*(2-[.E77])" office:value-type="float" office:value="118534">
            <text:p>118534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office:value-type="float" office:value="1009">
            <text:p>1009</text:p>
          </table:table-cell>
          <table:table-cell office:value-type="float" office:value="907">
            <text:p>907</text:p>
          </table:table-cell>
          <table:table-cell table:formula="of:=[.N$85]/[.G77]/[.H77]/[.I77]*(2-[.E77])" office:value-type="float" office:value="46245430">
            <text:p>46245430</text:p>
          </table:table-cell>
          <table:table-cell table:formula="of:=[.A77]*[.A77]*[.C$85]+[.B77]*[.B77]-[.N$85]" office:value-type="float" office:value="0">
            <text:p>0</text:p>
          </table:table-cell>
          <table:table-cell table:formula="of:=[.J77]*[.J77]*[.C77]+[.K77]*[.K77]*[.D77]-[.G77]*[.H77]*[.I77]*(2-[.E77])" office:value-type="float" office:value="0">
            <text:p>0</text:p>
          </table:table-cell>
          <table:table-cell table:formula="of:=ABS([.J77]*[.M77]-[.K77]*[.L77])-MIN([.A77];[.A$85])*(2-[.E77])" office:value-type="float" office:value="0">
            <text:p>0</text:p>
          </table:table-cell>
          <table:table-cell table:formula="of:=([.J77]*[.M77]+[.K77]*[.L77])-MAX([.A77];[.A$85])*(2-[.E77])" office:value-type="float" office:value="0">
            <text:p>0</text:p>
          </table:table-cell>
          <table:table-cell table:formula="of:=ABS([.J77]*[.L77]*[.C77]-[.K77]*[.M77]*[.D77])-MIN([.B77];[.B$85])*(2-[.E77])" office:value-type="float" office:value="0">
            <text:p>0</text:p>
          </table:table-cell>
          <table:table-cell table:formula="of:=[.J77]*[.L77]*[.C77]+[.K77]*[.M77]*[.D77]-MAX([.B77];[.B$85])*(2-[.E77])" office:value-type="float" office:value="0">
            <text:p>0</text:p>
          </table:table-cell>
        </table:table-row>
        <table:table-row table:style-name="ro1">
          <table:table-cell office:value-type="float" office:value="102761">
            <text:p>102761</text:p>
          </table:table-cell>
          <table:table-cell office:value-type="float" office:value="90536">
            <text:p>90536</text:p>
          </table:table-cell>
          <table:table-cell office:value-type="float" office:value="129">
            <text:p>129</text:p>
          </table:table-cell>
          <table:table-cell table:formula="of:=[.C$85]/[.C78]" office:value-type="float" office:value="1">
            <text:p>1</text:p>
          </table:table-cell>
          <table:table-cell table:formula="of:=PARITE([.G78];[.H78];[.I78])" office:value-type="float" office:value="0">
            <text:p>0</text:p>
          </table:table-cell>
          <table:table-cell table:formula="of:=[.G78]*[.H78]*[.I78]*(2-[.E78])" office:value-type="float" office:value="71722">
            <text:p>71722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111">
            <text:p>111</text:p>
          </table:table-cell>
          <table:table-cell office:value-type="float" office:value="8651">
            <text:p>8651</text:p>
          </table:table-cell>
          <table:table-cell table:formula="of:=[.N$85]/[.G78]/[.H78]/[.I78]*(2-[.E78])" office:value-type="float" office:value="76429210">
            <text:p>76429210</text:p>
          </table:table-cell>
          <table:table-cell table:formula="of:=[.A78]*[.A78]*[.C$85]+[.B78]*[.B78]-[.N$85]" office:value-type="float" office:value="0">
            <text:p>0</text:p>
          </table:table-cell>
          <table:table-cell table:formula="of:=[.J78]*[.J78]*[.C78]+[.K78]*[.K78]*[.D78]-[.G78]*[.H78]*[.I78]*(2-[.E78])" office:value-type="float" office:value="0">
            <text:p>0</text:p>
          </table:table-cell>
          <table:table-cell table:formula="of:=ABS([.J78]*[.M78]-[.K78]*[.L78])-MIN([.A78];[.A$85])*(2-[.E78])" office:value-type="float" office:value="0">
            <text:p>0</text:p>
          </table:table-cell>
          <table:table-cell table:formula="of:=([.J78]*[.M78]+[.K78]*[.L78])-MAX([.A78];[.A$85])*(2-[.E78])" office:value-type="float" office:value="0">
            <text:p>0</text:p>
          </table:table-cell>
          <table:table-cell table:formula="of:=ABS([.J78]*[.L78]*[.C78]-[.K78]*[.M78]*[.D78])-MIN([.B78];[.B$85])*(2-[.E78])" office:value-type="float" office:value="0">
            <text:p>0</text:p>
          </table:table-cell>
          <table:table-cell table:formula="of:=[.J78]*[.L78]*[.C78]+[.K78]*[.M78]*[.D78]-MAX([.B78];[.B$85])*(2-[.E78])" office:value-type="float" office:value="0">
            <text:p>0</text:p>
          </table:table-cell>
        </table:table-row>
        <table:table-row table:style-name="ro1">
          <table:table-cell office:value-type="float" office:value="102807">
            <text:p>102807</text:p>
          </table:table-cell>
          <table:table-cell office:value-type="float" office:value="83528">
            <text:p>83528</text:p>
          </table:table-cell>
          <table:table-cell office:value-type="float" office:value="43">
            <text:p>43</text:p>
          </table:table-cell>
          <table:table-cell table:formula="of:=[.C$85]/[.C79]" office:value-type="float" office:value="3">
            <text:p>3</text:p>
          </table:table-cell>
          <table:table-cell table:formula="of:=PARITE([.G79];[.H79];[.I79])" office:value-type="float" office:value="0">
            <text:p>0</text:p>
          </table:table-cell>
          <table:table-cell table:formula="of:=[.G79]*[.H79]*[.I79]*(2-[.E79])" office:value-type="float" office:value="910">
            <text:p>9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1707">
            <text:p>11707</text:p>
          </table:table-cell>
          <table:table-cell office:value-type="float" office:value="6595">
            <text:p>6595</text:p>
          </table:table-cell>
          <table:table-cell table:formula="of:=[.N$85]/[.G79]/[.H79]/[.I79]*(2-[.E79])" office:value-type="float" office:value="6023797582">
            <text:p>6023797582</text:p>
          </table:table-cell>
          <table:table-cell table:formula="of:=[.A79]*[.A79]*[.C$85]+[.B79]*[.B79]-[.N$85]" office:value-type="float" office:value="0">
            <text:p>0</text:p>
          </table:table-cell>
          <table:table-cell table:formula="of:=[.J79]*[.J79]*[.C79]+[.K79]*[.K79]*[.D79]-[.G79]*[.H79]*[.I79]*(2-[.E79])" office:value-type="float" office:value="0">
            <text:p>0</text:p>
          </table:table-cell>
          <table:table-cell table:formula="of:=ABS([.J79]*[.M79]-[.K79]*[.L79])-MIN([.A79];[.A$85])*(2-[.E79])" office:value-type="float" office:value="0">
            <text:p>0</text:p>
          </table:table-cell>
          <table:table-cell table:formula="of:=([.J79]*[.M79]+[.K79]*[.L79])-MAX([.A79];[.A$85])*(2-[.E79])" office:value-type="float" office:value="0">
            <text:p>0</text:p>
          </table:table-cell>
          <table:table-cell table:formula="of:=ABS([.J79]*[.L79]*[.C79]-[.K79]*[.M79]*[.D79])-MIN([.B79];[.B$85])*(2-[.E79])" office:value-type="float" office:value="0">
            <text:p>0</text:p>
          </table:table-cell>
          <table:table-cell table:formula="of:=[.J79]*[.L79]*[.C79]+[.K79]*[.M79]*[.D79]-MAX([.B79];[.B$85])*(2-[.E79])" office:value-type="float" office:value="0">
            <text:p>0</text:p>
          </table:table-cell>
        </table:table-row>
        <table:table-row table:style-name="ro1">
          <table:table-cell office:value-type="float" office:value="102884">
            <text:p>102884</text:p>
          </table:table-cell>
          <table:table-cell office:value-type="float" office:value="70241">
            <text:p>70241</text:p>
          </table:table-cell>
          <table:table-cell office:value-type="float" office:value="43">
            <text:p>43</text:p>
          </table:table-cell>
          <table:table-cell table:formula="of:=[.C$85]/[.C80]" office:value-type="float" office:value="3">
            <text:p>3</text:p>
          </table:table-cell>
          <table:table-cell table:formula="of:=PARITE([.G80];[.H80];[.I80])" office:value-type="float" office:value="1">
            <text:p>1</text:p>
          </table:table-cell>
          <table:table-cell table:formula="of:=[.G80]*[.H80]*[.I80]*(2-[.E80])" office:value-type="float" office:value="74011">
            <text:p>74011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39">
            <text:p>139</text:p>
          </table:table-cell>
          <table:table-cell office:value-type="float" office:value="2428">
            <text:p>2428</text:p>
          </table:table-cell>
          <table:table-cell table:formula="of:=[.N$85]/[.G80]/[.H80]/[.I80]*(2-[.E80])" office:value-type="float" office:value="18516355">
            <text:p>18516355</text:p>
          </table:table-cell>
          <table:table-cell table:formula="of:=[.A80]*[.A80]*[.C$85]+[.B80]*[.B80]-[.N$85]" office:value-type="float" office:value="0">
            <text:p>0</text:p>
          </table:table-cell>
          <table:table-cell table:formula="of:=[.J80]*[.J80]*[.C80]+[.K80]*[.K80]*[.D80]-[.G80]*[.H80]*[.I80]*(2-[.E80])" office:value-type="float" office:value="0">
            <text:p>0</text:p>
          </table:table-cell>
          <table:table-cell table:formula="of:=ABS([.J80]*[.M80]-[.K80]*[.L80])-MIN([.A80];[.A$85])*(2-[.E80])" office:value-type="float" office:value="0">
            <text:p>0</text:p>
          </table:table-cell>
          <table:table-cell table:formula="of:=([.J80]*[.M80]+[.K80]*[.L80])-MAX([.A80];[.A$85])*(2-[.E80])" office:value-type="float" office:value="0">
            <text:p>0</text:p>
          </table:table-cell>
          <table:table-cell table:formula="of:=ABS([.J80]*[.L80]*[.C80]-[.K80]*[.M80]*[.D80])-MIN([.B80];[.B$85])*(2-[.E80])" office:value-type="float" office:value="0">
            <text:p>0</text:p>
          </table:table-cell>
          <table:table-cell table:formula="of:=[.J80]*[.L80]*[.C80]+[.K80]*[.M80]*[.D80]-MAX([.B80];[.B$85])*(2-[.E80])" office:value-type="float" office:value="0">
            <text:p>0</text:p>
          </table:table-cell>
        </table:table-row>
        <table:table-row table:style-name="ro1">
          <table:table-cell office:value-type="float" office:value="102943">
            <text:p>102943</text:p>
          </table:table-cell>
          <table:table-cell office:value-type="float" office:value="58028">
            <text:p>58028</text:p>
          </table:table-cell>
          <table:table-cell office:value-type="float" office:value="129">
            <text:p>129</text:p>
          </table:table-cell>
          <table:table-cell table:formula="of:=[.C$85]/[.C81]" office:value-type="float" office:value="1">
            <text:p>1</text:p>
          </table:table-cell>
          <table:table-cell table:formula="of:=PARITE([.G81];[.H81];[.I81])" office:value-type="float" office:value="0">
            <text:p>0</text:p>
          </table:table-cell>
          <table:table-cell table:formula="of:=[.G81]*[.H81]*[.I81]*(2-[.E81])" office:value-type="float" office:value="5170">
            <text:p>5170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2805">
            <text:p>2805</text:p>
          </table:table-cell>
          <table:table-cell office:value-type="float" office:value="6731">
            <text:p>6731</text:p>
          </table:table-cell>
          <table:table-cell table:formula="of:=[.N$85]/[.G81]/[.H81]/[.I81]*(2-[.E81])" office:value-type="float" office:value="1060281586">
            <text:p>1060281586</text:p>
          </table:table-cell>
          <table:table-cell table:formula="of:=[.A81]*[.A81]*[.C$85]+[.B81]*[.B81]-[.N$85]" office:value-type="float" office:value="0">
            <text:p>0</text:p>
          </table:table-cell>
          <table:table-cell table:formula="of:=[.J81]*[.J81]*[.C81]+[.K81]*[.K81]*[.D81]-[.G81]*[.H81]*[.I81]*(2-[.E81])" office:value-type="float" office:value="0">
            <text:p>0</text:p>
          </table:table-cell>
          <table:table-cell table:formula="of:=ABS([.J81]*[.M81]-[.K81]*[.L81])-MIN([.A81];[.A$85])*(2-[.E81])" office:value-type="float" office:value="0">
            <text:p>0</text:p>
          </table:table-cell>
          <table:table-cell table:formula="of:=([.J81]*[.M81]+[.K81]*[.L81])-MAX([.A81];[.A$85])*(2-[.E81])" office:value-type="float" office:value="0">
            <text:p>0</text:p>
          </table:table-cell>
          <table:table-cell table:formula="of:=ABS([.J81]*[.L81]*[.C81]-[.K81]*[.M81]*[.D81])-MIN([.B81];[.B$85])*(2-[.E81])" office:value-type="float" office:value="0">
            <text:p>0</text:p>
          </table:table-cell>
          <table:table-cell table:formula="of:=[.J81]*[.L81]*[.C81]+[.K81]*[.M81]*[.D81]-MAX([.B81];[.B$85])*(2-[.E81])" office:value-type="float" office:value="0">
            <text:p>0</text:p>
          </table:table-cell>
        </table:table-row>
        <table:table-row table:style-name="ro1">
          <table:table-cell office:value-type="float" office:value="103007">
            <text:p>103007</text:p>
          </table:table-cell>
          <table:table-cell office:value-type="float" office:value="40828">
            <text:p>40828</text:p>
          </table:table-cell>
          <table:table-cell office:value-type="float" office:value="43">
            <text:p>43</text:p>
          </table:table-cell>
          <table:table-cell table:formula="of:=[.C$85]/[.C82]" office:value-type="float" office:value="3">
            <text:p>3</text:p>
          </table:table-cell>
          <table:table-cell table:formula="of:=PARITE([.G82];[.H82];[.I82])" office:value-type="float" office:value="0">
            <text:p>0</text:p>
          </table:table-cell>
          <table:table-cell table:formula="of:=[.G82]*[.H82]*[.I82]*(2-[.E82])" office:value-type="float" office:value="39382">
            <text:p>39382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1763">
            <text:p>1763</text:p>
          </table:table-cell>
          <table:table-cell office:value-type="float" office:value="1359">
            <text:p>1359</text:p>
          </table:table-cell>
          <table:table-cell table:formula="of:=[.N$85]/[.G82]/[.H82]/[.I82]*(2-[.E82])" office:value-type="float" office:value="139191910">
            <text:p>139191910</text:p>
          </table:table-cell>
          <table:table-cell table:formula="of:=[.A82]*[.A82]*[.C$85]+[.B82]*[.B82]-[.N$85]" office:value-type="float" office:value="0">
            <text:p>0</text:p>
          </table:table-cell>
          <table:table-cell table:formula="of:=[.J82]*[.J82]*[.C82]+[.K82]*[.K82]*[.D82]-[.G82]*[.H82]*[.I82]*(2-[.E82])" office:value-type="float" office:value="0">
            <text:p>0</text:p>
          </table:table-cell>
          <table:table-cell table:formula="of:=ABS([.J82]*[.M82]-[.K82]*[.L82])-MIN([.A82];[.A$85])*(2-[.E82])" office:value-type="float" office:value="0">
            <text:p>0</text:p>
          </table:table-cell>
          <table:table-cell table:formula="of:=([.J82]*[.M82]+[.K82]*[.L82])-MAX([.A82];[.A$85])*(2-[.E82])" office:value-type="float" office:value="0">
            <text:p>0</text:p>
          </table:table-cell>
          <table:table-cell table:formula="of:=ABS([.J82]*[.L82]*[.C82]-[.K82]*[.M82]*[.D82])-MIN([.B82];[.B$85])*(2-[.E82])" office:value-type="float" office:value="0">
            <text:p>0</text:p>
          </table:table-cell>
          <table:table-cell table:formula="of:=[.J82]*[.L82]*[.C82]+[.K82]*[.M82]*[.D82]-MAX([.B82];[.B$85])*(2-[.E82])" office:value-type="float" office:value="0">
            <text:p>0</text:p>
          </table:table-cell>
        </table:table-row>
        <table:table-row table:style-name="ro1">
          <table:table-cell office:value-type="float" office:value="103017">
            <text:p>103017</text:p>
          </table:table-cell>
          <table:table-cell office:value-type="float" office:value="37432">
            <text:p>37432</text:p>
          </table:table-cell>
          <table:table-cell office:value-type="float" office:value="129">
            <text:p>129</text:p>
          </table:table-cell>
          <table:table-cell table:formula="of:=[.C$85]/[.C83]" office:value-type="float" office:value="1">
            <text:p>1</text:p>
          </table:table-cell>
          <table:table-cell table:formula="of:=PARITE([.G83];[.H83];[.I83])" office:value-type="float" office:value="0">
            <text:p>0</text:p>
          </table:table-cell>
          <table:table-cell table:formula="of:=[.G83]*[.H83]*[.I83]*(2-[.E83])" office:value-type="float" office:value="82186">
            <text:p>82186</text:p>
          </table:table-cell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81">
            <text:p>281</text:p>
          </table:table-cell>
          <table:table-cell office:value-type="float" office:value="709">
            <text:p>709</text:p>
          </table:table-cell>
          <table:table-cell office:value-type="float" office:value="1361">
            <text:p>1361</text:p>
          </table:table-cell>
          <table:table-cell table:formula="of:=[.N$85]/[.G83]/[.H83]/[.I83]*(2-[.E83])" office:value-type="float" office:value="66698170">
            <text:p>66698170</text:p>
          </table:table-cell>
          <table:table-cell table:formula="of:=[.A83]*[.A83]*[.C$85]+[.B83]*[.B83]-[.N$85]" office:value-type="float" office:value="0">
            <text:p>0</text:p>
          </table:table-cell>
          <table:table-cell table:formula="of:=[.J83]*[.J83]*[.C83]+[.K83]*[.K83]*[.D83]-[.G83]*[.H83]*[.I83]*(2-[.E83])" office:value-type="float" office:value="0">
            <text:p>0</text:p>
          </table:table-cell>
          <table:table-cell table:formula="of:=ABS([.J83]*[.M83]-[.K83]*[.L83])-MIN([.A83];[.A$85])*(2-[.E83])" office:value-type="float" office:value="0">
            <text:p>0</text:p>
          </table:table-cell>
          <table:table-cell table:formula="of:=([.J83]*[.M83]+[.K83]*[.L83])-MAX([.A83];[.A$85])*(2-[.E83])" office:value-type="float" office:value="0">
            <text:p>0</text:p>
          </table:table-cell>
          <table:table-cell table:formula="of:=ABS([.J83]*[.L83]*[.C83]-[.K83]*[.M83]*[.D83])-MIN([.B83];[.B$85])*(2-[.E83])" office:value-type="float" office:value="0">
            <text:p>0</text:p>
          </table:table-cell>
          <table:table-cell table:formula="of:=[.J83]*[.L83]*[.C83]+[.K83]*[.M83]*[.D83]-MAX([.B83];[.B$85])*(2-[.E83])" office:value-type="float" office:value="0">
            <text:p>0</text:p>
          </table:table-cell>
        </table:table-row>
        <table:table-row table:style-name="ro1">
          <table:table-cell office:value-type="float" office:value="103063">
            <text:p>103063</text:p>
          </table:table-cell>
          <table:table-cell office:value-type="float" office:value="13352">
            <text:p>13352</text:p>
          </table:table-cell>
          <table:table-cell office:value-type="float" office:value="43">
            <text:p>43</text:p>
          </table:table-cell>
          <table:table-cell table:formula="of:=[.C$85]/[.C84]" office:value-type="float" office:value="3">
            <text:p>3</text:p>
          </table:table-cell>
          <table:table-cell table:formula="of:=PARITE([.G84];[.H84];[.I84])" office:value-type="float" office:value="0">
            <text:p>0</text:p>
          </table:table-cell>
          <table:table-cell table:formula="of:=[.G84]*[.H84]*[.I84]*(2-[.E84])" office:value-type="float" office:value="27742">
            <text:p>27742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403">
            <text:p>403</text:p>
          </table:table-cell>
          <table:table-cell office:value-type="float" office:value="7971">
            <text:p>7971</text:p>
          </table:table-cell>
          <table:table-cell table:formula="of:=[.N$85]/[.G84]/[.H84]/[.I84]*(2-[.E84])" office:value-type="float" office:value="197594110">
            <text:p>197594110</text:p>
          </table:table-cell>
          <table:table-cell table:formula="of:=[.A84]*[.A84]*[.C$85]+[.B84]*[.B84]-[.N$85]" office:value-type="float" office:value="0">
            <text:p>0</text:p>
          </table:table-cell>
          <table:table-cell table:formula="of:=[.J84]*[.J84]*[.C84]+[.K84]*[.K84]*[.D84]-[.G84]*[.H84]*[.I84]*(2-[.E84])" office:value-type="float" office:value="0">
            <text:p>0</text:p>
          </table:table-cell>
          <table:table-cell table:formula="of:=ABS([.J84]*[.M84]-[.K84]*[.L84])-MIN([.A84];[.A$85])*(2-[.E84])" office:value-type="float" office:value="0">
            <text:p>0</text:p>
          </table:table-cell>
          <table:table-cell table:formula="of:=([.J84]*[.M84]+[.K84]*[.L84])-MAX([.A84];[.A$85])*(2-[.E84])" office:value-type="float" office:value="0">
            <text:p>0</text:p>
          </table:table-cell>
          <table:table-cell table:formula="of:=ABS([.J84]*[.L84]*[.C84]-[.K84]*[.M84]*[.D84])-MIN([.B84];[.B$85])*(2-[.E84])" office:value-type="float" office:value="0">
            <text:p>0</text:p>
          </table:table-cell>
          <table:table-cell table:formula="of:=[.J84]*[.L84]*[.C84]+[.K84]*[.M84]*[.D84]-MAX([.B84];[.B$85])*(2-[.E84])" office:value-type="float" office:value="0">
            <text:p>0</text:p>
          </table:table-cell>
        </table:table-row>
        <table:table-row table:style-name="ro1">
          <table:table-cell office:value-type="float" office:value="96212">
            <text:p>96212</text:p>
          </table:table-cell>
          <table:table-cell office:value-type="float" office:value="419873">
            <text:p>419873</text:p>
          </table:table-cell>
          <table:table-cell office:value-type="float" office:value="129">
            <text:p>129</text:p>
          </table:table-cell>
          <table:table-cell table:number-columns-repeated="10"/>
          <table:table-cell office:value-type="float" office:value="1370413949905">
            <text:p>137041394990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Plus tard, le -1 disparaîtra au profit d'un de la valeur par laquelle multiplier le carré du nombre de gauche du découpage (dans ce doc les colonnes I et J) (ici le coef vaudrait 129 ou 43 selon que ce soit direct ou crisé)</text:p>
          </table:table-cell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Erreurs de calcul :</text:p>
          </table:table-cell>
          <table:table-cell table:number-columns-repeated="7"/>
          <table:table-cell office:value-type="string">
            <text:p>Autre erreur :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2313">
            <text:p>2313</text:p>
          </table:table-cell>
          <table:table-cell office:value-type="float" office:value="1170352">
            <text:p>1170352</text:p>
          </table:table-cell>
          <table:table-cell office:value-type="string">
            <text:p>(2113;1170332)</text:p>
          </table:table-cell>
          <table:table-cell table:number-columns-repeated="5"/>
          <table:table-cell office:value-type="string">
            <text:p>39382 = (5;127), ben voyons... (erreur : écrire 127 pour la racine carrée de 38307/3...)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57633">
            <text:p>57633</text:p>
          </table:table-cell>
          <table:table-cell office:value-type="float" office:value="970532">
            <text:p>970532</text:p>
          </table:table-cell>
          <table:table-cell office:value-type="string">
            <text:p>(921532 ; 971532)</text:p>
          </table:table-cell>
          <table:table-cell table:number-columns-repeated="5"/>
          <table:table-cell office:value-type="string">
            <text:p>(103007-96212)/5 = 1377,1379...</text:p>
          </table:table-cell>
          <table:table-cell table:number-columns-repeated="6"/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88448">
            <text:p>88448</text:p>
          </table:table-cell>
          <table:table-cell office:value-type="float" office:value="601033">
            <text:p>601033</text:p>
          </table:table-cell>
          <table:table-cell office:value-type="string">
            <text:p>(601583;601533)</text:p>
          </table:table-cell>
          <table:table-cell table:number-columns-repeated="12"/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02281">
            <text:p>102281</text:p>
          </table:table-cell>
          <table:table-cell office:value-type="float" office:value="144544">
            <text:p>144544</text:p>
          </table:table-cell>
          <table:table-cell office:value-type="string">
            <text:p>('144539)</text:p>
          </table:table-cell>
          <table:table-cell table:number-columns-repeated="12"/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Echanges :</text:p>
          </table:table-cell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20703,1146788 et 74852,804767, 715 et 7714</text:p>
          </table:table-cell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35768,1097897 et 84727,666608, 5278 et 1045</text:p>
          </table:table-cell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Ratés :</text:p>
          </table:table-cell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30871">
            <text:p>30871</text:p>
          </table:table-cell>
          <table:table-cell office:value-type="float" office:value="1116904">
            <text:p>1116904</text:p>
          </table:table-cell>
          <table:table-cell office:value-type="string">
            <text:p>(duplicata 74011 – erreur transmission, c'était 173242)</text:p>
          </table:table-cell>
          <table:table-cell table:number-columns-repeated="1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6088">
            <text:p>76088</text:p>
          </table:table-cell>
          <table:table-cell office:value-type="float" office:value="789673">
            <text:p>789673</text:p>
          </table:table-cell>
          <table:table-cell office:value-type="string">
            <text:p>(duplicata 194674 – erreur transmission, c'était 148567)</text:p>
          </table:table-cell>
          <table:table-cell table:number-columns-repeated="1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66912">
            <text:p>66912</text:p>
          </table:table-cell>
          <table:table-cell office:value-type="float" office:value="890423">
            <text:p>890423</text:p>
          </table:table-cell>
          <table:table-cell office:value-type="string">
            <text:p>(attribution à 30943)</text:p>
          </table:table-cell>
          <table:table-cell table:number-columns-repeated="1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Crispations :</text:p>
          </table:table-cell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(qui m'ont le plus marqué) :</text:p>
          </table:table-cell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92756">
            <text:p>92756</text:p>
          </table:table-cell>
          <table:table-cell office:value-type="float" office:value="510431">
            <text:p>510431</text:p>
          </table:table-cell>
          <table:table-cell office:value-type="string">
            <text:p>(13, 64 et 27... ben 7268 tout simplement ! Je ne voyais pas en 96212+92768 un multiple de 13)</text:p>
          </table:table-cell>
          <table:table-cell table:number-columns-repeated="1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66912">
            <text:p>66912</text:p>
          </table:table-cell>
          <table:table-cell office:value-type="float" office:value="890423">
            <text:p>890423</text:p>
          </table:table-cell>
          <table:table-cell office:value-type="string">
            <text:p>(26, 25 et... pareil, je ne voyais pas en 66912+96212 un multiple de 13)</text:p>
          </table:table-cell>
          <table:table-cell table:number-columns-repeated="13"/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16/12/2019</text:date>, <text:time>00:4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36M16S</meta:editing-duration>
    <meta:editing-cycles>104</meta:editing-cycles>
    <meta:generator>OpenOffice/4.1.6$Win32 OpenOffice.org_project/416m1$Build-9790</meta:generator>
    <dc:date>2019-12-16T00:41:06.10</dc:date>
    <meta:document-statistic meta:table-count="3" meta:cell-count="1722" meta:object-count="0"/>
    <meta:user-defined meta:name="Info 1"/>
    <meta:user-defined meta:name="Info 2"/>
    <meta:user-defined meta:name="Info 3"/>
    <meta:user-defined meta:name="Info 4"/>
  </office:meta>
</office:document-meta>
</file>

<file path=Basic/Standard/Tambouille.xml><?xml version="1.0" encoding="utf-8"?>
<!DOCTYPE module  PUBLIC '-//OpenOffice.org//DTD OfficeDocument 1.0//EN'  'module.dtd'>
<script:module xmlns:script="http://openoffice.org/2000/script" script:name="Tambouille" script:language="StarBasic">REM  *****  BASIC  *****

Sub Main

End Sub



 'Vaut 1 si p1 % pmod = pattendu, vaut 0 sinon
	function correctMod(p1,pmod,pattendu) as integer
			if (p1 MOD pmod = pattendu) then
				correctMod = 1
			else
				correctMod = 0
			end if
	end function

 'Il doit y avoir un nombre d'entiers pair congrus à 1 mod 4 
	function integrite(p1,p2,p3) as integer
		l_code = correctMod(p1,4,1)+correctMod(p2,4,1)+correctMod(p3,4,1)
		'l_code = correctMod(p1;4;1)+correctMod(p2;4;1)+correctMod(p3;4;1)
		if (l_code MOD 2 = 1) then
			integrite = 1
		else
			integrite = -1
		endif
	end function
	
	'Il doit y avoir un nombre d'entiers pair congrus à 1 mod 6
	function parite(p1,p2,p3) as integer
		l_code = correctMod(p1,6,1)+correctMod(p2,6,1)+correctMod(p3,6,1)
		parite = l_code MOD 2
	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ambouil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